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Bool" style:family="table-cell" style:parent-style-name="Default" style:data-style-name="N99"/>
  </office:automatic-styles>
  <office:body>
    <office:spreadsheet>
      <table:table table:name="Auto (select correct)" table:style-name="ta1">
        <table:table-column table:style-name="co1" table:number-columns-repeated="5" table:default-cell-style-name="ce1"/>
        <table:table-column table:style-name="co1" table:default-cell-style-name="ce2"/>
        <table:table-column table:style-name="co1" table:number-columns-repeated="5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table:style-name="ce1" office:value-type="string" calcext:value-type="string">
            <text:p>storage_area</text:p>
          </table:table-cell>
          <table:table-cell table:style-name="ce1" office:value-type="string" calcext:value-type="string">
            <text:p>internal_notes</text:p>
          </table:table-cell>
          <table:table-cell table:style-name="ce1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0282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onchi</text:p>
          </table:table-cell>
          <table:table-cell office:value-type="string" calcext:value-type="string">
            <text:p>Albi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hke5vkbq4k6qb9q7wcpjz8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onchi</text:p>
          </table:table-cell>
          <table:table-cell office:value-type="string" calcext:value-type="string">
            <text:p>Albino Rocca</text:p>
          </table:table-cell>
          <table:table-cell office:value-type="float" office:value="52.0095" calcext:value-type="float">
            <text:p>52.00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877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Matan</text:p>
          </table:table-cell>
          <table:table-cell office:value-type="string" calcext:value-type="string">
            <text:p>Pfitsch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600" calcext:value-type="float">
            <text:p>6600</text:p>
          </table:table-cell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8d7getsnyf8992dz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Matan</text:p>
          </table:table-cell>
          <table:table-cell office:value-type="string" calcext:value-type="string">
            <text:p>Pfitscher</text:p>
          </table:table-cell>
          <table:table-cell office:value-type="float" office:value="48.698223" calcext:value-type="float">
            <text:p>48.6982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8427.2018.b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400" calcext:value-type="float">
            <text:p>16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47.29917" calcext:value-type="float">
            <text:p>47.299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8427.2019.b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6200" calcext:value-type="float">
            <text:p>16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47.29917" calcext:value-type="float">
            <text:p>47.299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8427.2020.b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6000" calcext:value-type="float">
            <text:p>16000</text:p>
          </table:table-cell>
          <table:table-cell office:value-type="float" office:value="9600" calcext:value-type="float">
            <text:p>96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47.29917" calcext:value-type="float">
            <text:p>47.299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0952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</text:p>
          </table:table-cell>
          <table:table-cell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9k2rhbm6pw1kcy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</text:p>
          </table:table-cell>
          <table:table-cell office:value-type="string" calcext:value-type="string">
            <text:p>Monteverro</text:p>
          </table:table-cell>
          <table:table-cell office:value-type="float" office:value="53.12096" calcext:value-type="float">
            <text:p>53.120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03.2018.b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btxafncz1w2kq2jj3s6vdv4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tine</text:p>
          </table:table-cell>
          <table:table-cell office:value-type="float" office:value="47.411022" calcext:value-type="float">
            <text:p>47.41102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.81443.2020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Riserva Podalirius Vigna Peters Kreid</text:p>
          </table:table-cell>
          <table:table-cell office:value-type="string" calcext:value-type="string">
            <text:p>Morandel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8yxgfa0f6pmrcg2hb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Riserva Vigna Peters Kreid Podalirius</text:p>
          </table:table-cell>
          <table:table-cell office:value-type="string" calcext:value-type="string">
            <text:p>Morandell</text:p>
          </table:table-cell>
          <table:table-cell office:value-type="float" office:value="62.53" calcext:value-type="float">
            <text:p>62.5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.81443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Riserva Podalirius Vigna Peters Kreid</text:p>
          </table:table-cell>
          <table:table-cell office:value-type="string" calcext:value-type="string">
            <text:p>Morand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8yxgfa0f6pmrcg2hb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Riserva Vigna Peters Kreid Podalirius</text:p>
          </table:table-cell>
          <table:table-cell office:value-type="string" calcext:value-type="string">
            <text:p>Morandell</text:p>
          </table:table-cell>
          <table:table-cell office:value-type="float" office:value="62.53" calcext:value-type="float">
            <text:p>62.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00748.2023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Alia</text:p>
          </table:table-cell>
          <table:table-cell office:value-type="string" calcext:value-type="string">
            <text:p>Morandel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8ym30c4f8rx4c0dxs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lia Pinot Grigio</text:p>
          </table:table-cell>
          <table:table-cell office:value-type="string" calcext:value-type="string">
            <text:p>Morandell</text:p>
          </table:table-cell>
          <table:table-cell office:value-type="float" office:value="41.528145" calcext:value-type="float">
            <text:p>41.5281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00748.2024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Alia</text:p>
          </table:table-cell>
          <table:table-cell office:value-type="string" calcext:value-type="string">
            <text:p>Morand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8ym30c4f8rx4c0dxs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lia Pinot Grigio</text:p>
          </table:table-cell>
          <table:table-cell office:value-type="string" calcext:value-type="string">
            <text:p>Morandell</text:p>
          </table:table-cell>
          <table:table-cell office:value-type="float" office:value="41.528145" calcext:value-type="float">
            <text:p>41.5281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92812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hiraz Cliff Edge</text:p>
          </table:table-cell>
          <table:table-cell office:value-type="string" calcext:value-type="string">
            <text:p>Mount Langi Ghi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27y7r2hhxxqc5k1d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iff Edge Shiraz</text:p>
          </table:table-cell>
          <table:table-cell office:value-type="string" calcext:value-type="string">
            <text:p>Mount Langi Ghiran</text:p>
          </table:table-cell>
          <table:table-cell office:value-type="float" office:value="67.53033" calcext:value-type="float">
            <text:p>67.530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8498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Ripasso Superiore</text:p>
          </table:table-cell>
          <table:table-cell office:value-type="string" calcext:value-type="string">
            <text:p>Mus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700" calcext:value-type="float">
            <text:p>3700</text:p>
          </table:table-cell>
          <table:table-cell office:value-type="float" office:value="1240" calcext:value-type="float">
            <text:p>124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203x12qtse2yfek8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Ripasso Superiore</text:p>
          </table:table-cell>
          <table:table-cell office:value-type="string" calcext:value-type="string">
            <text:p>Musella</text:p>
          </table:table-cell>
          <table:table-cell office:value-type="float" office:value="44.89351" calcext:value-type="float">
            <text:p>44.8935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6395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Lafot</text:p>
          </table:table-cell>
          <table:table-cell office:value-type="string" calcext:value-type="string">
            <text:p>Nals 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y9hn9s2498zg5a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Lafot</text:p>
          </table:table-cell>
          <table:table-cell office:value-type="string" calcext:value-type="string">
            <text:p>Nals Margreid</text:p>
          </table:table-cell>
          <table:table-cell office:value-type="float" office:value="57.640938" calcext:value-type="float">
            <text:p>57.6409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768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Lyra</text:p>
          </table:table-cell>
          <table:table-cell office:value-type="string" calcext:value-type="string">
            <text:p>Nals 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94gmsevmg39n8sx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Lyra</text:p>
          </table:table-cell>
          <table:table-cell office:value-type="string" calcext:value-type="string">
            <text:p>Nals Margreid</text:p>
          </table:table-cell>
          <table:table-cell office:value-type="float" office:value="57.8034" calcext:value-type="float">
            <text:p>57.80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167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Levad</text:p>
          </table:table-cell>
          <table:table-cell office:value-type="string" calcext:value-type="string">
            <text:p>Nals 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bqsw4vswax6agr8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Levad</text:p>
          </table:table-cell>
          <table:table-cell office:value-type="string" calcext:value-type="string">
            <text:p>Nals Margreid</text:p>
          </table:table-cell>
          <table:table-cell office:value-type="float" office:value="58.426662" calcext:value-type="float">
            <text:p>58.4266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766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irmian</text:p>
          </table:table-cell>
          <table:table-cell office:value-type="string" calcext:value-type="string">
            <text:p>Nals 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tf36964px55qxy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irmian</text:p>
          </table:table-cell>
          <table:table-cell office:value-type="string" calcext:value-type="string">
            <text:p>Nals Margreid</text:p>
          </table:table-cell>
          <table:table-cell office:value-type="float" office:value="58.202824" calcext:value-type="float">
            <text:p>58.2028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765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Punggl</text:p>
          </table:table-cell>
          <table:table-cell office:value-type="string" calcext:value-type="string">
            <text:p>Nals 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0bp2fctnk2bf86e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Punggl</text:p>
          </table:table-cell>
          <table:table-cell office:value-type="string" calcext:value-type="string">
            <text:p>Nals Margreid</text:p>
          </table:table-cell>
          <table:table-cell office:value-type="float" office:value="60.092422" calcext:value-type="float">
            <text:p>60.0924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770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Mantele</text:p>
          </table:table-cell>
          <table:table-cell office:value-type="string" calcext:value-type="string">
            <text:p>Nals 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wvzvssy1bgtbbag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Mantele</text:p>
          </table:table-cell>
          <table:table-cell office:value-type="string" calcext:value-type="string">
            <text:p>Nals Margreid</text:p>
          </table:table-cell>
          <table:table-cell office:value-type="float" office:value="54.91871" calcext:value-type="float">
            <text:p>54.9187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300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chiava Galea</text:p>
          </table:table-cell>
          <table:table-cell office:value-type="string" calcext:value-type="string">
            <text:p>Nals 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vtrq9c3nm6ta68f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alea Schiava</text:p>
          </table:table-cell>
          <table:table-cell office:value-type="string" calcext:value-type="string">
            <text:p>Nals Margreid</text:p>
          </table:table-cell>
          <table:table-cell office:value-type="float" office:value="62.64019" calcext:value-type="float">
            <text:p>62.640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6216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erarmando</text:p>
          </table:table-cell>
          <table:table-cell office:value-type="string" calcext:value-type="string">
            <text:p>Paru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qj6h9w9rp9gsh81v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erarmando</text:p>
          </table:table-cell>
          <table:table-cell office:value-type="string" calcext:value-type="string">
            <text:p>Parusso</text:p>
          </table:table-cell>
          <table:table-cell office:value-type="float" office:value="50.5242" calcext:value-type="float">
            <text:p>50.52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94865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Buchholz</text:p>
          </table:table-cell>
          <table:table-cell office:value-type="string" calcext:value-type="string">
            <text:p>Peter Zem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k04w128ph9xn6a69cphqn7r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Buchholz</text:p>
          </table:table-cell>
          <table:table-cell office:value-type="string" calcext:value-type="string">
            <text:p>Peter Zemmer</text:p>
          </table:table-cell>
          <table:table-cell office:value-type="float" office:value="48.642563" calcext:value-type="float">
            <text:p>48.6425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6388.2021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Furggl</text:p>
          </table:table-cell>
          <table:table-cell office:value-type="string" calcext:value-type="string">
            <text:p>Peter Zemm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360rq694drk6zcqk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Furggl</text:p>
          </table:table-cell>
          <table:table-cell office:value-type="string" calcext:value-type="string">
            <text:p>Peter Zemmer</text:p>
          </table:table-cell>
          <table:table-cell office:value-type="float" office:value="54.49045" calcext:value-type="float">
            <text:p>54.490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6388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Furggl</text:p>
          </table:table-cell>
          <table:table-cell office:value-type="string" calcext:value-type="string">
            <text:p>Peter Zem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360rq694drk6zcqk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Furggl</text:p>
          </table:table-cell>
          <table:table-cell office:value-type="string" calcext:value-type="string">
            <text:p>Peter Zemmer</text:p>
          </table:table-cell>
          <table:table-cell office:value-type="float" office:value="54.49045" calcext:value-type="float">
            <text:p>54.490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8118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Vom Boden</text:p>
          </table:table-cell>
          <table:table-cell office:value-type="string" calcext:value-type="string">
            <text:p>Pfannensti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en0dcd1zrrjj307qe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vom Boden</text:p>
          </table:table-cell>
          <table:table-cell office:value-type="string" calcext:value-type="string">
            <text:p>Pfannenstielhof</text:p>
          </table:table-cell>
          <table:table-cell office:value-type="float" office:value="55.118748" calcext:value-type="float">
            <text:p>55.1187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8427.2017.b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6800" calcext:value-type="float">
            <text:p>16800</text:p>
          </table:table-cell>
          <table:table-cell office:value-type="float" office:value="9900" calcext:value-type="float">
            <text:p>99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47.29917" calcext:value-type="float">
            <text:p>47.299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8427.2016.b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47.29917" calcext:value-type="float">
            <text:p>47.299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8427.2015.b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47.29917" calcext:value-type="float">
            <text:p>47.299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334.199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</text:p>
          </table:table-cell>
          <table:table-cell office:value-type="string" calcext:value-type="string">
            <text:p>Marchesi di Baro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0" calcext:value-type="float">
            <text:p>1990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m6dx288s31ygcqrw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</text:p>
          </table:table-cell>
          <table:table-cell office:value-type="string" calcext:value-type="string">
            <text:p>Marchesi di Barolo</text:p>
          </table:table-cell>
          <table:table-cell office:value-type="float" office:value="44.591503" calcext:value-type="float">
            <text:p>44.5915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99353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peraia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q47w415nv7n8w3s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peraia</text:p>
          </table:table-cell>
          <table:table-cell office:value-type="string" calcext:value-type="string">
            <text:p>Kellerei Meran</text:p>
          </table:table-cell>
          <table:table-cell office:value-type="float" office:value="41.81547" calcext:value-type="float">
            <text:p>41.815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8014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Tyrol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1mzt02hbqr3h0473x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Tyrol</text:p>
          </table:table-cell>
          <table:table-cell office:value-type="string" calcext:value-type="string">
            <text:p>Kellerei Meran</text:p>
          </table:table-cell>
          <table:table-cell office:value-type="float" office:value="51.646984" calcext:value-type="float">
            <text:p>51.6469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8612.2024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oldmuskateller Amperg</text:p>
          </table:table-cell>
          <table:table-cell office:value-type="string" calcext:value-type="string">
            <text:p>Klaus 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600" calcext:value-type="float">
            <text:p>3600</text:p>
          </table:table-cell>
          <table:table-cell office:value-type="float" office:value="950" calcext:value-type="float">
            <text:p>9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4aqc4244v99524s52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oldmuskateller Amperg</text:p>
          </table:table-cell>
          <table:table-cell office:value-type="string" calcext:value-type="string">
            <text:p>Klaus Lentsch</text:p>
          </table:table-cell>
          <table:table-cell office:value-type="float" office:value="55.328125" calcext:value-type="float">
            <text:p>55.3281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745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R</text:p>
          </table:table-cell>
          <table:table-cell office:value-type="string" calcext:value-type="string">
            <text:p>Köfer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600" calcext:value-type="float">
            <text:p>4600</text:p>
          </table:table-cell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433nyfnnh58nnegep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R</text:p>
          </table:table-cell>
          <table:table-cell office:value-type="string" calcext:value-type="string">
            <text:p>Köfererhof</text:p>
          </table:table-cell>
          <table:table-cell office:value-type="float" office:value="44.61335" calcext:value-type="float">
            <text:p>44.613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787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Ca' di Pian</text:p>
          </table:table-cell>
          <table:table-cell office:value-type="string" calcext:value-type="string">
            <text:p>La Spinet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jbjpbr3gge877kxm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Ca' di Pian</text:p>
          </table:table-cell>
          <table:table-cell office:value-type="string" calcext:value-type="string">
            <text:p>La Spinetta</text:p>
          </table:table-cell>
          <table:table-cell office:value-type="float" office:value="51.33901" calcext:value-type="float">
            <text:p>51.339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63.2021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Rosso</text:p>
          </table:table-cell>
          <table:table-cell office:value-type="string" calcext:value-type="string">
            <text:p>Le Macchiol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1xhjmrqtycqm838g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Rosso</text:p>
          </table:table-cell>
          <table:table-cell office:value-type="string" calcext:value-type="string">
            <text:p>Le Macchiole</text:p>
          </table:table-cell>
          <table:table-cell office:value-type="float" office:value="44.454517" calcext:value-type="float">
            <text:p>44.4545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63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Rosso</text:p>
          </table:table-cell>
          <table:table-cell office:value-type="string" calcext:value-type="string">
            <text:p>Le Macchi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1xhjmrqtycqm838g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Rosso</text:p>
          </table:table-cell>
          <table:table-cell office:value-type="string" calcext:value-type="string">
            <text:p>Le Macchiole</text:p>
          </table:table-cell>
          <table:table-cell office:value-type="float" office:value="44.454517" calcext:value-type="float">
            <text:p>44.4545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9075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Margheria</text:p>
          </table:table-cell>
          <table:table-cell office:value-type="string" calcext:value-type="string">
            <text:p>Luigi Pi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zxg3xtv42qbzr87f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Margheria</text:p>
          </table:table-cell>
          <table:table-cell office:value-type="string" calcext:value-type="string">
            <text:p>Pira Luigi</text:p>
          </table:table-cell>
          <table:table-cell office:value-type="float" office:value="53.157192" calcext:value-type="float">
            <text:p>53.1571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90500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Conte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s95fpa5erqv0hpnzagyj3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Conte</text:p>
          </table:table-cell>
          <table:table-cell office:value-type="string" calcext:value-type="string">
            <text:p>Manincor</text:p>
          </table:table-cell>
          <table:table-cell office:value-type="float" office:value="41.358677" calcext:value-type="float">
            <text:p>41.3586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95791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 Contessa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fvrsnpar2gwvcgj4b8e1z0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 Contessa</text:p>
          </table:table-cell>
          <table:table-cell office:value-type="string" calcext:value-type="string">
            <text:p>Manincor</text:p>
          </table:table-cell>
          <table:table-cell office:value-type="float" office:value="41.56499" calcext:value-type="float">
            <text:p>41.564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334.200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</text:p>
          </table:table-cell>
          <table:table-cell office:value-type="string" calcext:value-type="string">
            <text:p>Marchesi di Baro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3" calcext:value-type="float">
            <text:p>2003</text:p>
          </table:table-cell>
          <table:table-cell office:value-type="float" office:value="25500" calcext:value-type="float">
            <text:p>25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m6dx288s31ygcqrw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</text:p>
          </table:table-cell>
          <table:table-cell office:value-type="string" calcext:value-type="string">
            <text:p>Marchesi di Barolo</text:p>
          </table:table-cell>
          <table:table-cell office:value-type="float" office:value="44.591503" calcext:value-type="float">
            <text:p>44.5915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8427.2014.b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7900" calcext:value-type="float">
            <text:p>17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47.29917" calcext:value-type="float">
            <text:p>47.299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334.200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</text:p>
          </table:table-cell>
          <table:table-cell office:value-type="string" calcext:value-type="string">
            <text:p>Marchesi di Baro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m6dx288s31ygcqrw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</text:p>
          </table:table-cell>
          <table:table-cell office:value-type="string" calcext:value-type="string">
            <text:p>Marchesi di Barolo</text:p>
          </table:table-cell>
          <table:table-cell office:value-type="float" office:value="44.591503" calcext:value-type="float">
            <text:p>44.59150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480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 Superiore Marùn</text:p>
          </table:table-cell>
          <table:table-cell office:value-type="string" calcext:value-type="string">
            <text:p>Matteo Corregg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6b9z3mahtr96nrmx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ùn Barbera d'Alba Superiore</text:p>
          </table:table-cell>
          <table:table-cell office:value-type="string" calcext:value-type="string">
            <text:p>Matteo Correggia</text:p>
          </table:table-cell>
          <table:table-cell office:value-type="float" office:value="64.56402" calcext:value-type="float">
            <text:p>64.564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7420.2017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ero Arneis La Val dei Preti</text:p>
          </table:table-cell>
          <table:table-cell office:value-type="string" calcext:value-type="string">
            <text:p>Matteo Corregg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rj9gp256gzv7v1g4r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 Val dei Preti Roero Arneis</text:p>
          </table:table-cell>
          <table:table-cell office:value-type="string" calcext:value-type="string">
            <text:p>Matteo Correggia</text:p>
          </table:table-cell>
          <table:table-cell office:value-type="float" office:value="70.239494" calcext:value-type="float">
            <text:p>70.2394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37.200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epi</text:p>
          </table:table-cell>
          <table:table-cell office:value-type="string" calcext:value-type="string">
            <text:p>Mazzei - Castello di Fonterut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0gt7tvxpa3nxn6e3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epi</text:p>
          </table:table-cell>
          <table:table-cell office:value-type="string" calcext:value-type="string">
            <text:p>Mazzei - Castello di Fonterutoli</text:p>
          </table:table-cell>
          <table:table-cell office:value-type="float" office:value="63.147495" calcext:value-type="float">
            <text:p>63.1474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37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epi</text:p>
          </table:table-cell>
          <table:table-cell office:value-type="string" calcext:value-type="string">
            <text:p>Mazzei - Castello di Fonterut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0gt7tvxpa3nxn6e3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epi</text:p>
          </table:table-cell>
          <table:table-cell office:value-type="string" calcext:value-type="string">
            <text:p>Mazzei - Castello di Fonterutoli</text:p>
          </table:table-cell>
          <table:table-cell office:value-type="float" office:value="63.147495" calcext:value-type="float">
            <text:p>63.1474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37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epi</text:p>
          </table:table-cell>
          <table:table-cell office:value-type="string" calcext:value-type="string">
            <text:p>Mazzei - Castello di Fonterut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0gt7tvxpa3nxn6e3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epi</text:p>
          </table:table-cell>
          <table:table-cell office:value-type="string" calcext:value-type="string">
            <text:p>Mazzei - Castello di Fonterutoli</text:p>
          </table:table-cell>
          <table:table-cell office:value-type="float" office:value="63.147495" calcext:value-type="float">
            <text:p>63.1474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2736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Messn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300" calcext:value-type="float">
            <text:p>4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39mmetsckbmwwhqzx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Messnerhof</text:p>
          </table:table-cell>
          <table:table-cell office:value-type="float" office:value="43.31664" calcext:value-type="float">
            <text:p>43.316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0951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900" calcext:value-type="float">
            <text:p>11900</text:p>
          </table:table-cell>
          <table:table-cell office:value-type="float" office:value="6200" calcext:value-type="float">
            <text:p>62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g9hzyrx660tfc37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Monteverro</text:p>
          </table:table-cell>
          <table:table-cell office:value-type="float" office:value="34.628937" calcext:value-type="float">
            <text:p>34.6289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8427.2012.b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47.29917" calcext:value-type="float">
            <text:p>47.299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8427.2013.b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8300" calcext:value-type="float">
            <text:p>18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47.29917" calcext:value-type="float">
            <text:p>47.299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7888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Classico</text:p>
          </table:table-cell>
          <table:table-cell office:value-type="string" calcext:value-type="string">
            <text:p>Pfannensti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07qrknrg486gmvw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Classico</text:p>
          </table:table-cell>
          <table:table-cell office:value-type="string" calcext:value-type="string">
            <text:p>Pfannenstielhof</text:p>
          </table:table-cell>
          <table:table-cell office:value-type="float" office:value="50.24722" calcext:value-type="float">
            <text:p>50.247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5059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Mathias</text:p>
          </table:table-cell>
          <table:table-cell office:value-type="string" calcext:value-type="string">
            <text:p>Pfitsch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8j7pwnwnxq0za0tx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Mathias</text:p>
          </table:table-cell>
          <table:table-cell office:value-type="string" calcext:value-type="string">
            <text:p>Pfitscher</text:p>
          </table:table-cell>
          <table:table-cell office:value-type="float" office:value="45.68891" calcext:value-type="float">
            <text:p>45.6889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167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ntage Tunina</text:p>
          </table:table-cell>
          <table:table-cell office:value-type="string" calcext:value-type="string">
            <text:p>Jer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37vfbvx938w74edx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ntage Tunina</text:p>
          </table:table-cell>
          <table:table-cell office:value-type="string" calcext:value-type="string">
            <text:p>Jermann</text:p>
          </table:table-cell>
          <table:table-cell office:value-type="float" office:value="37.30414" calcext:value-type="float">
            <text:p>37.304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3099.2015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Pian dell'O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3zmbzwcr1t6ypnbdt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Pian dell'Orino</text:p>
          </table:table-cell>
          <table:table-cell office:value-type="float" office:value="54.45671" calcext:value-type="float">
            <text:p>54.4567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00721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Am Kies</text:p>
          </table:table-cell>
          <table:table-cell office:value-type="string" calcext:value-type="string">
            <text:p>Stef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1350" calcext:value-type="float">
            <text:p>13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wdm4b57fq5ktdcdw1zcfvw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Am Kies</text:p>
          </table:table-cell>
          <table:table-cell office:value-type="string" calcext:value-type="string">
            <text:p>Steflhof</text:p>
          </table:table-cell>
          <table:table-cell office:value-type="float" office:value="49.92652" calcext:value-type="float">
            <text:p>49.926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666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iserno</text:p>
          </table:table-cell>
          <table:table-cell office:value-type="string" calcext:value-type="string">
            <text:p>Tenuta di Bis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846f0w722wxdzvfs9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iserno</text:p>
          </table:table-cell>
          <table:table-cell office:value-type="string" calcext:value-type="string">
            <text:p>Tenuta di Biserno</text:p>
          </table:table-cell>
          <table:table-cell office:value-type="float" office:value="47.01182" calcext:value-type="float">
            <text:p>47.011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666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iserno</text:p>
          </table:table-cell>
          <table:table-cell office:value-type="string" calcext:value-type="string">
            <text:p>Tenuta di Bis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846f0w722wxdzvfs9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iserno</text:p>
          </table:table-cell>
          <table:table-cell office:value-type="string" calcext:value-type="string">
            <text:p>Tenuta di Biserno</text:p>
          </table:table-cell>
          <table:table-cell office:value-type="float" office:value="47.01182" calcext:value-type="float">
            <text:p>47.011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667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Pino di Biserno</text:p>
          </table:table-cell>
          <table:table-cell office:value-type="string" calcext:value-type="string">
            <text:p>Tenuta di Bis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gp9e2x9h8da6w6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Pino di Biserno</text:p>
          </table:table-cell>
          <table:table-cell office:value-type="string" calcext:value-type="string">
            <text:p>Tenuta di Biserno</text:p>
          </table:table-cell>
          <table:table-cell office:value-type="float" office:value="53.663864" calcext:value-type="float">
            <text:p>53.66386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2702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Riserva La Forra</text:p>
          </table:table-cell>
          <table:table-cell office:value-type="string" calcext:value-type="string">
            <text:p>Tenuta di Nozz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q2pfswhqqm8hetek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Riserva La Forra</text:p>
          </table:table-cell>
          <table:table-cell office:value-type="string" calcext:value-type="string">
            <text:p>Tenuta di Nozzole</text:p>
          </table:table-cell>
          <table:table-cell office:value-type="float" office:value="55.411484" calcext:value-type="float">
            <text:p>55.4114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65.199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2" calcext:value-type="float">
            <text:p>1992</text:p>
          </table:table-cell>
          <table:table-cell office:value-type="float" office:value="55000" calcext:value-type="float">
            <text:p>5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024353" calcext:value-type="float">
            <text:p>49.0243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65.199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3" calcext:value-type="float">
            <text:p>1993</text:p>
          </table:table-cell>
          <table:table-cell office:value-type="float" office:value="53500" calcext:value-type="float">
            <text:p>5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024353" calcext:value-type="float">
            <text:p>49.0243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422.199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reo Il Borgo</text:p>
          </table:table-cell>
          <table:table-cell office:value-type="string" calcext:value-type="string">
            <text:p>Tenute del Cabre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4" calcext:value-type="float">
            <text:p>1994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6ajsehb43hs03rwa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reo Il Borgo</text:p>
          </table:table-cell>
          <table:table-cell office:value-type="string" calcext:value-type="string">
            <text:p>Tenute del Cabreo</text:p>
          </table:table-cell>
          <table:table-cell office:value-type="float" office:value="58.822918" calcext:value-type="float">
            <text:p>58.8229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422.2016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reo Il Borgo</text:p>
          </table:table-cell>
          <table:table-cell office:value-type="string" calcext:value-type="string">
            <text:p>Tenute del Cabre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6ajsehb43hs03rwa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reo Il Borgo</text:p>
          </table:table-cell>
          <table:table-cell office:value-type="string" calcext:value-type="string">
            <text:p>Tenute del Cabreo</text:p>
          </table:table-cell>
          <table:table-cell office:value-type="float" office:value="58.822918" calcext:value-type="float">
            <text:p>58.8229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422.2016.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reo Il Borgo</text:p>
          </table:table-cell>
          <table:table-cell office:value-type="string" calcext:value-type="string">
            <text:p>Tenute del Cabreo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16" calcext:value-type="float">
            <text:p>2016</text:p>
          </table:table-cell>
          <table:table-cell office:value-type="float" office:value="31000" calcext:value-type="float">
            <text:p>3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6ajsehb43hs03rwa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reo Il Borgo</text:p>
          </table:table-cell>
          <table:table-cell office:value-type="string" calcext:value-type="string">
            <text:p>Tenute del Cabreo</text:p>
          </table:table-cell>
          <table:table-cell office:value-type="float" office:value="58.822918" calcext:value-type="float">
            <text:p>58.8229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422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reo Il Borgo</text:p>
          </table:table-cell>
          <table:table-cell office:value-type="string" calcext:value-type="string">
            <text:p>Tenute del Cabre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6ajsehb43hs03rwa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reo Il Borgo</text:p>
          </table:table-cell>
          <table:table-cell office:value-type="string" calcext:value-type="string">
            <text:p>Tenute del Cabreo</text:p>
          </table:table-cell>
          <table:table-cell office:value-type="float" office:value="58.822918" calcext:value-type="float">
            <text:p>58.8229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363.201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Niffo</text:p>
          </table:table-cell>
          <table:table-cell office:value-type="string" calcext:value-type="string">
            <text:p>Terre del Sillab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qhkmny2g5h2ttf5ne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Niffo</text:p>
          </table:table-cell>
          <table:table-cell office:value-type="string" calcext:value-type="string">
            <text:p>Terre del Sillabo</text:p>
          </table:table-cell>
          <table:table-cell office:value-type="float" office:value="56.00102" calcext:value-type="float">
            <text:p>56.001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2717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Thomas Dorf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qgmzcx9wz0dyyzm4acwxm5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Thomas Dorfmann</text:p>
          </table:table-cell>
          <table:table-cell office:value-type="float" office:value="40.544373" calcext:value-type="float">
            <text:p>40.5443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1965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Thomas Dorf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yamv8bq6thfvdrdt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Thomas Dorfmann</text:p>
          </table:table-cell>
          <table:table-cell office:value-type="float" office:value="44.08544" calcext:value-type="float">
            <text:p>44.085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0895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Turmhof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1550" calcext:value-type="float">
            <text:p>15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15bza7jgrpq4fezw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Turmhof</text:p>
          </table:table-cell>
          <table:table-cell office:value-type="string" calcext:value-type="string">
            <text:p>Tiefenbrunner</text:p>
          </table:table-cell>
          <table:table-cell office:value-type="float" office:value="43.22939" calcext:value-type="float">
            <text:p>43.2293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0888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inticlarus Cuvée Riserva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a44sfp5261p2gar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Riserva Linticlarus</text:p>
          </table:table-cell>
          <table:table-cell office:value-type="string" calcext:value-type="string">
            <text:p>Tiefenbrunner</text:p>
          </table:table-cell>
          <table:table-cell office:value-type="float" office:value="44.708096" calcext:value-type="float">
            <text:p>44.7080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4169.2023.b</text:p>
          </table:table-cell>
          <table:table-cell table:style-name="ce2"/>
          <table:table-cell office:value-type="string" calcext:value-type="string">
            <text:p>Furia di Calafuria</text:p>
          </table:table-cell>
          <table:table-cell office:value-type="string" calcext:value-type="string">
            <text:p>Tormares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7e2e90hgx5kepc3wyb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uria di Calafuria</text:p>
          </table:table-cell>
          <table:table-cell office:value-type="string" calcext:value-type="string">
            <text:p>Tormaresca</text:p>
          </table:table-cell>
          <table:table-cell office:value-type="float" office:value="51.865532" calcext:value-type="float">
            <text:p>51.8655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8089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del Comune di La Morra</text:p>
          </table:table-cell>
          <table:table-cell office:value-type="string" calcext:value-type="string">
            <text:p>Trediber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700" calcext:value-type="float">
            <text:p>7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3kr6r7ac95fra0xh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del Comune di La Morra</text:p>
          </table:table-cell>
          <table:table-cell office:value-type="string" calcext:value-type="string">
            <text:p>Trediberri</text:p>
          </table:table-cell>
          <table:table-cell office:value-type="float" office:value="55.960346" calcext:value-type="float">
            <text:p>55.9603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4030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Uccelli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600" calcext:value-type="float">
            <text:p>9600</text:p>
          </table:table-cell>
          <table:table-cell office:value-type="float" office:value="4500" calcext:value-type="float">
            <text:p>4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rwktjk58v0pxcyd6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Uccelliera</text:p>
          </table:table-cell>
          <table:table-cell office:value-type="float" office:value="44.881264" calcext:value-type="float">
            <text:p>44.88126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421.2016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Vigna Spuntali</text:p>
          </table:table-cell>
          <table:table-cell office:value-type="string" calcext:value-type="string">
            <text:p>Val di Sug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b4rjgm3g5qgra49hw15eg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Vigna Spuntali</text:p>
          </table:table-cell>
          <table:table-cell office:value-type="string" calcext:value-type="string">
            <text:p>Val di Suga</text:p>
          </table:table-cell>
          <table:table-cell office:value-type="float" office:value="61.907654" calcext:value-type="float">
            <text:p>61.9076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78154.201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Vegliamon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6xq44xb1rvmhxtmsm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Vegliamonte</text:p>
          </table:table-cell>
          <table:table-cell office:value-type="float" office:value="43.180145" calcext:value-type="float">
            <text:p>43.1801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892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astiglione</text:p>
          </table:table-cell>
          <table:table-cell office:value-type="string" calcext:value-type="string">
            <text:p>Vie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rmtqah8vf04j2jwx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astiglione</text:p>
          </table:table-cell>
          <table:table-cell office:value-type="string" calcext:value-type="string">
            <text:p>Vietti</text:p>
          </table:table-cell>
          <table:table-cell office:value-type="float" office:value="46.18788" calcext:value-type="float">
            <text:p>46.187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1381.2024.b</text:p>
          </table:table-cell>
          <table:table-cell table:style-name="ce2"/>
          <table:table-cell office:value-type="string" calcext:value-type="string">
            <text:p>Bardolino Chiaretto</text:p>
          </table:table-cell>
          <table:table-cell office:value-type="string" calcext:value-type="string">
            <text:p>Zena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f3xrq2q2b45c6yk4yh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Bardolino Chiaretto</text:p>
          </table:table-cell>
          <table:table-cell office:value-type="string" calcext:value-type="string">
            <text:p>Zenato</text:p>
          </table:table-cell>
          <table:table-cell office:value-type="float" office:value="39.62915" calcext:value-type="float">
            <text:p>39.629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0322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otschiefer</text:p>
          </table:table-cell>
          <table:table-cell office:value-type="string" calcext:value-type="string">
            <text:p>Sorent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wbjwxpmjc828d98gc9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otschiefer</text:p>
          </table:table-cell>
          <table:table-cell office:value-type="string" calcext:value-type="string">
            <text:p>Sorentberg</text:p>
          </table:table-cell>
          <table:table-cell office:value-type="float" office:value="47.169758" calcext:value-type="float">
            <text:p>47.1697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90479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</text:p>
          </table:table-cell>
          <table:table-cell office:value-type="string" calcext:value-type="string">
            <text:p>Schin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84jk4f2x31zxq7jh81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</text:p>
          </table:table-cell>
          <table:table-cell office:value-type="string" calcext:value-type="string">
            <text:p>Schinterhof</text:p>
          </table:table-cell>
          <table:table-cell office:value-type="float" office:value="37.854626" calcext:value-type="float">
            <text:p>37.8546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8512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Schin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eqyhp28q09wgerqnj8dzjr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Schinterhof</text:p>
          </table:table-cell>
          <table:table-cell office:value-type="float" office:value="40.485733" calcext:value-type="float">
            <text:p>40.4857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5211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Gratus</text:p>
          </table:table-cell>
          <table:table-cell office:value-type="string" calcext:value-type="string">
            <text:p>Rit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g3hhw12g8v0g30jcs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tus Cabernet Sauvignon</text:p>
          </table:table-cell>
          <table:table-cell office:value-type="string" calcext:value-type="string">
            <text:p>Ritterhof</text:p>
          </table:table-cell>
          <table:table-cell office:value-type="float" office:value="39.57501" calcext:value-type="float">
            <text:p>39.575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3099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Pian dell'O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3zmbzwcr1t6ypnbdt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Pian dell'Orino</text:p>
          </table:table-cell>
          <table:table-cell office:value-type="float" office:value="54.45671" calcext:value-type="float">
            <text:p>54.4567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3099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Pian dell'O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3zmbzwcr1t6ypnbdt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Pian dell'Orino</text:p>
          </table:table-cell>
          <table:table-cell office:value-type="float" office:value="54.45671" calcext:value-type="float">
            <text:p>54.4567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00795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nente</text:p>
          </table:table-cell>
          <table:table-cell office:value-type="string" calcext:value-type="string">
            <text:p>Poggio al S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chksbchjsv7z2904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nente</text:p>
          </table:table-cell>
          <table:table-cell office:value-type="string" calcext:value-type="string">
            <text:p>Poggio Al Sole</text:p>
          </table:table-cell>
          <table:table-cell office:value-type="float" office:value="42.699043" calcext:value-type="float">
            <text:p>42.6990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.16270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Federspiel Hinter der Burg</text:p>
          </table:table-cell>
          <table:table-cell office:value-type="string" calcext:value-type="string">
            <text:p>Pra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2gkc49bmvz1qv1vn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Hinter der Burg Federspiel</text:p>
          </table:table-cell>
          <table:table-cell office:value-type="string" calcext:value-type="string">
            <text:p>Prager</text:p>
          </table:table-cell>
          <table:table-cell office:value-type="float" office:value="53.759277" calcext:value-type="float">
            <text:p>53.7592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0661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Bric Turot</text:p>
          </table:table-cell>
          <table:table-cell office:value-type="string" calcext:value-type="string">
            <text:p>Prun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q15mk8x3brs9jj05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Bric Turot</text:p>
          </table:table-cell>
          <table:table-cell office:value-type="string" calcext:value-type="string">
            <text:p>Prunotto</text:p>
          </table:table-cell>
          <table:table-cell office:value-type="float" office:value="54.38277" calcext:value-type="float">
            <text:p>54.382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201.1998.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ussia</text:p>
          </table:table-cell>
          <table:table-cell office:value-type="string" calcext:value-type="string">
            <text:p>Prunotto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1998" calcext:value-type="float">
            <text:p>1998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qrh9g1r2sfq35jvs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ussia</text:p>
          </table:table-cell>
          <table:table-cell office:value-type="string" calcext:value-type="string">
            <text:p>Prunotto</text:p>
          </table:table-cell>
          <table:table-cell office:value-type="float" office:value="43.396263" calcext:value-type="float">
            <text:p>43.3962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89.200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martina</text:p>
          </table:table-cell>
          <table:table-cell office:value-type="string" calcext:value-type="string">
            <text:p>Querciab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bdcmkskes5qrt5b1h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martina</text:p>
          </table:table-cell>
          <table:table-cell office:value-type="string" calcext:value-type="string">
            <text:p>Querciabella</text:p>
          </table:table-cell>
          <table:table-cell office:value-type="float" office:value="43.05634" calcext:value-type="float">
            <text:p>43.056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7210.2024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alanghina Via del Campo</text:p>
          </table:table-cell>
          <table:table-cell office:value-type="string" calcext:value-type="string">
            <text:p>Quintodecim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4sf8es8xb44tjxjzr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alanghina Via del Campo</text:p>
          </table:table-cell>
          <table:table-cell office:value-type="string" calcext:value-type="string">
            <text:p>Quintodecimo</text:p>
          </table:table-cell>
          <table:table-cell office:value-type="float" office:value="52.100746" calcext:value-type="float">
            <text:p>52.1007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8288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avera</text:p>
          </table:table-cell>
          <table:table-cell office:value-type="string" calcext:value-type="string">
            <text:p>Ré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500" calcext:value-type="float">
            <text:p>12500</text:p>
          </table:table-cell>
          <table:table-cell office:value-type="float" office:value="5500" calcext:value-type="float">
            <text:p>5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7d8h17atjwcw3rxm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avera</text:p>
          </table:table-cell>
          <table:table-cell office:value-type="string" calcext:value-type="string">
            <text:p>Réva</text:p>
          </table:table-cell>
          <table:table-cell office:value-type="float" office:value="41.664097" calcext:value-type="float">
            <text:p>41.6640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8287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Ré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125hj0bgamgb4v5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Réva</text:p>
          </table:table-cell>
          <table:table-cell office:value-type="float" office:value="30.984888" calcext:value-type="float">
            <text:p>30.9848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81438.2009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Manus</text:p>
          </table:table-cell>
          <table:table-cell office:value-type="string" calcext:value-type="string">
            <text:p>Ritter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9" calcext:value-type="float">
            <text:p>2009</text:p>
          </table:table-cell>
          <table:table-cell office:value-type="float" office:value="19500" calcext:value-type="float">
            <text:p>19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tr1q249t3zs94fj43a852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Manus</text:p>
          </table:table-cell>
          <table:table-cell office:value-type="string" calcext:value-type="string">
            <text:p>Ritterhof</text:p>
          </table:table-cell>
          <table:table-cell office:value-type="float" office:value="47.42431" calcext:value-type="float">
            <text:p>47.4243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4453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Vulkangestein</text:p>
          </table:table-cell>
          <table:table-cell office:value-type="string" calcext:value-type="string">
            <text:p>Schäfer-Fröhl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3c03gdhgde79j6hms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Vulkangestein</text:p>
          </table:table-cell>
          <table:table-cell office:value-type="string" calcext:value-type="string">
            <text:p>Schäfer-Fröhlich</text:p>
          </table:table-cell>
          <table:table-cell office:value-type="float" office:value="52.617023" calcext:value-type="float">
            <text:p>52.6170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81438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Manus</text:p>
          </table:table-cell>
          <table:table-cell office:value-type="string" calcext:value-type="string">
            <text:p>Rit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tr1q249t3zs94fj43a852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Manus</text:p>
          </table:table-cell>
          <table:table-cell office:value-type="string" calcext:value-type="string">
            <text:p>Ritterhof</text:p>
          </table:table-cell>
          <table:table-cell office:value-type="float" office:value="47.42431" calcext:value-type="float">
            <text:p>47.4243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3498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Rocca di Montegros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750" calcext:value-type="float">
            <text:p>375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dwws17ryy3ba3q82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Rocca di Montegrossi</text:p>
          </table:table-cell>
          <table:table-cell office:value-type="float" office:value="49.426872" calcext:value-type="float">
            <text:p>49.4268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286.200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Rocche dei Manz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17300" calcext:value-type="float">
            <text:p>17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exmwsha8fgg7n6159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Rocche dei Manzoni</text:p>
          </table:table-cell>
          <table:table-cell office:value-type="float" office:value="42.99727" calcext:value-type="float">
            <text:p>42.997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286.200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Rocche dei Manz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16800" calcext:value-type="float">
            <text:p>16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exmwsha8fgg7n6159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Rocche dei Manzoni</text:p>
          </table:table-cell>
          <table:table-cell office:value-type="float" office:value="42.99727" calcext:value-type="float">
            <text:p>42.997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286.201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Rocche dei Manz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7800" calcext:value-type="float">
            <text:p>17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exmwsha8fgg7n6159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Rocche dei Manzoni</text:p>
          </table:table-cell>
          <table:table-cell office:value-type="float" office:value="42.99727" calcext:value-type="float">
            <text:p>42.997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4505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Vom Kalk</text:p>
          </table:table-cell>
          <table:table-cell office:value-type="string" calcext:value-type="string">
            <text:p>Rohreg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2nh97n1qyf7whqrbd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Vom Kalk</text:p>
          </table:table-cell>
          <table:table-cell office:value-type="string" calcext:value-type="string">
            <text:p>Rohregger</text:p>
          </table:table-cell>
          <table:table-cell office:value-type="float" office:value="49.573967" calcext:value-type="float">
            <text:p>49.5739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6547.2021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Passito Cresta</text:p>
          </table:table-cell>
          <table:table-cell office:value-type="string" calcext:value-type="string">
            <text:p>Rottensteiner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3ds5xpghf10yab9q86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ewürztraminer Passito Cresta</text:p>
          </table:table-cell>
          <table:table-cell office:value-type="string" calcext:value-type="string">
            <text:p>Rottensteiner</text:p>
          </table:table-cell>
          <table:table-cell office:value-type="float" office:value="47.45353" calcext:value-type="float">
            <text:p>47.453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1130.2021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Rottenstei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3cx7y7vyehk6cnf93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Rottensteiner</text:p>
          </table:table-cell>
          <table:table-cell office:value-type="float" office:value="40.071007" calcext:value-type="float">
            <text:p>40.0710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07.199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reo Il Borgo</text:p>
          </table:table-cell>
          <table:table-cell office:value-type="string" calcext:value-type="string">
            <text:p>Ruff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3" calcext:value-type="float">
            <text:p>1993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37zx0n9vszs28c153ed8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reo Il Borgo</text:p>
          </table:table-cell>
          <table:table-cell office:value-type="string" calcext:value-type="string">
            <text:p>Ruffino</text:p>
          </table:table-cell>
          <table:table-cell office:value-type="float" office:value="48.910324" calcext:value-type="float">
            <text:p>48.9103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.12709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Bockenauer Schiefergestein</text:p>
          </table:table-cell>
          <table:table-cell office:value-type="string" calcext:value-type="string">
            <text:p>Schäfer-Fröhl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3cmzdsr62jghtb6c8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Schiefergestein Bockenauer</text:p>
          </table:table-cell>
          <table:table-cell office:value-type="string" calcext:value-type="string">
            <text:p>Schäfer-Fröhlich</text:p>
          </table:table-cell>
          <table:table-cell office:value-type="float" office:value="60.64289" calcext:value-type="float">
            <text:p>60.6428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232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Freiherr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1mqz8cetfkw8ay0bc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Freiherr</text:p>
          </table:table-cell>
          <table:table-cell office:value-type="string" calcext:value-type="string">
            <text:p>Kellerei Meran</text:p>
          </table:table-cell>
          <table:table-cell office:value-type="float" office:value="49.297035" calcext:value-type="float">
            <text:p>49.2970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167.2020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ntage Tunina</text:p>
          </table:table-cell>
          <table:table-cell office:value-type="string" calcext:value-type="string">
            <text:p>Jerman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37vfbvx938w74edx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ntage Tunina</text:p>
          </table:table-cell>
          <table:table-cell office:value-type="string" calcext:value-type="string">
            <text:p>Jermann</text:p>
          </table:table-cell>
          <table:table-cell office:value-type="float" office:value="37.30414" calcext:value-type="float">
            <text:p>37.304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5838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 Gepin</text:p>
          </table:table-cell>
          <table:table-cell office:value-type="string" calcext:value-type="string">
            <text:p>Albi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w2hhb8wxp54m5e8c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 Gepin</text:p>
          </table:table-cell>
          <table:table-cell office:value-type="string" calcext:value-type="string">
            <text:p>Albino Rocca</text:p>
          </table:table-cell>
          <table:table-cell office:value-type="float" office:value="55.014656" calcext:value-type="float">
            <text:p>55.0146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8271.200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Aeroplanservaj</text:p>
          </table:table-cell>
          <table:table-cell office:value-type="string" calcext:value-type="string">
            <text:p>Domenico Cl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xrpqw1d4re9846pkfws77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Aeroplanservaj</text:p>
          </table:table-cell>
          <table:table-cell office:value-type="string" calcext:value-type="string">
            <text:p>Domenico Clerico</text:p>
          </table:table-cell>
          <table:table-cell office:value-type="float" office:value="62.38671" calcext:value-type="float">
            <text:p>62.3867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8452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Bru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asw9ndvc6dk0w7cj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Bruno Rocca</text:p>
          </table:table-cell>
          <table:table-cell office:value-type="float" office:value="38.991814" calcext:value-type="float">
            <text:p>38.9918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8452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Bru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asw9ndvc6dk0w7cj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Bruno Rocca</text:p>
          </table:table-cell>
          <table:table-cell office:value-type="float" office:value="38.991814" calcext:value-type="float">
            <text:p>38.9918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8235.202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lcetto d'Alba Trifolè</text:p>
          </table:table-cell>
          <table:table-cell office:value-type="string" calcext:value-type="string">
            <text:p>Bru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600" calcext:value-type="float">
            <text:p>36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2ntjvmpn6s9at78xy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lcetto d'Alba Trifolé</text:p>
          </table:table-cell>
          <table:table-cell office:value-type="string" calcext:value-type="string">
            <text:p>Bruno Rocca</text:p>
          </table:table-cell>
          <table:table-cell office:value-type="float" office:value="51.19349" calcext:value-type="float">
            <text:p>51.1934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8520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Asili</text:p>
          </table:table-cell>
          <table:table-cell office:value-type="string" calcext:value-type="string">
            <text:p>Ca' del Ba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8rj85z2agynpqdy1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Asili</text:p>
          </table:table-cell>
          <table:table-cell office:value-type="string" calcext:value-type="string">
            <text:p>Ca’ del Baio</text:p>
          </table:table-cell>
          <table:table-cell office:value-type="float" office:value="51.00566" calcext:value-type="float">
            <text:p>51.005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8520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Asili</text:p>
          </table:table-cell>
          <table:table-cell office:value-type="string" calcext:value-type="string">
            <text:p>Ca' del Ba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8rj85z2agynpqdy1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Asili</text:p>
          </table:table-cell>
          <table:table-cell office:value-type="string" calcext:value-type="string">
            <text:p>Ca’ del Baio</text:p>
          </table:table-cell>
          <table:table-cell office:value-type="float" office:value="51.00566" calcext:value-type="float">
            <text:p>51.005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2570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 Superiore</text:p>
          </table:table-cell>
          <table:table-cell office:value-type="string" calcext:value-type="string">
            <text:p>Ca' Loj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g27d9ka8w2m7r9q5w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 Superiore</text:p>
          </table:table-cell>
          <table:table-cell office:value-type="string" calcext:value-type="string">
            <text:p>Ca' Lojera</text:p>
          </table:table-cell>
          <table:table-cell office:value-type="float" office:value="49.03602" calcext:value-type="float">
            <text:p>49.036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0121.2019.b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Caiaros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000" calcext:value-type="float">
            <text:p>9000</text:p>
          </table:table-cell>
          <table:table-cell office:value-type="float" office:value="3700" calcext:value-type="float">
            <text:p>37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7cpv1emvycwgzya6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Caiarossa</text:p>
          </table:table-cell>
          <table:table-cell office:value-type="float" office:value="47.591423" calcext:value-type="float">
            <text:p>47.5914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00792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Superiore Vanet</text:p>
          </table:table-cell>
          <table:table-cell office:value-type="string" calcext:value-type="string">
            <text:p>Cascina F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vwtjcrzp93929mhycm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Superiore Vanet</text:p>
          </table:table-cell>
          <table:table-cell office:value-type="string" calcext:value-type="string">
            <text:p>Cascina Ferro</text:p>
          </table:table-cell>
          <table:table-cell office:value-type="float" office:value="54.437943" calcext:value-type="float">
            <text:p>54.43794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6838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urgum Novum</text:p>
          </table:table-cell>
          <table:table-cell office:value-type="string" calcext:value-type="string">
            <text:p>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g77fhrj2s1gzrq7h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urgum Novum</text:p>
          </table:table-cell>
          <table:table-cell office:value-type="string" calcext:value-type="string">
            <text:p>Castelfeder</text:p>
          </table:table-cell>
          <table:table-cell office:value-type="float" office:value="48.04583" calcext:value-type="float">
            <text:p>48.045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1462.2015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om Lehm</text:p>
          </table:table-cell>
          <table:table-cell office:value-type="string" calcext:value-type="string">
            <text:p>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gajds2qgtaa5p4sx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om Lehm</text:p>
          </table:table-cell>
          <table:table-cell office:value-type="string" calcext:value-type="string">
            <text:p>Castelfeder</text:p>
          </table:table-cell>
          <table:table-cell office:value-type="float" office:value="46.91909" calcext:value-type="float">
            <text:p>46.9190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1324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15</text:p>
          </table:table-cell>
          <table:table-cell office:value-type="string" calcext:value-type="string">
            <text:p>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g0wt7k51hkfn7xft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5 Pinot Grigio</text:p>
          </table:table-cell>
          <table:table-cell office:value-type="string" calcext:value-type="string">
            <text:p>Castelfeder</text:p>
          </table:table-cell>
          <table:table-cell office:value-type="float" office:value="41.856762" calcext:value-type="float">
            <text:p>41.8567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0765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Glen</text:p>
          </table:table-cell>
          <table:table-cell office:value-type="string" calcext:value-type="string">
            <text:p>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00" calcext:value-type="float">
            <text:p>4100</text:p>
          </table:table-cell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g62rz39scb6qmk8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Glen</text:p>
          </table:table-cell>
          <table:table-cell office:value-type="string" calcext:value-type="string">
            <text:p>Castelfeder</text:p>
          </table:table-cell>
          <table:table-cell office:value-type="float" office:value="44.340614" calcext:value-type="float">
            <text:p>44.34061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6840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Burgum Novum</text:p>
          </table:table-cell>
          <table:table-cell office:value-type="string" calcext:value-type="string">
            <text:p>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400" calcext:value-type="float">
            <text:p>5400</text:p>
          </table:table-cell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gwv6r1kwmxaze8v1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Burgum Novum</text:p>
          </table:table-cell>
          <table:table-cell office:value-type="string" calcext:value-type="string">
            <text:p>Castelfeder</text:p>
          </table:table-cell>
          <table:table-cell office:value-type="float" office:value="50.548115" calcext:value-type="float">
            <text:p>50.5481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57.199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mmarco</text:p>
          </table:table-cell>
          <table:table-cell office:value-type="string" calcext:value-type="string">
            <text:p>Castello dei Rampo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4" calcext:value-type="float">
            <text:p>1994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3jp327rzg8szr1nw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mmarco</text:p>
          </table:table-cell>
          <table:table-cell office:value-type="string" calcext:value-type="string">
            <text:p>Castello dei Rampolla</text:p>
          </table:table-cell>
          <table:table-cell office:value-type="float" office:value="54.720757" calcext:value-type="float">
            <text:p>54.7207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57.1995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mmarco</text:p>
          </table:table-cell>
          <table:table-cell office:value-type="string" calcext:value-type="string">
            <text:p>Castello dei Rampo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3jp327rzg8szr1nw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mmarco</text:p>
          </table:table-cell>
          <table:table-cell office:value-type="string" calcext:value-type="string">
            <text:p>Castello dei Rampolla</text:p>
          </table:table-cell>
          <table:table-cell office:value-type="float" office:value="54.720757" calcext:value-type="float">
            <text:p>54.7207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57.199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mmarco</text:p>
          </table:table-cell>
          <table:table-cell office:value-type="string" calcext:value-type="string">
            <text:p>Castello dei Rampo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3jp327rzg8szr1nw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mmarco</text:p>
          </table:table-cell>
          <table:table-cell office:value-type="string" calcext:value-type="string">
            <text:p>Castello dei Rampolla</text:p>
          </table:table-cell>
          <table:table-cell office:value-type="float" office:value="54.720757" calcext:value-type="float">
            <text:p>54.7207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57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mmarco</text:p>
          </table:table-cell>
          <table:table-cell office:value-type="string" calcext:value-type="string">
            <text:p>Castello dei Rampo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100" calcext:value-type="float">
            <text:p>9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3jp327rzg8szr1nw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mmarco</text:p>
          </table:table-cell>
          <table:table-cell office:value-type="string" calcext:value-type="string">
            <text:p>Castello dei Rampolla</text:p>
          </table:table-cell>
          <table:table-cell office:value-type="float" office:value="54.720757" calcext:value-type="float">
            <text:p>54.7207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122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imorasso Derthona</text:p>
          </table:table-cell>
          <table:table-cell office:value-type="string" calcext:value-type="string">
            <text:p>Claudio Mari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yg6w60z4gb2sbpj2g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imorasso Derthona</text:p>
          </table:table-cell>
          <table:table-cell office:value-type="string" calcext:value-type="string">
            <text:p>Claudio Mariotto</text:p>
          </table:table-cell>
          <table:table-cell office:value-type="float" office:value="60.55305" calcext:value-type="float">
            <text:p>60.553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4002.200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aut</text:p>
          </table:table-cell>
          <table:table-cell office:value-type="string" calcext:value-type="string">
            <text:p>Clemens Waldtha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rcyqz357dqpw3zw6m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aut</text:p>
          </table:table-cell>
          <table:table-cell office:value-type="string" calcext:value-type="string">
            <text:p>Clemens Waldthaler</text:p>
          </table:table-cell>
          <table:table-cell office:value-type="float" office:value="50.260433" calcext:value-type="float">
            <text:p>50.2604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161.201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ggio ai Chiari</text:p>
          </table:table-cell>
          <table:table-cell office:value-type="string" calcext:value-type="string">
            <text:p>Colle Santa Mustio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e542gz9b9mw7912jx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ggio Ai Chiari</text:p>
          </table:table-cell>
          <table:table-cell office:value-type="string" calcext:value-type="string">
            <text:p>Colle Santa Mustiola</text:p>
          </table:table-cell>
          <table:table-cell office:value-type="float" office:value="66.430916" calcext:value-type="float">
            <text:p>66.4309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341.2016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aplja</text:p>
          </table:table-cell>
          <table:table-cell office:value-type="string" calcext:value-type="string">
            <text:p>Damijan Podversič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2dq08d0vr0fc5n8j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aplja</text:p>
          </table:table-cell>
          <table:table-cell office:value-type="string" calcext:value-type="string">
            <text:p>Damijan Podversic</text:p>
          </table:table-cell>
          <table:table-cell office:value-type="float" office:value="63.761265" calcext:value-type="float">
            <text:p>63.7612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96231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Daniel Sigmun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n54bvbxe5zbppva2x3zvgd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Daniel Sigmund</text:p>
          </table:table-cell>
          <table:table-cell office:value-type="float" office:value="42.554546" calcext:value-type="float">
            <text:p>42.5545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81849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ilvaner</text:p>
          </table:table-cell>
          <table:table-cell office:value-type="string" calcext:value-type="string">
            <text:p>Daniel Sigmun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000" calcext:value-type="float">
            <text:p>4000</text:p>
          </table:table-cell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dqp5y1q5b89ar1r75m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ilvaner</text:p>
          </table:table-cell>
          <table:table-cell office:value-type="string" calcext:value-type="string">
            <text:p>Daniel Sigmund</text:p>
          </table:table-cell>
          <table:table-cell office:value-type="float" office:value="46.095615" calcext:value-type="float">
            <text:p>46.0956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4757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Rabajà</text:p>
          </table:table-cell>
          <table:table-cell office:value-type="string" calcext:value-type="string">
            <text:p>Bru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8800" calcext:value-type="float">
            <text:p>18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3tw7x3v02cn5qg79y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abajà Riserva</text:p>
          </table:table-cell>
          <table:table-cell office:value-type="string" calcext:value-type="string">
            <text:p>Bruno Rocca</text:p>
          </table:table-cell>
          <table:table-cell office:value-type="float" office:value="51.085907" calcext:value-type="float">
            <text:p>51.0859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8451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abajà</text:p>
          </table:table-cell>
          <table:table-cell office:value-type="string" calcext:value-type="string">
            <text:p>Bru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100" calcext:value-type="float">
            <text:p>11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8rpe79ntnd0gcq2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abajà</text:p>
          </table:table-cell>
          <table:table-cell office:value-type="string" calcext:value-type="string">
            <text:p>Bruno Rocca</text:p>
          </table:table-cell>
          <table:table-cell office:value-type="float" office:value="50.350887" calcext:value-type="float">
            <text:p>50.3508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8451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abajà</text:p>
          </table:table-cell>
          <table:table-cell office:value-type="string" calcext:value-type="string">
            <text:p>Bru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100" calcext:value-type="float">
            <text:p>10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8rpe79ntnd0gcq2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abajà</text:p>
          </table:table-cell>
          <table:table-cell office:value-type="string" calcext:value-type="string">
            <text:p>Bruno Rocca</text:p>
          </table:table-cell>
          <table:table-cell office:value-type="float" office:value="50.350887" calcext:value-type="float">
            <text:p>50.3508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8617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Lina</text:p>
          </table:table-cell>
          <table:table-cell office:value-type="string" calcext:value-type="string">
            <text:p>Bergmann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m6d53pksmtv225wfd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Lina</text:p>
          </table:table-cell>
          <table:table-cell office:value-type="string" calcext:value-type="string">
            <text:p>Bergmannhof</text:p>
          </table:table-cell>
          <table:table-cell office:value-type="float" office:value="42.848694" calcext:value-type="float">
            <text:p>42.8486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79189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enin blanc Hereafter Here</text:p>
          </table:table-cell>
          <table:table-cell office:value-type="string" calcext:value-type="string">
            <text:p>Alheit Vineyard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yx5mwwkaamhpmaf12n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ereafter Here Chenin Blanc</text:p>
          </table:table-cell>
          <table:table-cell office:value-type="string" calcext:value-type="string">
            <text:p>Alheit Vineyards</text:p>
          </table:table-cell>
          <table:table-cell office:value-type="float" office:value="59.08168" calcext:value-type="float">
            <text:p>59.0816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612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300" calcext:value-type="float">
            <text:p>10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a34h23fs9v85bm5gd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Allegrini</text:p>
          </table:table-cell>
          <table:table-cell office:value-type="float" office:value="47.863785" calcext:value-type="float">
            <text:p>47.8637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11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lazzo della Torre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a02ad24d2x408hzb0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lazzo della Torre</text:p>
          </table:table-cell>
          <table:table-cell office:value-type="string" calcext:value-type="string">
            <text:p>Allegrini</text:p>
          </table:table-cell>
          <table:table-cell office:value-type="float" office:value="48.68811" calcext:value-type="float">
            <text:p>48.6881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15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Classico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ks1zp3sx810tzcxz1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Classico</text:p>
          </table:table-cell>
          <table:table-cell office:value-type="string" calcext:value-type="string">
            <text:p>Allegrini</text:p>
          </table:table-cell>
          <table:table-cell office:value-type="float" office:value="39.738148" calcext:value-type="float">
            <text:p>39.7381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84382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MCMLVII Vecchie Viti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700" calcext:value-type="float">
            <text:p>7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fq34ryp1q81tr48x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MCMLVII Vecchie Viti</text:p>
          </table:table-cell>
          <table:table-cell office:value-type="string" calcext:value-type="string">
            <text:p>Alois Lageder</text:p>
          </table:table-cell>
          <table:table-cell office:value-type="float" office:value="65.357155" calcext:value-type="float">
            <text:p>65.3571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7547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869kamw45b7mzh3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Alois Lageder</text:p>
          </table:table-cell>
          <table:table-cell office:value-type="float" office:value="43.366962" calcext:value-type="float">
            <text:p>43.3669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86116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neuf-du-Pape Les Cailloux</text:p>
          </table:table-cell>
          <table:table-cell office:value-type="string" calcext:value-type="string">
            <text:p>André Brun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700" calcext:value-type="float">
            <text:p>7700</text:p>
          </table:table-cell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2gba3rgy1shwxykb4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neuf-du-Pape Les Cailloux</text:p>
          </table:table-cell>
          <table:table-cell office:value-type="string" calcext:value-type="string">
            <text:p>André Brunel</text:p>
          </table:table-cell>
          <table:table-cell office:value-type="float" office:value="55.444546" calcext:value-type="float">
            <text:p>55.4445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241.2004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grantino di Montefalco Collepiano</text:p>
          </table:table-cell>
          <table:table-cell office:value-type="string" calcext:value-type="string">
            <text:p>Arnaldo Capra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4" calcext:value-type="float">
            <text:p>2004</text:p>
          </table:table-cell>
          <table:table-cell office:value-type="float" office:value="22500" calcext:value-type="float">
            <text:p>22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g0ccfyk9pna69wmz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grantino di Montefalco Collepiano</text:p>
          </table:table-cell>
          <table:table-cell office:value-type="string" calcext:value-type="string">
            <text:p>Arnaldo-Caprai</text:p>
          </table:table-cell>
          <table:table-cell office:value-type="float" office:value="66.7924" calcext:value-type="float">
            <text:p>66.79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92235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Augusta Bargi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e3x9n28pz2wx783nab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Augusta Bargilli</text:p>
          </table:table-cell>
          <table:table-cell office:value-type="float" office:value="46.013435" calcext:value-type="float">
            <text:p>46.0134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712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anciacorta Alma Gran Cuvée Brût</text:p>
          </table:table-cell>
          <table:table-cell office:value-type="string" calcext:value-type="string">
            <text:p>Bellavis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zjjesnyrf8kdc4y8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Gran Cuvée Alma Brut</text:p>
          </table:table-cell>
          <table:table-cell office:value-type="string" calcext:value-type="string">
            <text:p>Bellavista</text:p>
          </table:table-cell>
          <table:table-cell office:value-type="float" office:value="43.15083" calcext:value-type="float">
            <text:p>43.1508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5306.199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4" calcext:value-type="float">
            <text:p>1994</text:p>
          </table:table-cell>
          <table:table-cell office:value-type="float" office:value="55000" calcext:value-type="float">
            <text:p>5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04mne6hz94hhd71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 office:value-type="float" office:value="46.271305" calcext:value-type="float">
            <text:p>46.2713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8451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abajà</text:p>
          </table:table-cell>
          <table:table-cell office:value-type="string" calcext:value-type="string">
            <text:p>Bru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100" calcext:value-type="float">
            <text:p>10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8rpe79ntnd0gcq2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abajà</text:p>
          </table:table-cell>
          <table:table-cell office:value-type="string" calcext:value-type="string">
            <text:p>Bruno Rocca</text:p>
          </table:table-cell>
          <table:table-cell office:value-type="float" office:value="50.350887" calcext:value-type="float">
            <text:p>50.35088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5306.200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04mne6hz94hhd71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 office:value-type="float" office:value="46.271305" calcext:value-type="float">
            <text:p>46.27130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5306.200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19500" calcext:value-type="float">
            <text:p>19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04mne6hz94hhd71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 office:value-type="float" office:value="46.271305" calcext:value-type="float">
            <text:p>46.27130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5306.2005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22100" calcext:value-type="float">
            <text:p>22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04mne6hz94hhd71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 office:value-type="float" office:value="46.271305" calcext:value-type="float">
            <text:p>46.27130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5306.201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04mne6hz94hhd71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 office:value-type="float" office:value="46.271305" calcext:value-type="float">
            <text:p>46.27130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5306.2012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37000" calcext:value-type="float">
            <text:p>3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04mne6hz94hhd71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 office:value-type="float" office:value="46.271305" calcext:value-type="float">
            <text:p>46.27130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5306.201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04mne6hz94hhd71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Bertani</text:p>
          </table:table-cell>
          <table:table-cell office:value-type="float" office:value="46.271305" calcext:value-type="float">
            <text:p>46.271305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v.12123.196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cioto Amarone della Valpolicella Classico Superiore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67" calcext:value-type="float">
            <text:p>1967</text:p>
          </table:table-cell>
          <table:table-cell office:value-type="float" office:value="95000" calcext:value-type="float">
            <text:p>9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0zz40k6regq0g3pp4srfp4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Recioto Classico Superiore</text:p>
          </table:table-cell>
          <table:table-cell office:value-type="string" calcext:value-type="string">
            <text:p>Bertani</text:p>
          </table:table-cell>
          <table:table-cell office:value-type="float" office:value="51.574703" calcext:value-type="float">
            <text:p>51.574703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v.12123.197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cioto Amarone della Valpolicella Classico Superiore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76" calcext:value-type="float">
            <text:p>1976</text:p>
          </table:table-cell>
          <table:table-cell office:value-type="float" office:value="110000" calcext:value-type="float">
            <text:p>11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0zz40k6regq0g3pp4srfp4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Recioto Classico Superiore</text:p>
          </table:table-cell>
          <table:table-cell office:value-type="string" calcext:value-type="string">
            <text:p>Bertani</text:p>
          </table:table-cell>
          <table:table-cell office:value-type="float" office:value="51.574703" calcext:value-type="float">
            <text:p>51.5747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3275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Currà</text:p>
          </table:table-cell>
          <table:table-cell office:value-type="string" calcext:value-type="string">
            <text:p>Bru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600" calcext:value-type="float">
            <text:p>11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g78ehr2fq4z14py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Currà</text:p>
          </table:table-cell>
          <table:table-cell office:value-type="string" calcext:value-type="string">
            <text:p>Bruno Rocca</text:p>
          </table:table-cell>
          <table:table-cell office:value-type="float" office:value="50.210396" calcext:value-type="float">
            <text:p>50.2103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4252.201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Maria Adelaide</text:p>
          </table:table-cell>
          <table:table-cell office:value-type="string" calcext:value-type="string">
            <text:p>Bru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5900" calcext:value-type="float">
            <text:p>15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cqhccfdpe08wsmhtc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ia Adelaide Barbaresco</text:p>
          </table:table-cell>
          <table:table-cell office:value-type="string" calcext:value-type="string">
            <text:p>Bruno Rocca</text:p>
          </table:table-cell>
          <table:table-cell office:value-type="float" office:value="54.191868" calcext:value-type="float">
            <text:p>54.19186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.56209.2016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Les Combettes 1er Cru</text:p>
          </table:table-cell>
          <table:table-cell office:value-type="string" calcext:value-type="string">
            <text:p>Domaine Leflaiv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2000" calcext:value-type="float">
            <text:p>5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t6xqzs27d8rgksmte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1er Cru Les Combettes</text:p>
          </table:table-cell>
          <table:table-cell office:value-type="string" calcext:value-type="string">
            <text:p>Domaine Leflaive</text:p>
          </table:table-cell>
          <table:table-cell office:value-type="float" office:value="48.86641" calcext:value-type="float">
            <text:p>48.8664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762.200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ercristina</text:p>
          </table:table-cell>
          <table:table-cell office:value-type="string" calcext:value-type="string">
            <text:p>Domenico Cl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3" calcext:value-type="float">
            <text:p>2003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majp35swkq918rje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ercristina</text:p>
          </table:table-cell>
          <table:table-cell office:value-type="string" calcext:value-type="string">
            <text:p>Domenico Clerico</text:p>
          </table:table-cell>
          <table:table-cell office:value-type="float" office:value="62.98405" calcext:value-type="float">
            <text:p>62.984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8258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Steinraffler Vigna</text:p>
          </table:table-cell>
          <table:table-cell office:value-type="string" calcext:value-type="string">
            <text:p>J. 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500" calcext:value-type="float">
            <text:p>65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fz8drpdxm807pj2n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Vigna Steinraffler</text:p>
          </table:table-cell>
          <table:table-cell office:value-type="string" calcext:value-type="string">
            <text:p>J. Hofstätter</text:p>
          </table:table-cell>
          <table:table-cell office:value-type="float" office:value="57.07249" calcext:value-type="float">
            <text:p>57.0724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8951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nthìlia</text:p>
          </table:table-cell>
          <table:table-cell office:value-type="string" calcext:value-type="string">
            <text:p>Donnafuga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a6p5qx7ntztkxh743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nthìlia</text:p>
          </table:table-cell>
          <table:table-cell office:value-type="string" calcext:value-type="string">
            <text:p>Donnafugata</text:p>
          </table:table-cell>
          <table:table-cell office:value-type="float" office:value="42.56818" calcext:value-type="float">
            <text:p>42.568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31.200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Luce</text:p>
          </table:table-cell>
          <table:table-cell office:value-type="string" calcext:value-type="string">
            <text:p>Frescobaldi - Tenuta Luc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3" calcext:value-type="float">
            <text:p>2003</text:p>
          </table:table-cell>
          <table:table-cell office:value-type="float" office:value="24500" calcext:value-type="float">
            <text:p>2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q8trqgcg35yx9h0q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Luce</text:p>
          </table:table-cell>
          <table:table-cell office:value-type="string" calcext:value-type="string">
            <text:p>Frescobaldi - Tenuta Luce</text:p>
          </table:table-cell>
          <table:table-cell office:value-type="float" office:value="60.739914" calcext:value-type="float">
            <text:p>60.7399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31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Luce</text:p>
          </table:table-cell>
          <table:table-cell office:value-type="string" calcext:value-type="string">
            <text:p>Frescobaldi - Tenuta Luc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q8trqgcg35yx9h0q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Luce</text:p>
          </table:table-cell>
          <table:table-cell office:value-type="string" calcext:value-type="string">
            <text:p>Frescobaldi - Tenuta Luce</text:p>
          </table:table-cell>
          <table:table-cell office:value-type="float" office:value="60.739914" calcext:value-type="float">
            <text:p>60.7399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32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nte</text:p>
          </table:table-cell>
          <table:table-cell office:value-type="string" calcext:value-type="string">
            <text:p>Frescobaldi - Tenuta Luc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m9t1289514mmb8xrf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nte</text:p>
          </table:table-cell>
          <table:table-cell office:value-type="string" calcext:value-type="string">
            <text:p>Frescobaldi - Tenuta Luce</text:p>
          </table:table-cell>
          <table:table-cell office:value-type="float" office:value="52.297367" calcext:value-type="float">
            <text:p>52.2973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4036.201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x Vitis</text:p>
          </table:table-cell>
          <table:table-cell office:value-type="string" calcext:value-type="string">
            <text:p>Frescobaldi - Tenuta Luc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209dh7a4h3dj5hvn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x Vitis</text:p>
          </table:table-cell>
          <table:table-cell office:value-type="string" calcext:value-type="string">
            <text:p>Frescobaldi - Tenuta Luce</text:p>
          </table:table-cell>
          <table:table-cell office:value-type="float" office:value="57.066456" calcext:value-type="float">
            <text:p>57.0664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4036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x Vitis</text:p>
          </table:table-cell>
          <table:table-cell office:value-type="string" calcext:value-type="string">
            <text:p>Frescobaldi - Tenuta Luc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209dh7a4h3dj5hvn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x Vitis</text:p>
          </table:table-cell>
          <table:table-cell office:value-type="string" calcext:value-type="string">
            <text:p>Frescobaldi - Tenuta Luce</text:p>
          </table:table-cell>
          <table:table-cell office:value-type="float" office:value="57.066456" calcext:value-type="float">
            <text:p>57.0664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4036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x Vitis</text:p>
          </table:table-cell>
          <table:table-cell office:value-type="string" calcext:value-type="string">
            <text:p>Frescobaldi - Tenuta Luc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5200" calcext:value-type="float">
            <text:p>15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209dh7a4h3dj5hvn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x Vitis</text:p>
          </table:table-cell>
          <table:table-cell office:value-type="string" calcext:value-type="string">
            <text:p>Frescobaldi - Tenuta Luce</text:p>
          </table:table-cell>
          <table:table-cell office:value-type="float" office:value="57.066456" calcext:value-type="float">
            <text:p>57.0664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779.2012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icco delle Viole</text:p>
          </table:table-cell>
          <table:table-cell office:value-type="string" calcext:value-type="string">
            <text:p>G.D. Vajr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j2f6pt3ee8k8qeg5g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icco Delle Viole</text:p>
          </table:table-cell>
          <table:table-cell office:value-type="string" calcext:value-type="string">
            <text:p>G.D. Vajra</text:p>
          </table:table-cell>
          <table:table-cell office:value-type="float" office:value="55.167614" calcext:value-type="float">
            <text:p>55.1676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764.200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m8y62ggabzd1kdm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 office:value-type="float" office:value="33.91259" calcext:value-type="float">
            <text:p>33.9125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3447.199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torey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4" calcext:value-type="float">
            <text:p>1994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p341g9v4c03j8tk8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torey</text:p>
          </table:table-cell>
          <table:table-cell office:value-type="string" calcext:value-type="string">
            <text:p>Gaja</text:p>
          </table:table-cell>
          <table:table-cell office:value-type="float" office:value="38.3811" calcext:value-type="float">
            <text:p>38.381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297.201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Lavoro</text:p>
          </table:table-cell>
          <table:table-cell office:value-type="string" calcext:value-type="string">
            <text:p>Galar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qm11p59g3eh031w9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Lavoro</text:p>
          </table:table-cell>
          <table:table-cell office:value-type="string" calcext:value-type="string">
            <text:p>Galardi</text:p>
          </table:table-cell>
          <table:table-cell office:value-type="float" office:value="49.73026" calcext:value-type="float">
            <text:p>49.730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297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Lavoro</text:p>
          </table:table-cell>
          <table:table-cell office:value-type="string" calcext:value-type="string">
            <text:p>Galar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qm11p59g3eh031w9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Lavoro</text:p>
          </table:table-cell>
          <table:table-cell office:value-type="string" calcext:value-type="string">
            <text:p>Galardi</text:p>
          </table:table-cell>
          <table:table-cell office:value-type="float" office:value="49.73026" calcext:value-type="float">
            <text:p>49.730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772.1998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 Monfortino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1998" calcext:value-type="float">
            <text:p>1998</text:p>
          </table:table-cell>
          <table:table-cell office:value-type="float" office:value="470000" calcext:value-type="float">
            <text:p>47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80dyvp82qzdjyy0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 Monfortino</text:p>
          </table:table-cell>
          <table:table-cell office:value-type="string" calcext:value-type="string">
            <text:p>Giacomo Conterno</text:p>
          </table:table-cell>
          <table:table-cell office:value-type="float" office:value="58.16818" calcext:value-type="float">
            <text:p>58.168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6297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scato d'Asti Casa di Bianca</text:p>
          </table:table-cell>
          <table:table-cell office:value-type="string" calcext:value-type="string">
            <text:p>Gianni Dogl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2ra5k42b6srggyjj94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d'Asti Casa di Bianca</text:p>
          </table:table-cell>
          <table:table-cell office:value-type="string" calcext:value-type="string">
            <text:p>Gianni Doglia</text:p>
          </table:table-cell>
          <table:table-cell office:value-type="float" office:value="60.751038" calcext:value-type="float">
            <text:p>60.7510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8899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Vigna Rionda Ester Canale</text:p>
          </table:table-cell>
          <table:table-cell office:value-type="string" calcext:value-type="string">
            <text:p>Giovanni Ro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4000" calcext:value-type="float">
            <text:p>3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khtdndyyp4cqe3xg7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Vigna Rionda Ester Canale</text:p>
          </table:table-cell>
          <table:table-cell office:value-type="string" calcext:value-type="string">
            <text:p>Giovanni Rosso</text:p>
          </table:table-cell>
          <table:table-cell office:value-type="float" office:value="67.07731" calcext:value-type="float">
            <text:p>67.0773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8179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Gor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8wn6c478cae146g4p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Gorelli</text:p>
          </table:table-cell>
          <table:table-cell office:value-type="float" office:value="39.829998" calcext:value-type="float">
            <text:p>39.82999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0876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Rosso</text:p>
          </table:table-cell>
          <table:table-cell office:value-type="string" calcext:value-type="string">
            <text:p>Grattamac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5000" calcext:value-type="float">
            <text:p>15000</text:p>
          </table:table-cell>
          <table:table-cell office:value-type="float" office:value="7859" calcext:value-type="float">
            <text:p>7859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e5ypc6y7p7pts9p2a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Rosso</text:p>
          </table:table-cell>
          <table:table-cell office:value-type="string" calcext:value-type="string">
            <text:p>Grattamacco</text:p>
          </table:table-cell>
          <table:table-cell office:value-type="float" office:value="46.717033" calcext:value-type="float">
            <text:p>46.7170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2205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Griesbau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e5spbp1btqzh90xxv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Griesbauerhof</text:p>
          </table:table-cell>
          <table:table-cell office:value-type="float" office:value="39.36693" calcext:value-type="float">
            <text:p>39.366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6422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Rute</text:p>
          </table:table-cell>
          <table:table-cell office:value-type="string" calcext:value-type="string">
            <text:p>Guado al Me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7fskmbyaxj5qdzkn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ute Bolgheri</text:p>
          </table:table-cell>
          <table:table-cell office:value-type="string" calcext:value-type="string">
            <text:p>Guado al Melo</text:p>
          </table:table-cell>
          <table:table-cell office:value-type="float" office:value="58.025608" calcext:value-type="float">
            <text:p>58.0256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6423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Atis</text:p>
          </table:table-cell>
          <table:table-cell office:value-type="string" calcext:value-type="string">
            <text:p>Guado al Me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7rjtsb1mgsb1mwak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tis Bolgheri Superiore</text:p>
          </table:table-cell>
          <table:table-cell office:value-type="string" calcext:value-type="string">
            <text:p>Guado al Melo</text:p>
          </table:table-cell>
          <table:table-cell office:value-type="float" office:value="59.96776" calcext:value-type="float">
            <text:p>59.967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4202.2018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Ignaz Niedrist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hs9jhfbgmv59ybtb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Ignaz Niedrist</text:p>
          </table:table-cell>
          <table:table-cell office:value-type="float" office:value="56.401424" calcext:value-type="float">
            <text:p>56.4014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4202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Ignaz 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hs9jhfbgmv59ybtb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Ignaz Niedrist</text:p>
          </table:table-cell>
          <table:table-cell office:value-type="float" office:value="56.401424" calcext:value-type="float">
            <text:p>56.4014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0225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Gries Berger Gei</text:p>
          </table:table-cell>
          <table:table-cell office:value-type="string" calcext:value-type="string">
            <text:p>Ignaz 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hddsb4xqqfzqten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Gries Riserva Berger Gei</text:p>
          </table:table-cell>
          <table:table-cell office:value-type="string" calcext:value-type="string">
            <text:p>Ignaz Niedrist</text:p>
          </table:table-cell>
          <table:table-cell office:value-type="float" office:value="68.08391" calcext:value-type="float">
            <text:p>68.0839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585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olbenhof</text:p>
          </table:table-cell>
          <table:table-cell office:value-type="string" calcext:value-type="string">
            <text:p>J. 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fry7b1bvnhq9m8av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olbenhof</text:p>
          </table:table-cell>
          <table:table-cell office:value-type="string" calcext:value-type="string">
            <text:p>J. Hofstätter</text:p>
          </table:table-cell>
          <table:table-cell office:value-type="float" office:value="53.300594" calcext:value-type="float">
            <text:p>53.3005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858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nmd61hkk9sxtdtzj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Franz Haas</text:p>
          </table:table-cell>
          <table:table-cell office:value-type="float" office:value="39.620136" calcext:value-type="float">
            <text:p>39.6201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76398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anerole</text:p>
          </table:table-cell>
          <table:table-cell office:value-type="string" calcext:value-type="string">
            <text:p>Franco Cont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xgz16xhc182prk3a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anerole</text:p>
          </table:table-cell>
          <table:table-cell office:value-type="string" calcext:value-type="string">
            <text:p>Franco Conterno</text:p>
          </table:table-cell>
          <table:table-cell office:value-type="float" office:value="54.065163" calcext:value-type="float">
            <text:p>54.0651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3370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Monopolio Sannicola</text:p>
          </table:table-cell>
          <table:table-cell office:value-type="string" calcext:value-type="string">
            <text:p>Fondo Indize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930" calcext:value-type="float">
            <text:p>93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92r7p926zxxcbcd13d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Monopolio Sannicola</text:p>
          </table:table-cell>
          <table:table-cell office:value-type="string" calcext:value-type="string">
            <text:p>Fondo Indizeno</text:p>
          </table:table-cell>
          <table:table-cell office:value-type="float" office:value="64.00589" calcext:value-type="float">
            <text:p>64.0058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977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Ludwig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3y4xhj4xhmpssq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Ludwig</text:p>
          </table:table-cell>
          <table:table-cell office:value-type="string" calcext:value-type="string">
            <text:p>Elena Walch</text:p>
          </table:table-cell>
          <table:table-cell office:value-type="float" office:value="56.422276" calcext:value-type="float">
            <text:p>56.4222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979.2017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Istrice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820wjbdg9fbdw0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Istrice</text:p>
          </table:table-cell>
          <table:table-cell office:value-type="string" calcext:value-type="string">
            <text:p>Elena Walch</text:p>
          </table:table-cell>
          <table:table-cell office:value-type="float" office:value="51.523087" calcext:value-type="float">
            <text:p>51.5230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979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Istrice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820wjbdg9fbdw0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Istrice</text:p>
          </table:table-cell>
          <table:table-cell office:value-type="string" calcext:value-type="string">
            <text:p>Elena Walch</text:p>
          </table:table-cell>
          <table:table-cell office:value-type="float" office:value="51.523087" calcext:value-type="float">
            <text:p>51.5230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978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2g2560ph7dkwcsm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 office:value-type="float" office:value="53.316277" calcext:value-type="float">
            <text:p>53.3162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3840.2022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Passito Cashmere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nbp9dp8m3sbvk7r4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ashmere Gewürztraminer Passito</text:p>
          </table:table-cell>
          <table:table-cell office:value-type="string" calcext:value-type="string">
            <text:p>Elena Walch</text:p>
          </table:table-cell>
          <table:table-cell office:value-type="float" office:value="59.23284" calcext:value-type="float">
            <text:p>59.232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904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astelaz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mjdffxj8sm2hnsw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astelaz</text:p>
          </table:table-cell>
          <table:table-cell office:value-type="string" calcext:value-type="string">
            <text:p>Elena Walch</text:p>
          </table:table-cell>
          <table:table-cell office:value-type="float" office:value="57.65945" calcext:value-type="float">
            <text:p>57.659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5584.2024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700" calcext:value-type="float">
            <text:p>3700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j05v9kbqnn8jmsy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</text:p>
          </table:table-cell>
          <table:table-cell office:value-type="string" calcext:value-type="string">
            <text:p>Elena Walch</text:p>
          </table:table-cell>
          <table:table-cell office:value-type="float" office:value="43.464523" calcext:value-type="float">
            <text:p>43.4645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4289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57.02351" calcext:value-type="float">
            <text:p>57.0235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6057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Vigna Kastelaz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jr9a27wz76vak55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Vigna Kastelaz</text:p>
          </table:table-cell>
          <table:table-cell office:value-type="string" calcext:value-type="string">
            <text:p>Elena Walch</text:p>
          </table:table-cell>
          <table:table-cell office:value-type="float" office:value="57.878487" calcext:value-type="float">
            <text:p>57.8784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9155.202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rhwfyrtm8xdtxbj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Elena Walch</text:p>
          </table:table-cell>
          <table:table-cell office:value-type="float" office:value="42.386246" calcext:value-type="float">
            <text:p>42.3862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977.2020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Ludwig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5200" calcext:value-type="float">
            <text:p>15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3y4xhj4xhmpssq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Ludwig</text:p>
          </table:table-cell>
          <table:table-cell office:value-type="string" calcext:value-type="string">
            <text:p>Elena Walch</text:p>
          </table:table-cell>
          <table:table-cell office:value-type="float" office:value="56.422276" calcext:value-type="float">
            <text:p>56.4222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8752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Aton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8500" calcext:value-type="float">
            <text:p>18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rbg23ev9fdyw7ar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Aton</text:p>
          </table:table-cell>
          <table:table-cell office:value-type="string" calcext:value-type="string">
            <text:p>Elena Walch</text:p>
          </table:table-cell>
          <table:table-cell office:value-type="float" office:value="55.38909" calcext:value-type="float">
            <text:p>55.3890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745.2021.b</text:p>
          </table:table-cell>
          <table:table-cell table:style-name="ce2"/>
          <table:table-cell office:value-type="string" calcext:value-type="string">
            <text:p>Franciacorta Rosé Brût</text:p>
          </table:table-cell>
          <table:table-cell office:value-type="string" calcext:value-type="string">
            <text:p>Ferghett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2xwk0dgy2dfvam77kh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Brut Rosé</text:p>
          </table:table-cell>
          <table:table-cell office:value-type="string" calcext:value-type="string">
            <text:p>Ferghettina</text:p>
          </table:table-cell>
          <table:table-cell office:value-type="float" office:value="42.29382" calcext:value-type="float">
            <text:p>42.293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8752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Aton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rbg23ev9fdyw7ar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Aton</text:p>
          </table:table-cell>
          <table:table-cell office:value-type="string" calcext:value-type="string">
            <text:p>Elena Walch</text:p>
          </table:table-cell>
          <table:table-cell office:value-type="float" office:value="55.38909" calcext:value-type="float">
            <text:p>55.3890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8752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Aton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rbg23ev9fdyw7ar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Aton</text:p>
          </table:table-cell>
          <table:table-cell office:value-type="string" calcext:value-type="string">
            <text:p>Elena Walch</text:p>
          </table:table-cell>
          <table:table-cell office:value-type="float" office:value="55.38909" calcext:value-type="float">
            <text:p>55.3890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8245.2024.b</text:p>
          </table:table-cell>
          <table:table-cell table:style-name="ce2"/>
          <table:table-cell office:value-type="string" calcext:value-type="string">
            <text:p>Rosé 20/26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snrdqg2p9xwq3hhk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 20/26</text:p>
          </table:table-cell>
          <table:table-cell office:value-type="string" calcext:value-type="string">
            <text:p>Elena Walch</text:p>
          </table:table-cell>
          <table:table-cell office:value-type="float" office:value="57.263844" calcext:value-type="float">
            <text:p>57.26384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51544.1999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Dürnsteiner Kellerberg</text:p>
          </table:table-cell>
          <table:table-cell office:value-type="string" calcext:value-type="string">
            <text:p>F.X.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cv185h7mz3s4470r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Dürnsteiner Kellerberg</text:p>
          </table:table-cell>
          <table:table-cell office:value-type="string" calcext:value-type="string">
            <text:p>F.X. Pichler</text:p>
          </table:table-cell>
          <table:table-cell office:value-type="float" office:value="58.10285" calcext:value-type="float">
            <text:p>58.1028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90455.1999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Loibner Steinertal</text:p>
          </table:table-cell>
          <table:table-cell office:value-type="string" calcext:value-type="string">
            <text:p>F.X.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ce6scf14tn0a68vm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Loibner Steinertal</text:p>
          </table:table-cell>
          <table:table-cell office:value-type="string" calcext:value-type="string">
            <text:p>F.X. Pichler</text:p>
          </table:table-cell>
          <table:table-cell office:value-type="float" office:value="57.67823" calcext:value-type="float">
            <text:p>57.678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986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Falken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axbqydzx212xvsedz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Falkenstein</text:p>
          </table:table-cell>
          <table:table-cell office:value-type="float" office:value="29.572674" calcext:value-type="float">
            <text:p>29.5726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767.199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ffredi</text:p>
          </table:table-cell>
          <table:table-cell office:value-type="string" calcext:value-type="string">
            <text:p>Fattoria Le Pupi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jta34g6r2n4grn17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ffredi</text:p>
          </table:table-cell>
          <table:table-cell office:value-type="string" calcext:value-type="string">
            <text:p>Fattoria le Pupille</text:p>
          </table:table-cell>
          <table:table-cell office:value-type="float" office:value="51.3084" calcext:value-type="float">
            <text:p>51.30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767.200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ffredi</text:p>
          </table:table-cell>
          <table:table-cell office:value-type="string" calcext:value-type="string">
            <text:p>Fattoria Le Pupi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jta34g6r2n4grn17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ffredi</text:p>
          </table:table-cell>
          <table:table-cell office:value-type="string" calcext:value-type="string">
            <text:p>Fattoria le Pupille</text:p>
          </table:table-cell>
          <table:table-cell office:value-type="float" office:value="51.3084" calcext:value-type="float">
            <text:p>51.30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767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ffredi</text:p>
          </table:table-cell>
          <table:table-cell office:value-type="string" calcext:value-type="string">
            <text:p>Fattoria Le Pupi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300" calcext:value-type="float">
            <text:p>12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jta34g6r2n4grn17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ffredi</text:p>
          </table:table-cell>
          <table:table-cell office:value-type="string" calcext:value-type="string">
            <text:p>Fattoria le Pupille</text:p>
          </table:table-cell>
          <table:table-cell office:value-type="float" office:value="51.3084" calcext:value-type="float">
            <text:p>51.30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744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anciacorta Milledì Brût</text:p>
          </table:table-cell>
          <table:table-cell office:value-type="string" calcext:value-type="string">
            <text:p>Ferghett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pe94ja6w2jmd373t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Milledì Brut</text:p>
          </table:table-cell>
          <table:table-cell office:value-type="string" calcext:value-type="string">
            <text:p>Ferghettina</text:p>
          </table:table-cell>
          <table:table-cell office:value-type="float" office:value="48.329624" calcext:value-type="float">
            <text:p>48.32962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3831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Ripasso Superiore Ripassa</text:p>
          </table:table-cell>
          <table:table-cell office:value-type="string" calcext:value-type="string">
            <text:p>Zena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fnr67jf8jfan1y6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Ripasso Superiore Ripassa</text:p>
          </table:table-cell>
          <table:table-cell office:value-type="string" calcext:value-type="string">
            <text:p>Zenato</text:p>
          </table:table-cell>
          <table:table-cell office:value-type="float" office:value="55.886215" calcext:value-type="float">
            <text:p>55.88621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69999.2020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r unum et anima una</text:p>
          </table:table-cell>
          <table:table-cell office:value-type="string" calcext:value-type="string">
            <text:p>Abbazia di Novacell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1400" calcext:value-type="float">
            <text:p>11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kwfhw1mqfjkvb7rqpx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ucco d'Uva Bianco</text:p>
          </table:table-cell>
          <table:table-cell office:value-type="string" calcext:value-type="string">
            <text:p>Abbazia di Praglia</text:p>
          </table:table-cell>
          <table:table-cell office:value-type="float" office:value="22.971712" calcext:value-type="float">
            <text:p>22.97171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3842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Praepositus</text:p>
          </table:table-cell>
          <table:table-cell office:value-type="string" calcext:value-type="string">
            <text:p>Abbazia di Novac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bqz63eb6q9p4e2k94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Praepositus</text:p>
          </table:table-cell>
          <table:table-cell office:value-type="string" calcext:value-type="string">
            <text:p>Kloster Neustift / Abbazia di Novacella</text:p>
          </table:table-cell>
          <table:table-cell office:value-type="float" office:value="47.042072" calcext:value-type="float">
            <text:p>47.04207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3841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Praepositus</text:p>
          </table:table-cell>
          <table:table-cell office:value-type="string" calcext:value-type="string">
            <text:p>Abbazia di Novac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bqpkdt1kxf4qvpa0e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Praepositus</text:p>
          </table:table-cell>
          <table:table-cell office:value-type="string" calcext:value-type="string">
            <text:p>Kloster Neustift / Abbazia di Novacella</text:p>
          </table:table-cell>
          <table:table-cell office:value-type="float" office:value="45.118988" calcext:value-type="float">
            <text:p>45.11898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6142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Praepositus</text:p>
          </table:table-cell>
          <table:table-cell office:value-type="string" calcext:value-type="string">
            <text:p>Abbazia di Novac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bqxy7znx9ckcz7p9v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Praepositus</text:p>
          </table:table-cell>
          <table:table-cell office:value-type="string" calcext:value-type="string">
            <text:p>Kloster Neustift / Abbazia di Novacella</text:p>
          </table:table-cell>
          <table:table-cell office:value-type="float" office:value="41.615707" calcext:value-type="float">
            <text:p>41.61570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100767.2019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Ungeheuer</text:p>
          </table:table-cell>
          <table:table-cell office:value-type="string" calcext:value-type="string">
            <text:p>Acham-Mag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100" calcext:value-type="float">
            <text:p>9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ztq8j8s424g8eknhm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orster Ungeheuer Riesling Trocken</text:p>
          </table:table-cell>
          <table:table-cell office:value-type="string" calcext:value-type="string">
            <text:p>Acham-Magin</text:p>
          </table:table-cell>
          <table:table-cell office:value-type="float" office:value="48.805668" calcext:value-type="float">
            <text:p>48.80566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9081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bera del Duero Tinto Pesquera Crianza</text:p>
          </table:table-cell>
          <table:table-cell office:value-type="string" calcext:value-type="string">
            <text:p>Alejandro Fernandez Tinto Pesqu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2g0yg5mhr2425e76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to Pesquera Crianza</text:p>
          </table:table-cell>
          <table:table-cell office:value-type="string" calcext:value-type="string">
            <text:p>Tinto Pesquera</text:p>
          </table:table-cell>
          <table:table-cell office:value-type="float" office:value="64.80934" calcext:value-type="float">
            <text:p>64.809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4020.2011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Löwengang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1" calcext:value-type="float">
            <text:p>2011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ndsrmndw98djg58tzvwh8q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49.550964" calcext:value-type="float">
            <text:p>49.5509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774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Gaun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000" calcext:value-type="float">
            <text:p>4000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9rrcca981vfgqsg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Gaun Bio</text:p>
          </table:table-cell>
          <table:table-cell office:value-type="string" calcext:value-type="string">
            <text:p>Alois Lageder</text:p>
          </table:table-cell>
          <table:table-cell office:value-type="float" office:value="45.967907" calcext:value-type="float">
            <text:p>45.9679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775.2020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49.039955" calcext:value-type="float">
            <text:p>49.0399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775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49.039955" calcext:value-type="float">
            <text:p>49.0399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775.2021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49.039955" calcext:value-type="float">
            <text:p>49.03995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962.1995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 Römigberg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office:value-type="float" office:value="17600" calcext:value-type="float">
            <text:p>17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48.36932" calcext:value-type="float">
            <text:p>48.3693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962.199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 Römigberg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48.36932" calcext:value-type="float">
            <text:p>48.3693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962.199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 Römigberg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8" calcext:value-type="float">
            <text:p>1998</text:p>
          </table:table-cell>
          <table:table-cell office:value-type="float" office:value="18000" calcext:value-type="float">
            <text:p>18000</text:p>
          </table:table-cell>
          <table:table-cell office:value-type="float" office:value="8950" calcext:value-type="float">
            <text:p>89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48.36932" calcext:value-type="float">
            <text:p>48.3693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962.200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 Römigberg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15000" calcext:value-type="float">
            <text:p>15000</text:p>
          </table:table-cell>
          <table:table-cell office:value-type="float" office:value="7550" calcext:value-type="float">
            <text:p>75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48.36932" calcext:value-type="float">
            <text:p>48.3693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962.2006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 Römigberg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6" calcext:value-type="float">
            <text:p>2006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48.36932" calcext:value-type="float">
            <text:p>48.3693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962.200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 Römigberg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48.36932" calcext:value-type="float">
            <text:p>48.3693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962.201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 Römigberg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1000" calcext:value-type="float">
            <text:p>11000</text:p>
          </table:table-cell>
          <table:table-cell office:value-type="float" office:value="5600" calcext:value-type="float">
            <text:p>56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48.36932" calcext:value-type="float">
            <text:p>48.3693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962.2015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 Römigberg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100" calcext:value-type="float">
            <text:p>9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48.36932" calcext:value-type="float">
            <text:p>48.3693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962.201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 Römigberg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48.36932" calcext:value-type="float">
            <text:p>48.3693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962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 Römigberg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48.36932" calcext:value-type="float">
            <text:p>48.369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96381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öwengang Uvaggio Storico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300" calcext:value-type="float">
            <text:p>10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99kjdyfr17zhgfk7mv0vs0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öwengang Uvaggio Storico Bio</text:p>
          </table:table-cell>
          <table:table-cell office:value-type="string" calcext:value-type="string">
            <text:p>Alois Lageder</text:p>
          </table:table-cell>
          <table:table-cell office:value-type="float" office:value="62.67074" calcext:value-type="float">
            <text:p>62.670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8040.200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MCM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3" calcext:value-type="float">
            <text:p>2003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2z4q0kxzq0wqcjq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MCM Bio</text:p>
          </table:table-cell>
          <table:table-cell office:value-type="string" calcext:value-type="string">
            <text:p>Alois Lageder</text:p>
          </table:table-cell>
          <table:table-cell office:value-type="float" office:value="48.041847" calcext:value-type="float">
            <text:p>48.0418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8040.200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MCM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2z4q0kxzq0wqcjq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MCM Bio</text:p>
          </table:table-cell>
          <table:table-cell office:value-type="string" calcext:value-type="string">
            <text:p>Alois Lageder</text:p>
          </table:table-cell>
          <table:table-cell office:value-type="float" office:value="48.041847" calcext:value-type="float">
            <text:p>48.0418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8040.2015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MCM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2z4q0kxzq0wqcjq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MCM Bio</text:p>
          </table:table-cell>
          <table:table-cell office:value-type="string" calcext:value-type="string">
            <text:p>Alois Lageder</text:p>
          </table:table-cell>
          <table:table-cell office:value-type="float" office:value="48.041847" calcext:value-type="float">
            <text:p>48.0418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04481.2024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isto Mare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500" calcext:value-type="float">
            <text:p>3500</text:p>
          </table:table-cell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pwyyw8zy8jsjq7b7yzsydj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isto Mare Bio</text:p>
          </table:table-cell>
          <table:table-cell office:value-type="string" calcext:value-type="string">
            <text:p>Alois Lageder</text:p>
          </table:table-cell>
          <table:table-cell office:value-type="float" office:value="51.006805" calcext:value-type="float">
            <text:p>51.0068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9034.2011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Krafuss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1" calcext:value-type="float">
            <text:p>2011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fy2h5q290gf20cv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Krafuss Bio</text:p>
          </table:table-cell>
          <table:table-cell office:value-type="string" calcext:value-type="string">
            <text:p>Alois Lageder</text:p>
          </table:table-cell>
          <table:table-cell office:value-type="float" office:value="48.219757" calcext:value-type="float">
            <text:p>48.2197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100819.201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ribus Unitis Landibell</text:p>
          </table:table-cell>
          <table:table-cell office:value-type="string" calcext:value-type="string">
            <text:p>Andi Sö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8jn5sz9wrjw5s4ray8pt4m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ribus Unitis Rot</text:p>
          </table:table-cell>
          <table:table-cell office:value-type="string" calcext:value-type="string">
            <text:p>Andi Sölva &amp; Norbert Kofler</text:p>
          </table:table-cell>
          <table:table-cell office:value-type="float" office:value="39.047306" calcext:value-type="float">
            <text:p>39.04730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59340.200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ribus Unitis mit Vereinten Kräften Rot</text:p>
          </table:table-cell>
          <table:table-cell office:value-type="string" calcext:value-type="string">
            <text:p>Andi Sö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8jn5sz9wrjw5s4ray8pt4m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ribus Unitis Rot</text:p>
          </table:table-cell>
          <table:table-cell office:value-type="string" calcext:value-type="string">
            <text:p>Andi Sölva &amp; Norbert Kofler</text:p>
          </table:table-cell>
          <table:table-cell office:value-type="float" office:value="45.391193" calcext:value-type="float">
            <text:p>45.39119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59340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ribus Unitis mit Vereinten Kräften Rot</text:p>
          </table:table-cell>
          <table:table-cell office:value-type="string" calcext:value-type="string">
            <text:p>Andi Sö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8jn5sz9wrjw5s4ray8pt4m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ribus Unitis Rot</text:p>
          </table:table-cell>
          <table:table-cell office:value-type="string" calcext:value-type="string">
            <text:p>Andi Sölva &amp; Norbert Kofler</text:p>
          </table:table-cell>
          <table:table-cell office:value-type="float" office:value="45.391193" calcext:value-type="float">
            <text:p>45.39119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59335.2016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ribus Unitis mit Vereinten Kräften Weiss</text:p>
          </table:table-cell>
          <table:table-cell office:value-type="string" calcext:value-type="string">
            <text:p>Andi Sö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300" calcext:value-type="float">
            <text:p>9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fqyt6n0gh12rc41c2w55ys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ribus Unitis Weiß</text:p>
          </table:table-cell>
          <table:table-cell office:value-type="string" calcext:value-type="string">
            <text:p>Andi Sölva &amp; Norbert Kofler</text:p>
          </table:table-cell>
          <table:table-cell office:value-type="float" office:value="44.95318" calcext:value-type="float">
            <text:p>44.9531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37060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ndrius</text:p>
          </table:table-cell>
          <table:table-cell office:value-type="string" calcext:value-type="string">
            <text:p>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971ed8zvxghawenw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Andrius</text:p>
          </table:table-cell>
          <table:table-cell office:value-type="string" calcext:value-type="string">
            <text:p>Kellerei Andrian / Cantina Andrian</text:p>
          </table:table-cell>
          <table:table-cell office:value-type="float" office:value="26.09998" calcext:value-type="float">
            <text:p>26.0999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3874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or di Lupo</text:p>
          </table:table-cell>
          <table:table-cell office:value-type="string" calcext:value-type="string">
            <text:p>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d5rkxrxtmvtvyavda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or di Lupo</text:p>
          </table:table-cell>
          <table:table-cell office:value-type="string" calcext:value-type="string">
            <text:p>Kellerei Andrian / Cantina Andrian</text:p>
          </table:table-cell>
          <table:table-cell office:value-type="float" office:value="41.84557" calcext:value-type="float">
            <text:p>41.8455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4203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Gant</text:p>
          </table:table-cell>
          <table:table-cell office:value-type="string" calcext:value-type="string">
            <text:p>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81000dkhjr5nycrc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Gant</text:p>
          </table:table-cell>
          <table:table-cell office:value-type="string" calcext:value-type="string">
            <text:p>Kellerei Andrian / Cantina Andrian</text:p>
          </table:table-cell>
          <table:table-cell office:value-type="float" office:value="31.415394" calcext:value-type="float">
            <text:p>31.41539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43782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ta Maddalena Classico Antheos</text:p>
          </table:table-cell>
          <table:table-cell office:value-type="string" calcext:value-type="string">
            <text:p>Ansitz 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svc6e1gszjkytz02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Classico Antheos</text:p>
          </table:table-cell>
          <table:table-cell office:value-type="string" calcext:value-type="string">
            <text:p>Ansitz Waldgries</text:p>
          </table:table-cell>
          <table:table-cell office:value-type="float" office:value="59.389114" calcext:value-type="float">
            <text:p>59.38911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1105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alento Brût</text:p>
          </table:table-cell>
          <table:table-cell office:value-type="string" calcext:value-type="string">
            <text:p>Arun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qpjnycj93jmb0chbj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Extra Brut</text:p>
          </table:table-cell>
          <table:table-cell office:value-type="string" calcext:value-type="string">
            <text:p>Arunda</text:p>
          </table:table-cell>
          <table:table-cell office:value-type="float" office:value="30.30246" calcext:value-type="float">
            <text:p>30.3024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13932.0.b</text:p>
          </table:table-cell>
          <table:table-cell table:style-name="ce2"/>
          <table:table-cell office:value-type="string" calcext:value-type="string">
            <text:p>Talento Rosé Brût</text:p>
          </table:table-cell>
          <table:table-cell office:value-type="string" calcext:value-type="string">
            <text:p>Arun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qp8001hgdxwpf04m6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eiterer-Reiterer Rosé Brut</text:p>
          </table:table-cell>
          <table:table-cell office:value-type="string" calcext:value-type="string">
            <text:p>Arunda</text:p>
          </table:table-cell>
          <table:table-cell office:value-type="float" office:value="32.73054" calcext:value-type="float">
            <text:p>32.7305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.37160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arfalla Noir Collection Extra brût</text:p>
          </table:table-cell>
          <table:table-cell office:value-type="string" calcext:value-type="string">
            <text:p>Ballab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azpra4bep3hyzchd7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Farfalla Noir Collection Extra Brut</text:p>
          </table:table-cell>
          <table:table-cell office:value-type="string" calcext:value-type="string">
            <text:p>Ballabio</text:p>
          </table:table-cell>
          <table:table-cell office:value-type="float" office:value="45.925697" calcext:value-type="float">
            <text:p>45.9256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7159.0.b</text:p>
          </table:table-cell>
          <table:table-cell table:style-name="ce2"/>
          <table:table-cell office:value-type="string" calcext:value-type="string">
            <text:p>Farfalla Noir Collection Rosé Brût</text:p>
          </table:table-cell>
          <table:table-cell office:value-type="string" calcext:value-type="string">
            <text:p>Ballab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azxvh8dmvmkt5bkvb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arfalla Brut Rosé</text:p>
          </table:table-cell>
          <table:table-cell office:value-type="string" calcext:value-type="string">
            <text:p>Ballabio</text:p>
          </table:table-cell>
          <table:table-cell office:value-type="float" office:value="44.769127" calcext:value-type="float">
            <text:p>44.7691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391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Fass 4</text:p>
          </table:table-cell>
          <table:table-cell office:value-type="string" calcext:value-type="string">
            <text:p>Bernhard Ot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44gxm4sejjrckq5x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Fass 4 Bio</text:p>
          </table:table-cell>
          <table:table-cell office:value-type="string" calcext:value-type="string">
            <text:p>Bernhard Ott</text:p>
          </table:table-cell>
          <table:table-cell office:value-type="float" office:value="50.15428" calcext:value-type="float">
            <text:p>50.1542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390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Ried Rosenberg</text:p>
          </table:table-cell>
          <table:table-cell office:value-type="string" calcext:value-type="string">
            <text:p>Bernhard Ot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4xwa20w2my2q0t5g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Ried Rosenberg Bio</text:p>
          </table:table-cell>
          <table:table-cell office:value-type="string" calcext:value-type="string">
            <text:p>Bernhard Ott</text:p>
          </table:table-cell>
          <table:table-cell office:value-type="float" office:value="47.125343" calcext:value-type="float">
            <text:p>47.1253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9216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Montmains 1er Cru</text:p>
          </table:table-cell>
          <table:table-cell office:value-type="string" calcext:value-type="string">
            <text:p>Bess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rs8eqkj9dcfn6arrf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Montmains</text:p>
          </table:table-cell>
          <table:table-cell office:value-type="string" calcext:value-type="string">
            <text:p>Besson</text:p>
          </table:table-cell>
          <table:table-cell office:value-type="float" office:value="40.045143" calcext:value-type="float">
            <text:p>40.04514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5415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lore Rosso 20° Anniversario</text:p>
          </table:table-cell>
          <table:table-cell office:value-type="string" calcext:value-type="string">
            <text:p>Bibi Graet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7400" calcext:value-type="float">
            <text:p>47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q3k3pw9bwzqjgps81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lore Toscana</text:p>
          </table:table-cell>
          <table:table-cell office:value-type="string" calcext:value-type="string">
            <text:p>Bibi Graetz</text:p>
          </table:table-cell>
          <table:table-cell office:value-type="float" office:value="54.993427" calcext:value-type="float">
            <text:p>54.9934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84.201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stamatta Rosso</text:p>
          </table:table-cell>
          <table:table-cell office:value-type="string" calcext:value-type="string">
            <text:p>Bibi Graet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6hxayhxgx9bvd6ge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stamatta</text:p>
          </table:table-cell>
          <table:table-cell office:value-type="string" calcext:value-type="string">
            <text:p>Bibi Graetz</text:p>
          </table:table-cell>
          <table:table-cell office:value-type="float" office:value="60.413235" calcext:value-type="float">
            <text:p>60.41323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.86957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teaux Bourguignons Chardonnay La Boule de Billard</text:p>
          </table:table-cell>
          <table:table-cell office:value-type="string" calcext:value-type="string">
            <text:p>Billard Père et Fi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350" calcext:value-type="float">
            <text:p>13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xhygqgxxkwt7rk2yy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teaux Bourguignons Chardonnay</text:p>
          </table:table-cell>
          <table:table-cell office:value-type="string" calcext:value-type="string">
            <text:p>Duvernay Père &amp; Fils</text:p>
          </table:table-cell>
          <table:table-cell office:value-type="float" office:value="33.572258" calcext:value-type="float">
            <text:p>33.5722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585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ut Réserve</text:p>
          </table:table-cell>
          <table:table-cell office:value-type="string" calcext:value-type="string">
            <text:p>Billecart-Salm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700" calcext:value-type="float">
            <text:p>9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64rxrjyjxd4za3j27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éserve Brut</text:p>
          </table:table-cell>
          <table:table-cell office:value-type="string" calcext:value-type="string">
            <text:p>Billecart-Salmon</text:p>
          </table:table-cell>
          <table:table-cell office:value-type="float" office:value="46.504967" calcext:value-type="float">
            <text:p>46.50496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423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Il Greppo</text:p>
          </table:table-cell>
          <table:table-cell office:value-type="string" calcext:value-type="string">
            <text:p>Biondi S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0500" calcext:value-type="float">
            <text:p>20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w8328ttr5b1njk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Biondi-Santi</text:p>
          </table:table-cell>
          <table:table-cell office:value-type="float" office:value="50.19427" calcext:value-type="float">
            <text:p>50.194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0840.2019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bissi Spumante</text:p>
          </table:table-cell>
          <table:table-cell office:value-type="string" calcext:value-type="string">
            <text:p>Biss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rrhw66vgaj6zy6j9m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bissi Bianco Spumante</text:p>
          </table:table-cell>
          <table:table-cell office:value-type="string" calcext:value-type="string">
            <text:p>Bisson</text:p>
          </table:table-cell>
          <table:table-cell office:value-type="float" office:value="38.57055" calcext:value-type="float">
            <text:p>38.5705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.84858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anciacorta Quarantaquattro Racconti Brût (dég. 03/2024)</text:p>
          </table:table-cell>
          <table:table-cell office:value-type="string" calcext:value-type="string">
            <text:p>Bredasole</text:p>
          </table:table-cell>
          <table:table-cell table:style-name="ce1" office:value-type="string" calcext:value-type="string">
            <text:p>dég. 03/2024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0xcyc04pdkfnj7rw2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Racconti Brut</text:p>
          </table:table-cell>
          <table:table-cell office:value-type="string" calcext:value-type="string">
            <text:p>Bredasole</text:p>
          </table:table-cell>
          <table:table-cell office:value-type="float" office:value="49.376217" calcext:value-type="float">
            <text:p>49.37621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.934.1990.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anciacorta Cuvée Annamaria Clementi Brut</text:p>
          </table:table-cell>
          <table:table-cell office:value-type="string" calcext:value-type="string">
            <text:p>Ca' del Bosco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1990" calcext:value-type="float">
            <text:p>199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r3vp26k7752yh5y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uvée Annamaria Clementi Extra Brut</text:p>
          </table:table-cell>
          <table:table-cell office:value-type="string" calcext:value-type="string">
            <text:p>Ca' del Bosco</text:p>
          </table:table-cell>
          <table:table-cell office:value-type="float" office:value="52.536198" calcext:value-type="float">
            <text:p>52.536198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43055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anciacorta Cuvée Prestige Extra brût</text:p>
          </table:table-cell>
          <table:table-cell office:value-type="string" calcext:value-type="string">
            <text:p>Ca' del Bo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5tkafqr60hga5xm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uvée Prestige</text:p>
          </table:table-cell>
          <table:table-cell office:value-type="string" calcext:value-type="string">
            <text:p>Ca' del Bosco</text:p>
          </table:table-cell>
          <table:table-cell office:value-type="float" office:value="43.106285" calcext:value-type="float">
            <text:p>43.1062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39.200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Camarcanda</text:p>
          </table:table-cell>
          <table:table-cell office:value-type="string" calcext:value-type="string">
            <text:p>Ca' Marcan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19800" calcext:value-type="float">
            <text:p>19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p4p0rmdx7xagx63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marcanda</text:p>
          </table:table-cell>
          <table:table-cell office:value-type="string" calcext:value-type="string">
            <text:p>Gaja - Ca' Marcanda</text:p>
          </table:table-cell>
          <table:table-cell office:value-type="float" office:value="48.110657" calcext:value-type="float">
            <text:p>48.1106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9017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ia di Caiarossa</text:p>
          </table:table-cell>
          <table:table-cell office:value-type="string" calcext:value-type="string">
            <text:p>Caiaros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300" calcext:value-type="float">
            <text:p>4300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jbefkw2a8g9z3jmz2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ia di Caiarossa Bio</text:p>
          </table:table-cell>
          <table:table-cell office:value-type="string" calcext:value-type="string">
            <text:p>Caiarossa</text:p>
          </table:table-cell>
          <table:table-cell office:value-type="float" office:value="53.75356" calcext:value-type="float">
            <text:p>53.7535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6883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R Riserva</text:p>
          </table:table-cell>
          <table:table-cell office:value-type="string" calcext:value-type="string">
            <text:p>Cantina di 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5400" calcext:value-type="float">
            <text:p>15400</text:p>
          </table:table-cell>
          <table:table-cell office:value-type="float" office:value="6950" calcext:value-type="float">
            <text:p>69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fq0cnkeygg6v18nakwyt14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R Riserva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38.14685" calcext:value-type="float">
            <text:p>38.14685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37868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Berg</text:p>
          </table:table-cell>
          <table:table-cell office:value-type="string" calcext:value-type="string">
            <text:p>Cantina di 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se030jbhyy1dwfd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29.2092" calcext:value-type="float">
            <text:p>29.209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58057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Lafòa</text:p>
          </table:table-cell>
          <table:table-cell office:value-type="string" calcext:value-type="string">
            <text:p>Cantina di 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100" calcext:value-type="float">
            <text:p>61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3z5w90zkenw3ygp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Lafòa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40.965054" calcext:value-type="float">
            <text:p>40.96505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2046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St. Daniel</text:p>
          </table:table-cell>
          <table:table-cell office:value-type="string" calcext:value-type="string">
            <text:p>Cantina di 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v33cewkey32djev3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St. Daniel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38.10108" calcext:value-type="float">
            <text:p>38.1010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981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Lafòa</text:p>
          </table:table-cell>
          <table:table-cell office:value-type="string" calcext:value-type="string">
            <text:p>Cantina di 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35.757256" calcext:value-type="float">
            <text:p>35.75725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00466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Riserva Gran Lafòa</text:p>
          </table:table-cell>
          <table:table-cell office:value-type="string" calcext:value-type="string">
            <text:p>Cantina di 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5400" calcext:value-type="float">
            <text:p>15400</text:p>
          </table:table-cell>
          <table:table-cell office:value-type="float" office:value="6990" calcext:value-type="float">
            <text:p>699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rhsm3dse45s0kxwypg2g7w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Gran Lafóa</text:p>
          </table:table-cell>
          <table:table-cell office:value-type="string" calcext:value-type="string">
            <text:p>Kellerei Schreckbichl / Cantina Colterenzio</text:p>
          </table:table-cell>
          <table:table-cell office:value-type="float" office:value="37.050213" calcext:value-type="float">
            <text:p>37.05021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37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Cantina di Terl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0qsgk0g2wxb8dd8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Tradition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8.042404" calcext:value-type="float">
            <text:p>38.04240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27.2021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Cantina di Terl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8800" calcext:value-type="float">
            <text:p>18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6.692696" calcext:value-type="float">
            <text:p>56.69269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27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Cantina di Terl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6.692696" calcext:value-type="float">
            <text:p>56.69269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25.2009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va Domus Riserva</text:p>
          </table:table-cell>
          <table:table-cell office:value-type="string" calcext:value-type="string">
            <text:p>Cantina di Terl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9" calcext:value-type="float">
            <text:p>2009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1.875618" calcext:value-type="float">
            <text:p>51.87561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31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Vorberg</text:p>
          </table:table-cell>
          <table:table-cell office:value-type="string" calcext:value-type="string">
            <text:p>Cantina di Terl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" calcext:value-type="float">
            <text:p>49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pz3t6pte1cfyvzpz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2.2048" calcext:value-type="float">
            <text:p>52.204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24.2022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Quarz</text:p>
          </table:table-cell>
          <table:table-cell office:value-type="string" calcext:value-type="string">
            <text:p>Cantina di Terl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8500" calcext:value-type="float">
            <text:p>18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6.925453" calcext:value-type="float">
            <text:p>46.92545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24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Quarz</text:p>
          </table:table-cell>
          <table:table-cell office:value-type="string" calcext:value-type="string">
            <text:p>Cantina di Terl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6.925453" calcext:value-type="float">
            <text:p>46.92545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28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</text:p>
          </table:table-cell>
          <table:table-cell office:value-type="string" calcext:value-type="string">
            <text:p>Cantina di Terl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0zrsanx71j9ts3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Terlane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6.452534" calcext:value-type="float">
            <text:p>46.45253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4772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Riserva Brenntal</text:p>
          </table:table-cell>
          <table:table-cell office:value-type="string" calcext:value-type="string">
            <text:p>Cantina 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mzzh17zkb90cw26e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Riserva Brenntal</text:p>
          </table:table-cell>
          <table:table-cell office:value-type="string" calcext:value-type="string">
            <text:p>Kellerei Kurtatsch / Cantina Kurtatsch</text:p>
          </table:table-cell>
          <table:table-cell office:value-type="float" office:value="43.977104" calcext:value-type="float">
            <text:p>43.97710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1937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Frauenhügel</text:p>
          </table:table-cell>
          <table:table-cell office:value-type="string" calcext:value-type="string">
            <text:p>Cantina 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jjntsw15kpxxfnfp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Frauenhügel</text:p>
          </table:table-cell>
          <table:table-cell office:value-type="string" calcext:value-type="string">
            <text:p>Kellerei Kurtatsch / Cantina Kurtatsch</text:p>
          </table:table-cell>
          <table:table-cell office:value-type="float" office:value="49.202545" calcext:value-type="float">
            <text:p>49.20254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51892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cabernet Soma</text:p>
          </table:table-cell>
          <table:table-cell office:value-type="string" calcext:value-type="string">
            <text:p>Cantina 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h6shptadh6cg467k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Kellerei Kurtatsch / Cantina Kurtatsch</text:p>
          </table:table-cell>
          <table:table-cell office:value-type="float" office:value="37.53193" calcext:value-type="float">
            <text:p>37.531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87148.2024.b</text:p>
          </table:table-cell>
          <table:table-cell table:style-name="ce2"/>
          <table:table-cell office:value-type="string" calcext:value-type="string">
            <text:p>Lagrein Kretzer</text:p>
          </table:table-cell>
          <table:table-cell office:value-type="string" calcext:value-type="string">
            <text:p>Cantina Muri-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ensqg21gm21vx2z4bj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grein Rosé Kretzer</text:p>
          </table:table-cell>
          <table:table-cell office:value-type="string" calcext:value-type="string">
            <text:p>Muri-Gries</text:p>
          </table:table-cell>
          <table:table-cell office:value-type="float" office:value="53.723824" calcext:value-type="float">
            <text:p>53.7238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299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Abtei Muri</text:p>
          </table:table-cell>
          <table:table-cell office:value-type="string" calcext:value-type="string">
            <text:p>Cantina Muri-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" calcext:value-type="float">
            <text:p>49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13szkqsy8c75wmej2wbe2s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Muri Gries</text:p>
          </table:table-cell>
          <table:table-cell office:value-type="float" office:value="50.23795" calcext:value-type="float">
            <text:p>50.23795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32160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Weingarten Klosteranger</text:p>
          </table:table-cell>
          <table:table-cell office:value-type="string" calcext:value-type="string">
            <text:p>Cantina Muri-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100" calcext:value-type="float">
            <text:p>11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93j1t0fkgezz7fa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Weingarten Klosteranger</text:p>
          </table:table-cell>
          <table:table-cell office:value-type="string" calcext:value-type="string">
            <text:p>Muri-Gries</text:p>
          </table:table-cell>
          <table:table-cell office:value-type="float" office:value="65.13394" calcext:value-type="float">
            <text:p>65.1339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9183.2017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Mumelter</text:p>
          </table:table-cell>
          <table:table-cell office:value-type="string" calcext:value-type="string">
            <text:p>Cantina Produttori Bolz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jxv0saw84ah1f6j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Mumelt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9.94524" calcext:value-type="float">
            <text:p>39.9452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9183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Mumelter</text:p>
          </table:table-cell>
          <table:table-cell office:value-type="string" calcext:value-type="string">
            <text:p>Cantina Produttori Bolz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jxv0saw84ah1f6j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Mumelt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9.94524" calcext:value-type="float">
            <text:p>39.9452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73227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Stegher</text:p>
          </table:table-cell>
          <table:table-cell office:value-type="string" calcext:value-type="string">
            <text:p>Cantina Produttori Bolz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b9xhwdqvd7t3d2mwd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egher Chardonnay Riserva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7.072666" calcext:value-type="float">
            <text:p>37.07266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.14278.2021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Gries Prestige line</text:p>
          </table:table-cell>
          <table:table-cell office:value-type="string" calcext:value-type="string">
            <text:p>Cantina Produttori Bolz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b95ph1f9tm3mqqnc8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Dunkel Prestige Line Grieser Riserva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8.16857" calcext:value-type="float">
            <text:p>38.1685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.14278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Gries Prestige line</text:p>
          </table:table-cell>
          <table:table-cell office:value-type="string" calcext:value-type="string">
            <text:p>Cantina Produttori Bolz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b95ph1f9tm3mqqnc8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Dunkel Prestige Line Grieser Riserva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8.16857" calcext:value-type="float">
            <text:p>38.1685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5434.2021.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Cantina Produttori Bolzano</text:p>
          </table:table-cell>
          <table:table-cell/>
          <table:table-cell office:value-type="string" calcext:value-type="string">
            <text:p>MATHUSALEM</text:p>
          </table:table-cell>
          <table:table-cell office:value-type="float" office:value="2021" calcext:value-type="float">
            <text:p>2021</text:p>
          </table:table-cell>
          <table:table-cell office:value-type="float" office:value="59000" calcext:value-type="float">
            <text:p>5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3.468163" calcext:value-type="float">
            <text:p>43.46816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5434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Cantina Produttori Bolz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000" calcext:value-type="float">
            <text:p>8000</text:p>
          </table:table-cell>
          <table:table-cell office:value-type="float" office:value="3500" calcext:value-type="float">
            <text:p>3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3.468163" calcext:value-type="float">
            <text:p>43.46816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59271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-Merlot Mauritius</text:p>
          </table:table-cell>
          <table:table-cell office:value-type="string" calcext:value-type="string">
            <text:p>Cantina Produttori Bolz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kpyzqr21yc1p3a36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-Merlot Mauritius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3.690224" calcext:value-type="float">
            <text:p>43.69022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37324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Huck am Bach</text:p>
          </table:table-cell>
          <table:table-cell office:value-type="string" calcext:value-type="string">
            <text:p>Cantina Produttori Bolz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wbg42htkesv22mqm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Classico Huck am Bach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50.866135" calcext:value-type="float">
            <text:p>50.86613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6855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L 1908</text:p>
          </table:table-cell>
          <table:table-cell office:value-type="string" calcext:value-type="string">
            <text:p>Cantina Produttori Bolz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c3jysrr728xcc9hn1n70pe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l 1908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2.534016" calcext:value-type="float">
            <text:p>42.53401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6855.2021.u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L 1908</text:p>
          </table:table-cell>
          <table:table-cell office:value-type="string" calcext:value-type="string">
            <text:p>Cantina Produttori Bolz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28000" calcext:value-type="float">
            <text:p>28000</text:p>
          </table:table-cell>
          <table:table-cell office:value-type="float" office:value="11000" calcext:value-type="float">
            <text:p>11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c3jysrr728xcc9hn1n70pe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l 1908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2.534016" calcext:value-type="float">
            <text:p>42.53401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6855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L 1908</text:p>
          </table:table-cell>
          <table:table-cell office:value-type="string" calcext:value-type="string">
            <text:p>Cantina Produttori Bolz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3400" calcext:value-type="float">
            <text:p>13400</text:p>
          </table:table-cell>
          <table:table-cell office:value-type="float" office:value="6800" calcext:value-type="float">
            <text:p>68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c3jysrr728xcc9hn1n70pe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l 1908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2.534016" calcext:value-type="float">
            <text:p>42.53401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6857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AL 1930</text:p>
          </table:table-cell>
          <table:table-cell office:value-type="string" calcext:value-type="string">
            <text:p>Cantina Produttori Bolz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400" calcext:value-type="float">
            <text:p>11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pwtc3km2jjacnhc4zr1gv2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al 1930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1.68038" calcext:value-type="float">
            <text:p>41.6803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6857.2021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AL 1930</text:p>
          </table:table-cell>
          <table:table-cell office:value-type="string" calcext:value-type="string">
            <text:p>Cantina Produttori Bolz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22000" calcext:value-type="float">
            <text:p>2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pwtc3km2jjacnhc4zr1gv2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al 1930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1.68038" calcext:value-type="float">
            <text:p>41.6803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6857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AL 1930</text:p>
          </table:table-cell>
          <table:table-cell office:value-type="string" calcext:value-type="string">
            <text:p>Cantina Produttori Bolz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0400" calcext:value-type="float">
            <text:p>10400</text:p>
          </table:table-cell>
          <table:table-cell office:value-type="float" office:value="5000" calcext:value-type="float">
            <text:p>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pwtc3km2jjacnhc4zr1gv2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al 1930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1.68038" calcext:value-type="float">
            <text:p>41.6803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72704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to Adige Merlot-Cabernet Rungg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3b58xtbd7181s02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Rungg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4.514015" calcext:value-type="float">
            <text:p>44.51401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33724.2018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Troy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23200" calcext:value-type="float">
            <text:p>23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5dqfvxezrrmbb28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Troy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9.30645" calcext:value-type="float">
            <text:p>39.3064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33724.2019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Troy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22500" calcext:value-type="float">
            <text:p>225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5dqfvxezrrmbb28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Troy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9.30645" calcext:value-type="float">
            <text:p>39.3064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33724.2020.u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Troy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21500" calcext:value-type="float">
            <text:p>21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5dqfvxezrrmbb28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Troy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9.30645" calcext:value-type="float">
            <text:p>39.3064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33724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Troy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0300" calcext:value-type="float">
            <text:p>10300</text:p>
          </table:table-cell>
          <table:table-cell office:value-type="float" office:value="5500" calcext:value-type="float">
            <text:p>5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5dqfvxezrrmbb28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Troy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9.30645" calcext:value-type="float">
            <text:p>39.3064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3732.2014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wvqvqhjhsn8v8t7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2.80313" calcext:value-type="float">
            <text:p>42.8031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3732.2022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wvqvqhjhsn8v8t7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2.80313" calcext:value-type="float">
            <text:p>42.8031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3732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wvqvqhjhsn8v8t7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2.80313" calcext:value-type="float">
            <text:p>42.8031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4579.201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pätlese Epokale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44000" calcext:value-type="float">
            <text:p>4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h5n9yqan0denv5sx8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ewürztraminer Epokale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4.20198" calcext:value-type="float">
            <text:p>44.2019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4579.201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pätlese Epokale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39000" calcext:value-type="float">
            <text:p>3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h5n9yqan0denv5sx8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ewürztraminer Epokale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4.20198" calcext:value-type="float">
            <text:p>44.2019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4579.201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pätlese Epokale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4000" calcext:value-type="float">
            <text:p>3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h5n9yqan0denv5sx8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ewürztraminer Epokale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4.20198" calcext:value-type="float">
            <text:p>44.2019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4579.2015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pätlese Epokale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33000" calcext:value-type="float">
            <text:p>33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h5n9yqan0denv5sx8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ewürztraminer Epokale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4.20198" calcext:value-type="float">
            <text:p>44.2019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4579.2016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pätlese Epokale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h5n9yqan0denv5sx8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ewürztraminer Epokale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4.20198" calcext:value-type="float">
            <text:p>44.2019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1349.2016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Terminum Vendemmia Tardiva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rcphfc9e64ng2hnrx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ewürztraminer Vendemmia Tardiva Terminum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51.87638" calcext:value-type="float">
            <text:p>51.8763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1349.2017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Terminum Vendemmia Tardiva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rcphfc9e64ng2hnrx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ewürztraminer Vendemmia Tardiva Terminum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51.87638" calcext:value-type="float">
            <text:p>51.8763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1349.2022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Terminum Vendemmia Tardiva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200" calcext:value-type="float">
            <text:p>7200</text:p>
          </table:table-cell>
          <table:table-cell office:value-type="float" office:value="3300" calcext:value-type="float">
            <text:p>33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rcphfc9e64ng2hnrx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ewürztraminer Vendemmia Tardiva Terminum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51.87638" calcext:value-type="float">
            <text:p>51.8763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4229.2020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Urban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hxk56xm9rbe5d0q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Urban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5.654625" calcext:value-type="float">
            <text:p>45.65462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4229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Urban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hxk56xm9rbe5d0q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Urban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5.654625" calcext:value-type="float">
            <text:p>45.65462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35248.2019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oam Riserva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77sk3wjaa5ezp15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-Merlot Riserva Loam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7.157417" calcext:value-type="float">
            <text:p>37.15741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35248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oam Riserva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77sk3wjaa5ezp15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-Merlot Riserva Loam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7.157417" calcext:value-type="float">
            <text:p>37.15741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135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Moriz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hzwh9sccqzm8wxh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Moriz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0.041946" calcext:value-type="float">
            <text:p>40.04194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3380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Unterebner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5g76922shspm60e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Unterebner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5.650402" calcext:value-type="float">
            <text:p>45.65040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6021.2023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en Vendemmia Tardiva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rcphfc9e64ng2hnrx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ewürztraminer Vendemmia Tardiva Terminum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6.87417" calcext:value-type="float">
            <text:p>36.8741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4035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Pepi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syyyyza4b81pgf2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Pepi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38.66865" calcext:value-type="float">
            <text:p>38.6686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136.2023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10200" calcext:value-type="float">
            <text:p>10200</text:p>
          </table:table-cell>
          <table:table-cell office:value-type="float" office:value="4200" calcext:value-type="float">
            <text:p>42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0.275723" calcext:value-type="float">
            <text:p>40.27572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136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Cantina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700" calcext:value-type="float">
            <text:p>4700</text:p>
          </table:table-cell>
          <table:table-cell office:value-type="float" office:value="1980" calcext:value-type="float">
            <text:p>198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0.275723" calcext:value-type="float">
            <text:p>40.27572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7855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Adamantis</text:p>
          </table:table-cell>
          <table:table-cell office:value-type="string" calcext:value-type="string">
            <text:p>Cantina Valle Isar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900" calcext:value-type="float">
            <text:p>11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8tq6eg4dd773jz0k729c5a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Adamantis</text:p>
          </table:table-cell>
          <table:table-cell office:value-type="string" calcext:value-type="string">
            <text:p>Kellerei Eisacktal / Cantina Valle Isarco</text:p>
          </table:table-cell>
          <table:table-cell office:value-type="float" office:value="44.390793" calcext:value-type="float">
            <text:p>44.39079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99369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it 960</text:p>
          </table:table-cell>
          <table:table-cell office:value-type="string" calcext:value-type="string">
            <text:p>Cantina Valle Isar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8000" calcext:value-type="float">
            <text:p>18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qpc3th3ber56s755018fc0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Granit 960</text:p>
          </table:table-cell>
          <table:table-cell office:value-type="string" calcext:value-type="string">
            <text:p>Kellerei Eisacktal / Cantina Valle Isarco</text:p>
          </table:table-cell>
          <table:table-cell office:value-type="float" office:value="42.401833" calcext:value-type="float">
            <text:p>42.40183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35569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Aristos</text:p>
          </table:table-cell>
          <table:table-cell office:value-type="string" calcext:value-type="string">
            <text:p>Cantina Valle Isar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k4c5kawj3cdwe3q6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Aristos</text:p>
          </table:table-cell>
          <table:table-cell office:value-type="string" calcext:value-type="string">
            <text:p>Kellerei Eisacktal / Cantina Valle Isarco</text:p>
          </table:table-cell>
          <table:table-cell office:value-type="float" office:value="43.26138" calcext:value-type="float">
            <text:p>43.261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1165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o d'Avola 16 Filari</text:p>
          </table:table-cell>
          <table:table-cell office:value-type="string" calcext:value-type="string">
            <text:p>Case Al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13snmr679rjjthzq0rnn6c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o d'Avola 16 Filari Bio</text:p>
          </table:table-cell>
          <table:table-cell office:value-type="string" calcext:value-type="string">
            <text:p>Case Alte</text:p>
          </table:table-cell>
          <table:table-cell office:value-type="float" office:value="49.94474" calcext:value-type="float">
            <text:p>49.944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15.199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se Basse Sold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3" calcext:value-type="float">
            <text:p>1993</text:p>
          </table:table-cell>
          <table:table-cell office:value-type="float" office:value="130000" calcext:value-type="float">
            <text:p>13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we0bq3aah1mz4fss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Soldera</text:p>
          </table:table-cell>
          <table:table-cell office:value-type="float" office:value="46.994152" calcext:value-type="float">
            <text:p>46.99415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.69031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Kreuzweg Family Reserve</text:p>
          </table:table-cell>
          <table:table-cell office:value-type="string" calcext:value-type="string">
            <text:p>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gk8t28kb8pfzpaz0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Kreuzweg</text:p>
          </table:table-cell>
          <table:table-cell office:value-type="string" calcext:value-type="string">
            <text:p>Castelfeder</text:p>
          </table:table-cell>
          <table:table-cell office:value-type="float" office:value="44.300846" calcext:value-type="float">
            <text:p>44.3008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87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 Sodi di San Niccolò</text:p>
          </table:table-cell>
          <table:table-cell office:value-type="string" calcext:value-type="string">
            <text:p>Castellare di Castell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700" calcext:value-type="float">
            <text:p>11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y2hxt8mx9sfhqn7v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 Sodi di S. Niccolò</text:p>
          </table:table-cell>
          <table:table-cell office:value-type="string" calcext:value-type="string">
            <text:p>Castellare di Castellina</text:p>
          </table:table-cell>
          <table:table-cell office:value-type="float" office:value="61.433044" calcext:value-type="float">
            <text:p>61.4330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3885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stello di Banfi a Montalc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495jd2nppw10k2cy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ntina di Montalcino</text:p>
          </table:table-cell>
          <table:table-cell office:value-type="float" office:value="40.998154" calcext:value-type="float">
            <text:p>40.99815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0533.2023.b</text:p>
          </table:table-cell>
          <table:table-cell table:style-name="ce2"/>
          <table:table-cell office:value-type="string" calcext:value-type="string">
            <text:p>Côtes de Provence Whispering Angel Rosé</text:p>
          </table:table-cell>
          <table:table-cell office:value-type="string" calcext:value-type="string">
            <text:p>Château d’Escl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sxcfmg8w0pv1cdpxe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 Whispering Angel</text:p>
          </table:table-cell>
          <table:table-cell office:value-type="string" calcext:value-type="string">
            <text:p>Château d'Esclans</text:p>
          </table:table-cell>
          <table:table-cell office:value-type="float" office:value="49.94832" calcext:value-type="float">
            <text:p>49.9483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777.1986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ternes Château d'Yquem 1er Cru Sup.</text:p>
          </table:table-cell>
          <table:table-cell office:value-type="string" calcext:value-type="string">
            <text:p>Château d'Yque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86" calcext:value-type="float">
            <text:p>1986</text:p>
          </table:table-cell>
          <table:table-cell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wcp5fb4jqaz1epamp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auternes d'Yquem</text:p>
          </table:table-cell>
          <table:table-cell office:value-type="string" calcext:value-type="string">
            <text:p>Château d'Yquem</text:p>
          </table:table-cell>
          <table:table-cell office:value-type="float" office:value="53.603268" calcext:value-type="float">
            <text:p>53.60326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777.1987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ternes Château d'Yquem 1er Cru Sup.</text:p>
          </table:table-cell>
          <table:table-cell office:value-type="string" calcext:value-type="string">
            <text:p>Château d'Yque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87" calcext:value-type="float">
            <text:p>1987</text:p>
          </table:table-cell>
          <table:table-cell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wcp5fb4jqaz1epamp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auternes d'Yquem</text:p>
          </table:table-cell>
          <table:table-cell office:value-type="string" calcext:value-type="string">
            <text:p>Château d'Yquem</text:p>
          </table:table-cell>
          <table:table-cell office:value-type="float" office:value="53.603268" calcext:value-type="float">
            <text:p>53.60326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.100801.201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illon Côtes de Bordeaux Château Ampélia</text:p>
          </table:table-cell>
          <table:table-cell office:value-type="string" calcext:value-type="string">
            <text:p>Château Grand Corbin-Despag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7c98g2tndcgvn2dz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Ampélia Castillon Bio</text:p>
          </table:table-cell>
          <table:table-cell office:value-type="string" calcext:value-type="string">
            <text:p>Château Grand Corbin-Despagne</text:p>
          </table:table-cell>
          <table:table-cell office:value-type="float" office:value="58.28401" calcext:value-type="float">
            <text:p>58.28401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v.4340.1995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ternes Château Guiraud 1er G.Cru Classé</text:p>
          </table:table-cell>
          <table:table-cell office:value-type="string" calcext:value-type="string">
            <text:p>Château Guirau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office:value-type="float" office:value="14650" calcext:value-type="float">
            <text:p>1465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wd8ype1jjcb9f8t312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hâteau Guiraud Sauternes Premier Grand Cru Classé Bio</text:p>
          </table:table-cell>
          <table:table-cell office:value-type="string" calcext:value-type="string">
            <text:p>Château Guiraud</text:p>
          </table:table-cell>
          <table:table-cell office:value-type="float" office:value="45.655666" calcext:value-type="float">
            <text:p>45.6556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612.2016.b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Château La Poin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0700" calcext:value-type="float">
            <text:p>10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jcemtwbmv6r5th34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La Pointe Pomerol</text:p>
          </table:table-cell>
          <table:table-cell office:value-type="string" calcext:value-type="string">
            <text:p>Château La Pointe</text:p>
          </table:table-cell>
          <table:table-cell office:value-type="float" office:value="38.927437" calcext:value-type="float">
            <text:p>38.92743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.100262.2016.b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Château Mauvesin Bart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jyq94z978wk8yvwne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Mauvesin Barton Moulis-en-Médoc</text:p>
          </table:table-cell>
          <table:table-cell office:value-type="string" calcext:value-type="string">
            <text:p>Château Mauvesin Barton</text:p>
          </table:table-cell>
          <table:table-cell office:value-type="float" office:value="53.789616" calcext:value-type="float">
            <text:p>53.789616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v.1741.199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Mouton-Rothschild 1er G.Cru Classé</text:p>
          </table:table-cell>
          <table:table-cell office:value-type="string" calcext:value-type="string">
            <text:p>Château Mouton Rothschil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0" calcext:value-type="float">
            <text:p>1990</text:p>
          </table:table-cell>
          <table:table-cell office:value-type="float" office:value="105000" calcext:value-type="float">
            <text:p>10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nb0hkvm8gyrqky2hqcgj1z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Mouton Rothschild Pauillac Premier Grand Cru Classé</text:p>
          </table:table-cell>
          <table:table-cell office:value-type="string" calcext:value-type="string">
            <text:p>Château Mouton Rothschild</text:p>
          </table:table-cell>
          <table:table-cell office:value-type="float" office:value="55.796894" calcext:value-type="float">
            <text:p>55.7968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0092.2018.b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Château Phélan Ség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2yt0hqf89w2c209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Phélan Ségur Saint-Estèphe</text:p>
          </table:table-cell>
          <table:table-cell office:value-type="string" calcext:value-type="string">
            <text:p>Château Phélan Ségur</text:p>
          </table:table-cell>
          <table:table-cell office:value-type="float" office:value="58.396217" calcext:value-type="float">
            <text:p>58.39621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.6430.201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Pontet Canet Grand Cru Classé</text:p>
          </table:table-cell>
          <table:table-cell office:value-type="string" calcext:value-type="string">
            <text:p>Château Pontet Can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65000" calcext:value-type="float">
            <text:p>6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fghmpgth14apkph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Pontet-Canet Pauillac Grand Cru Classé</text:p>
          </table:table-cell>
          <table:table-cell office:value-type="string" calcext:value-type="string">
            <text:p>Château Pontet-Canet</text:p>
          </table:table-cell>
          <table:table-cell office:value-type="float" office:value="60.304577" calcext:value-type="float">
            <text:p>60.30457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64488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erol Clos du Clocher</text:p>
          </table:table-cell>
          <table:table-cell office:value-type="string" calcext:value-type="string">
            <text:p>Clos du Cloch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300" calcext:value-type="float">
            <text:p>9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dtc3x9yyfh8jp9xbxe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sprit de Clocher Pomerol</text:p>
          </table:table-cell>
          <table:table-cell office:value-type="string" calcext:value-type="string">
            <text:p>Clos du Clocher</text:p>
          </table:table-cell>
          <table:table-cell office:value-type="float" office:value="45.970123" calcext:value-type="float">
            <text:p>45.9701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611.2024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Cloudy B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4gff46dt7jeatp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</text:p>
          </table:table-cell>
          <table:table-cell office:value-type="string" calcext:value-type="string">
            <text:p>Cloudy Bay</text:p>
          </table:table-cell>
          <table:table-cell office:value-type="float" office:value="37.480797" calcext:value-type="float">
            <text:p>37.4807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270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Rosso Monprà</text:p>
          </table:table-cell>
          <table:table-cell office:value-type="string" calcext:value-type="string">
            <text:p>Conterno Fan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xcxj45kvtaz1ykbh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prà</text:p>
          </table:table-cell>
          <table:table-cell office:value-type="string" calcext:value-type="string">
            <text:p>Conterno Fantino</text:p>
          </table:table-cell>
          <table:table-cell office:value-type="float" office:value="53.94654" calcext:value-type="float">
            <text:p>53.9465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01374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Fior di Meliloto</text:p>
          </table:table-cell>
          <table:table-cell office:value-type="string" calcext:value-type="string">
            <text:p>Corte Pav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4200" calcext:value-type="float">
            <text:p>42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wbkjw5h4172ah627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Fior di Meliloto</text:p>
          </table:table-cell>
          <table:table-cell office:value-type="string" calcext:value-type="string">
            <text:p>Loaker - Tenuta Corte Pavone</text:p>
          </table:table-cell>
          <table:table-cell office:value-type="float" office:value="58.9233" calcext:value-type="float">
            <text:p>58.92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8166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orte Pav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100" calcext:value-type="float">
            <text:p>7100</text:p>
          </table:table-cell>
          <table:table-cell office:value-type="float" office:value="3300" calcext:value-type="float">
            <text:p>33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r7h5egdhpnj5hbq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Bio</text:p>
          </table:table-cell>
          <table:table-cell office:value-type="string" calcext:value-type="string">
            <text:p>Loaker - Tenuta Corte Pavone</text:p>
          </table:table-cell>
          <table:table-cell office:value-type="float" office:value="40.64142" calcext:value-type="float">
            <text:p>40.641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4124.2016.b</text:p>
          </table:table-cell>
          <table:table-cell table:style-name="ce2"/>
          <table:table-cell office:value-type="string" calcext:value-type="string">
            <text:p>Le Perle di Pavone Extra brût</text:p>
          </table:table-cell>
          <table:table-cell office:value-type="string" calcext:value-type="string">
            <text:p>Corte Pav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ag5g1rde2dnz0dgmsh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e Perle di Pavone Extra Brut</text:p>
          </table:table-cell>
          <table:table-cell office:value-type="string" calcext:value-type="string">
            <text:p>Loaker - Tenuta Corte Pavone</text:p>
          </table:table-cell>
          <table:table-cell office:value-type="float" office:value="48.645073" calcext:value-type="float">
            <text:p>48.6450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8563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Corte Pav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0tpk1pmmqfbvw2nq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Loaker - Tenuta Corte Pavone</text:p>
          </table:table-cell>
          <table:table-cell office:value-type="float" office:value="40.007507" calcext:value-type="float">
            <text:p>40.00750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.102029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ission Steillage Steile Madeleine trocken</text:p>
          </table:table-cell>
          <table:table-cell office:value-type="string" calcext:value-type="string">
            <text:p>Dagerno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800" calcext:value-type="float">
            <text:p>7800</text:p>
          </table:table-cell>
          <table:table-cell office:value-type="float" office:value="3300" calcext:value-type="float">
            <text:p>33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3k82qqp9zrjtddd0g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rtugieser Trocken</text:p>
          </table:table-cell>
          <table:table-cell office:value-type="string" calcext:value-type="string">
            <text:p>Dagernova</text:p>
          </table:table-cell>
          <table:table-cell office:value-type="float" office:value="28.57422" calcext:value-type="float">
            <text:p>28.574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063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grantino di Montefalco</text:p>
          </table:table-cell>
          <table:table-cell office:value-type="string" calcext:value-type="string">
            <text:p>Di Filipp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yk0htpkkja1xsmfyk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falco Sagrantino</text:p>
          </table:table-cell>
          <table:table-cell office:value-type="string" calcext:value-type="string">
            <text:p>Di Filippo</text:p>
          </table:table-cell>
          <table:table-cell office:value-type="float" office:value="43.50147" calcext:value-type="float">
            <text:p>43.501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746.2006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2 Deuxième Plénitude Brût</text:p>
          </table:table-cell>
          <table:table-cell office:value-type="string" calcext:value-type="string">
            <text:p>Dom Pérign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52000" calcext:value-type="float">
            <text:p>52000</text:p>
          </table:table-cell>
          <table:table-cell office:value-type="float" office:value="33500" calcext:value-type="float">
            <text:p>33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7kxm1ztzqza3vfez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P2 Plénitude Brut</text:p>
          </table:table-cell>
          <table:table-cell office:value-type="string" calcext:value-type="string">
            <text:p>Dom Pérignon</text:p>
          </table:table-cell>
          <table:table-cell office:value-type="float" office:value="57.103703" calcext:value-type="float">
            <text:p>57.1037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642.2006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ntage Brût</text:p>
          </table:table-cell>
          <table:table-cell office:value-type="string" calcext:value-type="string">
            <text:p>Dom Pérign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46000" calcext:value-type="float">
            <text:p>46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q5hvwrcr5dxtbze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Vintage Brut</text:p>
          </table:table-cell>
          <table:table-cell office:value-type="string" calcext:value-type="string">
            <text:p>Dom Pérignon</text:p>
          </table:table-cell>
          <table:table-cell office:value-type="float" office:value="43.566055" calcext:value-type="float">
            <text:p>43.5660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642.2015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ntage Brût</text:p>
          </table:table-cell>
          <table:table-cell office:value-type="string" calcext:value-type="string">
            <text:p>Dom Pérign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31000" calcext:value-type="float">
            <text:p>31000</text:p>
          </table:table-cell>
          <table:table-cell office:value-type="float" office:value="17000" calcext:value-type="float">
            <text:p>17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q5hvwrcr5dxtbze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Vintage Brut</text:p>
          </table:table-cell>
          <table:table-cell office:value-type="string" calcext:value-type="string">
            <text:p>Dom Pérignon</text:p>
          </table:table-cell>
          <table:table-cell office:value-type="float" office:value="43.566055" calcext:value-type="float">
            <text:p>43.56605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4193.201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Les Folatières 1er Cru</text:p>
          </table:table-cell>
          <table:table-cell office:value-type="string" calcext:value-type="string">
            <text:p>Domaine Leflaiv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51000" calcext:value-type="float">
            <text:p>5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t6zxsdj3chtf1y7k2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Premier Cru Les Folatières</text:p>
          </table:table-cell>
          <table:table-cell office:value-type="string" calcext:value-type="string">
            <text:p>Domaine Leflaive</text:p>
          </table:table-cell>
          <table:table-cell office:value-type="float" office:value="45.28743" calcext:value-type="float">
            <text:p>45.2874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5499.2016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Les Pucelles 1er Cru</text:p>
          </table:table-cell>
          <table:table-cell office:value-type="string" calcext:value-type="string">
            <text:p>Domaine Leflaiv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3000" calcext:value-type="float">
            <text:p>53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eqkr0y79dw7drnvgh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1er Cru Les Pucelles</text:p>
          </table:table-cell>
          <table:table-cell office:value-type="string" calcext:value-type="string">
            <text:p>Olivier Leflaive</text:p>
          </table:table-cell>
          <table:table-cell office:value-type="float" office:value="42.359207" calcext:value-type="float">
            <text:p>42.35920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00910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parkling Steinbock Zero</text:p>
          </table:table-cell>
          <table:table-cell office:value-type="string" calcext:value-type="string">
            <text:p>Dr. Fischer - J. 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98v5dfn8ert8tkqq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parkling Riesling Steinbock Zero</text:p>
          </table:table-cell>
          <table:table-cell office:value-type="string" calcext:value-type="string">
            <text:p>J. Hofstätter - Weingut Dr. Fischer</text:p>
          </table:table-cell>
          <table:table-cell office:value-type="float" office:value="52.520363" calcext:value-type="float">
            <text:p>52.5203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0224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alle Isarco Grüner Veltliner</text:p>
          </table:table-cell>
          <table:table-cell office:value-type="string" calcext:value-type="string">
            <text:p>Eb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v9he7gzsrjyv28ctn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</text:p>
          </table:table-cell>
          <table:table-cell office:value-type="string" calcext:value-type="string">
            <text:p>Weingut Ebner</text:p>
          </table:table-cell>
          <table:table-cell office:value-type="float" office:value="33.05607" calcext:value-type="float">
            <text:p>33.0560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.14365.2014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eyond the Clouds Argentum Bonum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5400" calcext:value-type="float">
            <text:p>15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kd29yg8p8ga9bdyve6xzmv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astelaz Argentum Bonum</text:p>
          </table:table-cell>
          <table:table-cell office:value-type="string" calcext:value-type="string">
            <text:p>Elena Walch</text:p>
          </table:table-cell>
          <table:table-cell office:value-type="float" office:value="53.033096" calcext:value-type="float">
            <text:p>53.03309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.14365.2015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eyond the Clouds Argentum Bonum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4800" calcext:value-type="float">
            <text:p>14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kd29yg8p8ga9bdyve6xzmv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astelaz Argentum Bonum</text:p>
          </table:table-cell>
          <table:table-cell office:value-type="string" calcext:value-type="string">
            <text:p>Elena Walch</text:p>
          </table:table-cell>
          <table:table-cell office:value-type="float" office:value="53.033096" calcext:value-type="float">
            <text:p>53.03309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.14365.2016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eyond the Clouds Argentum Bonum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kd29yg8p8ga9bdyve6xzmv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astelaz Argentum Bonum</text:p>
          </table:table-cell>
          <table:table-cell office:value-type="string" calcext:value-type="string">
            <text:p>Elena Walch</text:p>
          </table:table-cell>
          <table:table-cell office:value-type="float" office:value="53.033096" calcext:value-type="float">
            <text:p>53.0330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1553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eyond the Clouds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x7xf11p195ys5y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de Cuvée Beyond the Clouds</text:p>
          </table:table-cell>
          <table:table-cell office:value-type="string" calcext:value-type="string">
            <text:p>Elena Walch</text:p>
          </table:table-cell>
          <table:table-cell office:value-type="float" office:value="52.18598" calcext:value-type="float">
            <text:p>52.1859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.13868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Vigna Castel Ringberg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y83ba9q9yymzgva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Vigna Castel Ringberg</text:p>
          </table:table-cell>
          <table:table-cell office:value-type="string" calcext:value-type="string">
            <text:p>Elena Walch</text:p>
          </table:table-cell>
          <table:table-cell office:value-type="float" office:value="61.07542" calcext:value-type="float">
            <text:p>61.0754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.14366.2015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Kastelaz Argentum Bonum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0700" calcext:value-type="float">
            <text:p>10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kd29yg8p8ga9bdyve6xzmv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astelaz Argentum Bonum</text:p>
          </table:table-cell>
          <table:table-cell office:value-type="string" calcext:value-type="string">
            <text:p>Elena Walch</text:p>
          </table:table-cell>
          <table:table-cell office:value-type="float" office:value="64.182236" calcext:value-type="float">
            <text:p>64.18223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.65822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see Classico Superiore Per Sé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h1p85as3ahxz7nr9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Kalterersee Classico Superiore Per Sé</text:p>
          </table:table-cell>
          <table:table-cell office:value-type="string" calcext:value-type="string">
            <text:p>Elena Walch</text:p>
          </table:table-cell>
          <table:table-cell office:value-type="float" office:value="59.9397" calcext:value-type="float">
            <text:p>59.939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.100761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Federspiel Loibner</text:p>
          </table:table-cell>
          <table:table-cell office:value-type="string" calcext:value-type="string">
            <text:p>Emmerich 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4cmz7eyg2fm1dp2rx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Loibner Terrassenweingärten Federspiel</text:p>
          </table:table-cell>
          <table:table-cell office:value-type="string" calcext:value-type="string">
            <text:p>Weingut Knoll</text:p>
          </table:table-cell>
          <table:table-cell office:value-type="float" office:value="36.538277" calcext:value-type="float">
            <text:p>36.53827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6291.2018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Ried Schütt Dürnsteiner</text:p>
          </table:table-cell>
          <table:table-cell office:value-type="string" calcext:value-type="string">
            <text:p>Emmerich 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5j8wme7zy1zyn7g3c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ied Schütt Dürnsteiner Smaragd</text:p>
          </table:table-cell>
          <table:table-cell office:value-type="string" calcext:value-type="string">
            <text:p>Weingut Knoll</text:p>
          </table:table-cell>
          <table:table-cell office:value-type="float" office:value="46.43078" calcext:value-type="float">
            <text:p>46.4307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.12927.2019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ntodoc Cuvée n. 8 Extra brût (dég. 04/2023)</text:p>
          </table:table-cell>
          <table:table-cell office:value-type="string" calcext:value-type="string">
            <text:p>Etyssa</text:p>
          </table:table-cell>
          <table:table-cell table:style-name="ce1" office:value-type="string" calcext:value-type="string">
            <text:p>dég. 04/2023</text:p>
          </table:table-cell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4df8vy4j3dp3ay3d8t2k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Cuvée No. 8 Extra Brut</text:p>
          </table:table-cell>
          <table:table-cell office:value-type="string" calcext:value-type="string">
            <text:p>Etyssa</text:p>
          </table:table-cell>
          <table:table-cell office:value-type="float" office:value="42.770584" calcext:value-type="float">
            <text:p>42.7705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8903.2018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tna Bianco Bianco di Monte</text:p>
          </table:table-cell>
          <table:table-cell office:value-type="string" calcext:value-type="string">
            <text:p>Eud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wxndby0e426be5yeb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ianco di Monte</text:p>
          </table:table-cell>
          <table:table-cell office:value-type="string" calcext:value-type="string">
            <text:p>Eudes</text:p>
          </table:table-cell>
          <table:table-cell office:value-type="float" office:value="43.723114" calcext:value-type="float">
            <text:p>43.7231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90103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tna Rosso Milleottocentoquaranta</text:p>
          </table:table-cell>
          <table:table-cell office:value-type="string" calcext:value-type="string">
            <text:p>Eud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300" calcext:value-type="float">
            <text:p>8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dp222w22t37n58xna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illeottocentoquaranta Rosso</text:p>
          </table:table-cell>
          <table:table-cell office:value-type="string" calcext:value-type="string">
            <text:p>Eudes</text:p>
          </table:table-cell>
          <table:table-cell office:value-type="float" office:value="44.466408" calcext:value-type="float">
            <text:p>44.46640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87771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Cuvée N. 220 Extra brût</text:p>
          </table:table-cell>
          <table:table-cell office:value-type="string" calcext:value-type="string">
            <text:p>Ey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4df8v6vsdp3db6v0mrhx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No. 420 Extra Brut</text:p>
          </table:table-cell>
          <table:table-cell office:value-type="string" calcext:value-type="string">
            <text:p>Eymann</text:p>
          </table:table-cell>
          <table:table-cell office:value-type="float" office:value="38.496967" calcext:value-type="float">
            <text:p>38.49696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64480.1999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Loibenberg</text:p>
          </table:table-cell>
          <table:table-cell office:value-type="string" calcext:value-type="string">
            <text:p>F.X.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c48190rgj4syzfq7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oibner Loibenberg Riesling Smaragd</text:p>
          </table:table-cell>
          <table:table-cell office:value-type="string" calcext:value-type="string">
            <text:p>F.X. Pichler</text:p>
          </table:table-cell>
          <table:table-cell office:value-type="float" office:value="49.27437" calcext:value-type="float">
            <text:p>49.2743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66985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lanc Riserva</text:p>
          </table:table-cell>
          <table:table-cell office:value-type="string" calcext:value-type="string">
            <text:p>Fenja Hin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48q344kzgast7exeqg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lanc Feinherb</text:p>
          </table:table-cell>
          <table:table-cell office:value-type="string" calcext:value-type="string">
            <text:p>Heinz Lebert</text:p>
          </table:table-cell>
          <table:table-cell office:value-type="float" office:value="17.7006" calcext:value-type="float">
            <text:p>17.700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67077.0.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ntodoc F1 Podium Limited Edition Brût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0" calcext:value-type="float">
            <text:p>0</text:p>
          </table:table-cell>
          <table:table-cell office:value-type="float" office:value="29100" calcext:value-type="float">
            <text:p>29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0s7yw9bvdpd8t4b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1® Limited Edition Brut</text:p>
          </table:table-cell>
          <table:table-cell office:value-type="string" calcext:value-type="string">
            <text:p>Ferrari</text:p>
          </table:table-cell>
          <table:table-cell office:value-type="float" office:value="45.001213" calcext:value-type="float">
            <text:p>45.001213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v.36765.2006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ntodoc Giulio Ferrari Riserva del Fondatore Edizione Limitata Extra brût (dég. anno/2024)</text:p>
          </table:table-cell>
          <table:table-cell office:value-type="string" calcext:value-type="string">
            <text:p>Ferrari</text:p>
          </table:table-cell>
          <table:table-cell table:style-name="ce1" office:value-type="string" calcext:value-type="string">
            <text:p>dég. anno/2024</text:p>
          </table:table-cell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29000" calcext:value-type="float">
            <text:p>29000</text:p>
          </table:table-cell>
          <table:table-cell office:value-type="float" office:value="16000" calcext:value-type="float">
            <text:p>16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3eq3g9mgs0f5ns3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del Fondatore Giulio Ferrari</text:p>
          </table:table-cell>
          <table:table-cell office:value-type="string" calcext:value-type="string">
            <text:p>Ferrari</text:p>
          </table:table-cell>
          <table:table-cell office:value-type="float" office:value="48.252197" calcext:value-type="float">
            <text:p>48.25219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.947.2004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ntodoc Giulio Ferrari Riserva del Fondatore Extra brut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35200" calcext:value-type="float">
            <text:p>35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3eq3g9mgs0f5ns3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del Fondatore Giulio Ferrari</text:p>
          </table:table-cell>
          <table:table-cell office:value-type="string" calcext:value-type="string">
            <text:p>Ferrari</text:p>
          </table:table-cell>
          <table:table-cell office:value-type="float" office:value="46.134453" calcext:value-type="float">
            <text:p>46.13445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.79494.201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ntodoc Giulio Ferrari Riserva del Fondatore Extra brut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22500" calcext:value-type="float">
            <text:p>22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3eq3g9mgs0f5ns3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del Fondatore Giulio Ferrari</text:p>
          </table:table-cell>
          <table:table-cell office:value-type="string" calcext:value-type="string">
            <text:p>Ferrari</text:p>
          </table:table-cell>
          <table:table-cell office:value-type="float" office:value="46.134453" calcext:value-type="float">
            <text:p>46.134453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v.33076.2009.b</text:p>
          </table:table-cell>
          <table:table-cell table:style-name="ce2"/>
          <table:table-cell office:value-type="string" calcext:value-type="string">
            <text:p>Trentodoc Giulio Ferrari Riserva del Fondatore Rosé Extra brût (dég. anno/2021)</text:p>
          </table:table-cell>
          <table:table-cell office:value-type="string" calcext:value-type="string">
            <text:p>Ferrari</text:p>
          </table:table-cell>
          <table:table-cell table:style-name="ce1" office:value-type="string" calcext:value-type="string">
            <text:p>dég. anno/2021</text:p>
          </table:table-cell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31000" calcext:value-type="float">
            <text:p>3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3eq3g9mgs0f5ns3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del Fondatore Giulio Ferrari</text:p>
          </table:table-cell>
          <table:table-cell office:value-type="string" calcext:value-type="string">
            <text:p>Ferrari</text:p>
          </table:table-cell>
          <table:table-cell office:value-type="float" office:value="48.252197" calcext:value-type="float">
            <text:p>48.252197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v.33076.2012.b</text:p>
          </table:table-cell>
          <table:table-cell table:style-name="ce2"/>
          <table:table-cell office:value-type="string" calcext:value-type="string">
            <text:p>Trentodoc Giulio Ferrari Riserva del Fondatore Rosé Extra brût (dég. anno/2023)</text:p>
          </table:table-cell>
          <table:table-cell office:value-type="string" calcext:value-type="string">
            <text:p>Ferrari</text:p>
          </table:table-cell>
          <table:table-cell table:style-name="ce1" office:value-type="string" calcext:value-type="string">
            <text:p>dég. anno/2023</text:p>
          </table:table-cell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3eq3g9mgs0f5ns3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del Fondatore Giulio Ferrari</text:p>
          </table:table-cell>
          <table:table-cell office:value-type="string" calcext:value-type="string">
            <text:p>Ferrari</text:p>
          </table:table-cell>
          <table:table-cell office:value-type="float" office:value="48.252197" calcext:value-type="float">
            <text:p>48.252197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v.4345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ntodoc Maximum Blanc de Blancs Brût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qdvpxqpdw0e50xh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Blanc de Blancs Maximum Brut</text:p>
          </table:table-cell>
          <table:table-cell office:value-type="string" calcext:value-type="string">
            <text:p>Ferrari</text:p>
          </table:table-cell>
          <table:table-cell office:value-type="float" office:value="39.114517" calcext:value-type="float">
            <text:p>39.11451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.65019.2018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ntodoc Perlé Millesimato Brût (dég. anno/2025)</text:p>
          </table:table-cell>
          <table:table-cell office:value-type="string" calcext:value-type="string">
            <text:p>Ferrari</text:p>
          </table:table-cell>
          <table:table-cell table:style-name="ce1" office:value-type="string" calcext:value-type="string">
            <text:p>dég. anno/2025</text:p>
          </table:table-cell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j35519kgnp4kw2y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Perlé Brut</text:p>
          </table:table-cell>
          <table:table-cell office:value-type="string" calcext:value-type="string">
            <text:p>Ferrari</text:p>
          </table:table-cell>
          <table:table-cell office:value-type="float" office:value="31.516958" calcext:value-type="float">
            <text:p>31.51695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.67185.2017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ntodoc Perlé Millesimato Sboccatura Recente Brût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j35519kgnp4kw2y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Perlé Brut</text:p>
          </table:table-cell>
          <table:table-cell office:value-type="string" calcext:value-type="string">
            <text:p>Ferrari</text:p>
          </table:table-cell>
          <table:table-cell office:value-type="float" office:value="31.516958" calcext:value-type="float">
            <text:p>31.516958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98517.2006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ntodoc Riserva Bruno Lunelli Extra brût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130000" calcext:value-type="float">
            <text:p>13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q3s63x6tr5z4wv8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Bruno Lunelli Brut</text:p>
          </table:table-cell>
          <table:table-cell office:value-type="string" calcext:value-type="string">
            <text:p>Ferrari</text:p>
          </table:table-cell>
          <table:table-cell office:value-type="float" office:value="38.102356" calcext:value-type="float">
            <text:p>38.10235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.952.2015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ntodoc Riserva Lunelli Extra brût (dég. anno/2022)</text:p>
          </table:table-cell>
          <table:table-cell office:value-type="string" calcext:value-type="string">
            <text:p>Ferrari</text:p>
          </table:table-cell>
          <table:table-cell table:style-name="ce1" office:value-type="string" calcext:value-type="string">
            <text:p>dég. anno/2022</text:p>
          </table:table-cell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y7w7sgfv1g5hhyg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serva Lunelli</text:p>
          </table:table-cell>
          <table:table-cell office:value-type="string" calcext:value-type="string">
            <text:p>Ferrari</text:p>
          </table:table-cell>
          <table:table-cell office:value-type="float" office:value="35.60121" calcext:value-type="float">
            <text:p>35.6012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0483.2013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ntodoc Riserva Perlé Bianco Brût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rmvta6snft247t3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Bianco Riserva Perlé</text:p>
          </table:table-cell>
          <table:table-cell office:value-type="string" calcext:value-type="string">
            <text:p>Ferrari</text:p>
          </table:table-cell>
          <table:table-cell office:value-type="float" office:value="34.333473" calcext:value-type="float">
            <text:p>34.33347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0483.2016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ntodoc Riserva Perlé Bianco Brût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900" calcext:value-type="float">
            <text:p>7900</text:p>
          </table:table-cell>
          <table:table-cell office:value-type="float" office:value="3600" calcext:value-type="float">
            <text:p>36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rmvta6snft247t3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Bianco Riserva Perlé</text:p>
          </table:table-cell>
          <table:table-cell office:value-type="string" calcext:value-type="string">
            <text:p>Ferrari</text:p>
          </table:table-cell>
          <table:table-cell office:value-type="float" office:value="34.333473" calcext:value-type="float">
            <text:p>34.33347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.953.2017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ntodoc Riserva Perlé Nero Extra brût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0300" calcext:value-type="float">
            <text:p>10300</text:p>
          </table:table-cell>
          <table:table-cell office:value-type="float" office:value="5680" calcext:value-type="float">
            <text:p>568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7xmpv9f0qqk0003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Perlé Nero Extra Brut</text:p>
          </table:table-cell>
          <table:table-cell office:value-type="string" calcext:value-type="string">
            <text:p>Ferrari</text:p>
          </table:table-cell>
          <table:table-cell office:value-type="float" office:value="37.980568" calcext:value-type="float">
            <text:p>37.98056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5075.2017.b</text:p>
          </table:table-cell>
          <table:table-cell table:style-name="ce2"/>
          <table:table-cell office:value-type="string" calcext:value-type="string">
            <text:p>Trentodoc Riserva Perlé Rosé Brût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xkqxryxhnb6gavgx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Metodo Classico Perlé Rosé Riserva Brut</text:p>
          </table:table-cell>
          <table:table-cell office:value-type="string" calcext:value-type="string">
            <text:p>Ferrari</text:p>
          </table:table-cell>
          <table:table-cell office:value-type="float" office:value="34.282097" calcext:value-type="float">
            <text:p>34.28209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6361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Cupole di Trinoro</text:p>
          </table:table-cell>
          <table:table-cell office:value-type="string" calcext:value-type="string">
            <text:p>Franchetti - Tenuta di Trino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0nyzxbx1wjeqezkhzyek4ph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Tenuta di Trinoro</text:p>
          </table:table-cell>
          <table:table-cell office:value-type="float" office:value="50.88461" calcext:value-type="float">
            <text:p>50.8846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82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nuta di Trinoro</text:p>
          </table:table-cell>
          <table:table-cell office:value-type="string" calcext:value-type="string">
            <text:p>Franchetti - Tenuta di Trino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8800" calcext:value-type="float">
            <text:p>28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0nyzxbx1wjeqezkhzyek4ph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Tenuta di Trinoro</text:p>
          </table:table-cell>
          <table:table-cell office:value-type="float" office:value="59.036026" calcext:value-type="float">
            <text:p>59.0360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557.2019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Franz Goj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0900" calcext:value-type="float">
            <text:p>10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qfdbwdzavw1qnpm7d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Franz Gojer – Glögglhof</text:p>
          </table:table-cell>
          <table:table-cell office:value-type="float" office:value="42.001728" calcext:value-type="float">
            <text:p>42.0017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557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Franz Goj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qfdbwdzavw1qnpm7d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Franz Gojer – Glögglhof</text:p>
          </table:table-cell>
          <table:table-cell office:value-type="float" office:value="42.001728" calcext:value-type="float">
            <text:p>42.00172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4208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Rondell</text:p>
          </table:table-cell>
          <table:table-cell office:value-type="string" calcext:value-type="string">
            <text:p>Franz Goj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06m2hz5tm0r51kwt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Vigna Rondell</text:p>
          </table:table-cell>
          <table:table-cell office:value-type="string" calcext:value-type="string">
            <text:p>Franz Gojer – Glögglhof</text:p>
          </table:table-cell>
          <table:table-cell office:value-type="float" office:value="51.943375" calcext:value-type="float">
            <text:p>51.9433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6200.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</text:p>
          </table:table-cell>
          <table:table-cell office:value-type="string" calcext:value-type="string">
            <text:p>Franz Goj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wzbvjgymmzx6kvfpb7ff54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</text:p>
          </table:table-cell>
          <table:table-cell office:value-type="string" calcext:value-type="string">
            <text:p>Franz Gojer – Glögglhof</text:p>
          </table:table-cell>
          <table:table-cell office:value-type="float" office:value="35.09561" calcext:value-type="float">
            <text:p>35.0956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853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cmap9n1dhfr7akpc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na Schweizer</text:p>
          </table:table-cell>
          <table:table-cell office:value-type="string" calcext:value-type="string">
            <text:p>Franz Haas</text:p>
          </table:table-cell>
          <table:table-cell office:value-type="float" office:value="38.91578" calcext:value-type="float">
            <text:p>38.91578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334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Rùfina Riserva Montesodi</text:p>
          </table:table-cell>
          <table:table-cell office:value-type="string" calcext:value-type="string">
            <text:p>Frescobaldi - Castello di Nipozz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e9gd713mv8f14tf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Rùfina Riserva</text:p>
          </table:table-cell>
          <table:table-cell office:value-type="string" calcext:value-type="string">
            <text:p>Frescobaldi - Castello Nipozzano</text:p>
          </table:table-cell>
          <table:table-cell office:value-type="float" office:value="65.35376" calcext:value-type="float">
            <text:p>65.3537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.919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Rùfina Riserva Nipozzano Vecchie Viti</text:p>
          </table:table-cell>
          <table:table-cell office:value-type="string" calcext:value-type="string">
            <text:p>Frescobaldi - Castello di Nipozz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3h9t4st9ev0cs778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Rùfina Riserva Vecchie Viti</text:p>
          </table:table-cell>
          <table:table-cell office:value-type="string" calcext:value-type="string">
            <text:p>Frescobaldi - Castello Nipozzano</text:p>
          </table:table-cell>
          <table:table-cell office:value-type="float" office:value="75.51626" calcext:value-type="float">
            <text:p>75.516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801.201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iramonte</text:p>
          </table:table-cell>
          <table:table-cell office:value-type="string" calcext:value-type="string">
            <text:p>Frescobaldi - Tenuta di Castigli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vzwh0jnmd754tcb0g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iramonte</text:p>
          </table:table-cell>
          <table:table-cell office:value-type="string" calcext:value-type="string">
            <text:p>Frescobaldi - Tenuta Castiglioni</text:p>
          </table:table-cell>
          <table:table-cell office:value-type="float" office:value="58.976242" calcext:value-type="float">
            <text:p>58.9762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801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iramonte</text:p>
          </table:table-cell>
          <table:table-cell office:value-type="string" calcext:value-type="string">
            <text:p>Frescobaldi - Tenuta di Castigli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vzwh0jnmd754tcb0g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iramonte</text:p>
          </table:table-cell>
          <table:table-cell office:value-type="string" calcext:value-type="string">
            <text:p>Frescobaldi - Tenuta Castiglioni</text:p>
          </table:table-cell>
          <table:table-cell office:value-type="float" office:value="58.976242" calcext:value-type="float">
            <text:p>58.9762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30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 25° Anniversary</text:p>
          </table:table-cell>
          <table:table-cell office:value-type="string" calcext:value-type="string">
            <text:p>Frescobaldi - Tenuta Luc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6800" calcext:value-type="float">
            <text:p>16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qc5es8ycz7mvhjcp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 25th Anniversary</text:p>
          </table:table-cell>
          <table:table-cell office:value-type="string" calcext:value-type="string">
            <text:p>Frescobaldi - Tenuta Luce</text:p>
          </table:table-cell>
          <table:table-cell office:value-type="float" office:value="54.292435" calcext:value-type="float">
            <text:p>54.29243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330.200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Frescobaldi - Tenuta Luc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qc5es8ycz7mvhjcp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 25th Anniversary</text:p>
          </table:table-cell>
          <table:table-cell office:value-type="string" calcext:value-type="string">
            <text:p>Frescobaldi - Tenuta Luce</text:p>
          </table:table-cell>
          <table:table-cell office:value-type="float" office:value="46.535496" calcext:value-type="float">
            <text:p>46.53549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330.200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Frescobaldi - Tenuta Luc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qc5es8ycz7mvhjcp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 25th Anniversary</text:p>
          </table:table-cell>
          <table:table-cell office:value-type="string" calcext:value-type="string">
            <text:p>Frescobaldi - Tenuta Luce</text:p>
          </table:table-cell>
          <table:table-cell office:value-type="float" office:value="46.535496" calcext:value-type="float">
            <text:p>46.53549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330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Frescobaldi - Tenuta Luc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qc5es8ycz7mvhjcp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 25th Anniversary</text:p>
          </table:table-cell>
          <table:table-cell office:value-type="string" calcext:value-type="string">
            <text:p>Frescobaldi - Tenuta Luce</text:p>
          </table:table-cell>
          <table:table-cell office:value-type="float" office:value="46.535496" calcext:value-type="float">
            <text:p>46.53549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330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Frescobaldi - Tenuta Luc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qc5es8ycz7mvhjcp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 25th Anniversary</text:p>
          </table:table-cell>
          <table:table-cell office:value-type="string" calcext:value-type="string">
            <text:p>Frescobaldi - Tenuta Luce</text:p>
          </table:table-cell>
          <table:table-cell office:value-type="float" office:value="46.535496" calcext:value-type="float">
            <text:p>46.53549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330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Frescobaldi - Tenuta Luc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qc5es8ycz7mvhjcp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 25th Anniversary</text:p>
          </table:table-cell>
          <table:table-cell office:value-type="string" calcext:value-type="string">
            <text:p>Frescobaldi - Tenuta Luce</text:p>
          </table:table-cell>
          <table:table-cell office:value-type="float" office:value="46.535496" calcext:value-type="float">
            <text:p>46.53549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100763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ilvaner Casteller Hohnart Monopol</text:p>
          </table:table-cell>
          <table:table-cell office:value-type="string" calcext:value-type="string">
            <text:p>Fürstlich Castell'sch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31wnw9ncxg09f9sx3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steller Hohnart Silvaner</text:p>
          </table:table-cell>
          <table:table-cell office:value-type="string" calcext:value-type="string">
            <text:p>Castell</text:p>
          </table:table-cell>
          <table:table-cell office:value-type="float" office:value="42.938316" calcext:value-type="float">
            <text:p>42.9383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218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Sito Moresco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p5ck3gwm5w4617e7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to Moresco</text:p>
          </table:table-cell>
          <table:table-cell office:value-type="string" calcext:value-type="string">
            <text:p>Gaja</text:p>
          </table:table-cell>
          <table:table-cell office:value-type="float" office:value="47.03693" calcext:value-type="float">
            <text:p>47.036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00798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mard Vieilles Vignes</text:p>
          </table:table-cell>
          <table:table-cell office:value-type="string" calcext:value-type="string">
            <text:p>Génot-Boula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900" calcext:value-type="float">
            <text:p>10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78mea09cnycbacc8d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mard Vieilles Vignes Bio</text:p>
          </table:table-cell>
          <table:table-cell office:value-type="string" calcext:value-type="string">
            <text:p>Domaine Génot-Boulanger</text:p>
          </table:table-cell>
          <table:table-cell office:value-type="float" office:value="49.381172" calcext:value-type="float">
            <text:p>49.3811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962.2008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Giacomo Borgog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8" calcext:value-type="float">
            <text:p>2008</text:p>
          </table:table-cell>
          <table:table-cell office:value-type="float" office:value="23000" calcext:value-type="float">
            <text:p>23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4w7rv0b8sbp7yr3b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orgogno</text:p>
          </table:table-cell>
          <table:table-cell office:value-type="float" office:value="33.18593" calcext:value-type="float">
            <text:p>33.185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962.2020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Giacomo Borgog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4w7rv0b8sbp7yr3b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orgogno</text:p>
          </table:table-cell>
          <table:table-cell office:value-type="float" office:value="33.18593" calcext:value-type="float">
            <text:p>33.185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962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Giacomo Borgog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3500" calcext:value-type="float">
            <text:p>3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4w7rv0b8sbp7yr3b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orgogno</text:p>
          </table:table-cell>
          <table:table-cell office:value-type="float" office:value="33.18593" calcext:value-type="float">
            <text:p>33.185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86988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Bartomè</text:p>
          </table:table-cell>
          <table:table-cell office:value-type="string" calcext:value-type="string">
            <text:p>Giacomo Borgog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w4jfe3t9qmt0x5m2p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tomè</text:p>
          </table:table-cell>
          <table:table-cell office:value-type="string" calcext:value-type="string">
            <text:p>Borgogno</text:p>
          </table:table-cell>
          <table:table-cell office:value-type="float" office:value="37.773506" calcext:value-type="float">
            <text:p>37.7735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8773.2021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 No Name</text:p>
          </table:table-cell>
          <table:table-cell office:value-type="string" calcext:value-type="string">
            <text:p>Giacomo Borgog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w3d51zgxwyhcy2zwm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No Name</text:p>
          </table:table-cell>
          <table:table-cell office:value-type="string" calcext:value-type="string">
            <text:p>Borgogno</text:p>
          </table:table-cell>
          <table:table-cell office:value-type="float" office:value="44.614895" calcext:value-type="float">
            <text:p>44.6148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8773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 No Name</text:p>
          </table:table-cell>
          <table:table-cell office:value-type="string" calcext:value-type="string">
            <text:p>Giacomo Borgog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w3d51zgxwyhcy2zwm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No Name</text:p>
          </table:table-cell>
          <table:table-cell office:value-type="string" calcext:value-type="string">
            <text:p>Borgogno</text:p>
          </table:table-cell>
          <table:table-cell office:value-type="float" office:value="44.614895" calcext:value-type="float">
            <text:p>44.6148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7936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Giachini</text:p>
          </table:table-cell>
          <table:table-cell office:value-type="string" calcext:value-type="string">
            <text:p>Giovanni Co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500" calcext:value-type="float">
            <text:p>7500</text:p>
          </table:table-cell>
          <table:table-cell office:value-type="float" office:value="3300" calcext:value-type="float">
            <text:p>33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3exz4ntp4hyv22aq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Giachini</text:p>
          </table:table-cell>
          <table:table-cell office:value-type="string" calcext:value-type="string">
            <text:p>Corino</text:p>
          </table:table-cell>
          <table:table-cell office:value-type="float" office:value="46.18481" calcext:value-type="float">
            <text:p>46.1848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30950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erralunga</text:p>
          </table:table-cell>
          <table:table-cell office:value-type="string" calcext:value-type="string">
            <text:p>Giovanni Ro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g6eet0ynkzv3hzvh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del Comune di Serralunga d'Alba</text:p>
          </table:table-cell>
          <table:table-cell office:value-type="string" calcext:value-type="string">
            <text:p>Giovanni Rosso</text:p>
          </table:table-cell>
          <table:table-cell office:value-type="float" office:value="43.149166" calcext:value-type="float">
            <text:p>43.1491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8294.2022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</text:p>
          </table:table-cell>
          <table:table-cell office:value-type="string" calcext:value-type="string">
            <text:p>Giovanni Ross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eyh399ek2817gs3m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</text:p>
          </table:table-cell>
          <table:table-cell office:value-type="string" calcext:value-type="string">
            <text:p>Giovanni Rosso</text:p>
          </table:table-cell>
          <table:table-cell office:value-type="float" office:value="40.54391" calcext:value-type="float">
            <text:p>40.5439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8294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</text:p>
          </table:table-cell>
          <table:table-cell office:value-type="string" calcext:value-type="string">
            <text:p>Giovanni Ro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eyh399ek2817gs3m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</text:p>
          </table:table-cell>
          <table:table-cell office:value-type="string" calcext:value-type="string">
            <text:p>Giovanni Rosso</text:p>
          </table:table-cell>
          <table:table-cell office:value-type="float" office:value="40.54391" calcext:value-type="float">
            <text:p>40.5439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8580.199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erequio</text:p>
          </table:table-cell>
          <table:table-cell office:value-type="string" calcext:value-type="string">
            <text:p>Giuseppe Contra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8" calcext:value-type="float">
            <text:p>1998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g9a3g8rqv05qwhwzb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erequio Barolo</text:p>
          </table:table-cell>
          <table:table-cell office:value-type="string" calcext:value-type="string">
            <text:p>Contratto</text:p>
          </table:table-cell>
          <table:table-cell office:value-type="float" office:value="46.51971" calcext:value-type="float">
            <text:p>46.5197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00.2005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Rosso Superiore</text:p>
          </table:table-cell>
          <table:table-cell office:value-type="string" calcext:value-type="string">
            <text:p>Grattamac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5kpx0d4sbh1pwx5x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</text:p>
          </table:table-cell>
          <table:table-cell office:value-type="string" calcext:value-type="string">
            <text:p>Grattamacco</text:p>
          </table:table-cell>
          <table:table-cell office:value-type="float" office:value="47.889442" calcext:value-type="float">
            <text:p>47.8894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00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Rosso Superiore</text:p>
          </table:table-cell>
          <table:table-cell office:value-type="string" calcext:value-type="string">
            <text:p>Grattamac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5kpx0d4sbh1pwx5x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</text:p>
          </table:table-cell>
          <table:table-cell office:value-type="string" calcext:value-type="string">
            <text:p>Grattamacco</text:p>
          </table:table-cell>
          <table:table-cell office:value-type="float" office:value="47.889442" calcext:value-type="float">
            <text:p>47.8894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236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Rosso Il Bruciato</text:p>
          </table:table-cell>
          <table:table-cell office:value-type="string" calcext:value-type="string">
            <text:p>Guado al Tasso -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2q2hmw4ae4sbrw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Bruciato</text:p>
          </table:table-cell>
          <table:table-cell office:value-type="string" calcext:value-type="string">
            <text:p>Antinori - Tenuta Guado al Tasso</text:p>
          </table:table-cell>
          <table:table-cell office:value-type="float" office:value="60.66096" calcext:value-type="float">
            <text:p>60.6609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235.199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Guado al Tasso</text:p>
          </table:table-cell>
          <table:table-cell office:value-type="string" calcext:value-type="string">
            <text:p>Guado al Tasso -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8" calcext:value-type="float">
            <text:p>1998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ww5k215dr9ea2695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ado al Tasso</text:p>
          </table:table-cell>
          <table:table-cell office:value-type="string" calcext:value-type="string">
            <text:p>Antinori - Tenuta Guado al Tasso</text:p>
          </table:table-cell>
          <table:table-cell office:value-type="float" office:value="66.88913" calcext:value-type="float">
            <text:p>66.8891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235.199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Guado al Tasso</text:p>
          </table:table-cell>
          <table:table-cell office:value-type="string" calcext:value-type="string">
            <text:p>Guado al Tasso -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ww5k215dr9ea2695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ado al Tasso</text:p>
          </table:table-cell>
          <table:table-cell office:value-type="string" calcext:value-type="string">
            <text:p>Antinori - Tenuta Guado al Tasso</text:p>
          </table:table-cell>
          <table:table-cell office:value-type="float" office:value="66.88913" calcext:value-type="float">
            <text:p>66.8891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235.200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Guado al Tasso</text:p>
          </table:table-cell>
          <table:table-cell office:value-type="string" calcext:value-type="string">
            <text:p>Guado al Tasso -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ww5k215dr9ea2695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ado al Tasso</text:p>
          </table:table-cell>
          <table:table-cell office:value-type="string" calcext:value-type="string">
            <text:p>Antinori - Tenuta Guado al Tasso</text:p>
          </table:table-cell>
          <table:table-cell office:value-type="float" office:value="66.88913" calcext:value-type="float">
            <text:p>66.8891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235.2005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Guado al Tasso</text:p>
          </table:table-cell>
          <table:table-cell office:value-type="string" calcext:value-type="string">
            <text:p>Guado al Tasso -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ww5k215dr9ea2695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ado al Tasso</text:p>
          </table:table-cell>
          <table:table-cell office:value-type="string" calcext:value-type="string">
            <text:p>Antinori - Tenuta Guado al Tasso</text:p>
          </table:table-cell>
          <table:table-cell office:value-type="float" office:value="66.88913" calcext:value-type="float">
            <text:p>66.8891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235.200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Guado al Tasso</text:p>
          </table:table-cell>
          <table:table-cell office:value-type="string" calcext:value-type="string">
            <text:p>Guado al Tasso -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ww5k215dr9ea2695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ado al Tasso</text:p>
          </table:table-cell>
          <table:table-cell office:value-type="string" calcext:value-type="string">
            <text:p>Antinori - Tenuta Guado al Tasso</text:p>
          </table:table-cell>
          <table:table-cell office:value-type="float" office:value="66.88913" calcext:value-type="float">
            <text:p>66.8891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235.200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Guado al Tasso</text:p>
          </table:table-cell>
          <table:table-cell office:value-type="string" calcext:value-type="string">
            <text:p>Guado al Tasso -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ww5k215dr9ea2695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ado al Tasso</text:p>
          </table:table-cell>
          <table:table-cell office:value-type="string" calcext:value-type="string">
            <text:p>Antinori - Tenuta Guado al Tasso</text:p>
          </table:table-cell>
          <table:table-cell office:value-type="float" office:value="66.88913" calcext:value-type="float">
            <text:p>66.8891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235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Guado al Tasso</text:p>
          </table:table-cell>
          <table:table-cell office:value-type="string" calcext:value-type="string">
            <text:p>Guado al Tasso -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7200" calcext:value-type="float">
            <text:p>172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ww5k215dr9ea2695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ado al Tasso</text:p>
          </table:table-cell>
          <table:table-cell office:value-type="string" calcext:value-type="string">
            <text:p>Antinori - Tenuta Guado al Tasso</text:p>
          </table:table-cell>
          <table:table-cell office:value-type="float" office:value="66.88913" calcext:value-type="float">
            <text:p>66.889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027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Praesulis</text:p>
          </table:table-cell>
          <table:table-cell office:value-type="string" calcext:value-type="string">
            <text:p>Gump 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fsa2r791abqhxexk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Praesulis</text:p>
          </table:table-cell>
          <table:table-cell office:value-type="string" calcext:value-type="string">
            <text:p>Gump Hof - Markus Prackwieser</text:p>
          </table:table-cell>
          <table:table-cell office:value-type="float" office:value="42.48951" calcext:value-type="float">
            <text:p>42.4895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4082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Riserva Renaissance</text:p>
          </table:table-cell>
          <table:table-cell office:value-type="string" calcext:value-type="string">
            <text:p>Gump 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16tvess2kjkcpz2cj2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Riserva Renaissance</text:p>
          </table:table-cell>
          <table:table-cell office:value-type="string" calcext:value-type="string">
            <text:p>Gump Hof - Markus Prackwieser</text:p>
          </table:table-cell>
          <table:table-cell office:value-type="float" office:value="40.49731" calcext:value-type="float">
            <text:p>40.4973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.71863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La Bossiere Monopole 1er Cru</text:p>
          </table:table-cell>
          <table:table-cell office:value-type="string" calcext:value-type="string">
            <text:p>Harmand Geoffro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5j76rcmz91wafe9cc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Premier Cru La Bossiere</text:p>
          </table:table-cell>
          <table:table-cell office:value-type="string" calcext:value-type="string">
            <text:p>Harmand-Geoffroy</text:p>
          </table:table-cell>
          <table:table-cell office:value-type="float" office:value="56.597263" calcext:value-type="float">
            <text:p>56.59726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101767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pätlese Auener Römerstich</text:p>
          </table:table-cell>
          <table:table-cell office:value-type="string" calcext:value-type="string">
            <text:p>He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200" calcext:value-type="float">
            <text:p>62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5vaqgfd20gxs516bp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uener Römerstich Riesling Auslese</text:p>
          </table:table-cell>
          <table:table-cell office:value-type="string" calcext:value-type="string">
            <text:p>Weingut Hees</text:p>
          </table:table-cell>
          <table:table-cell office:value-type="float" office:value="40.273567" calcext:value-type="float">
            <text:p>40.2735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00768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teingewann</text:p>
          </table:table-cell>
          <table:table-cell office:value-type="string" calcext:value-type="string">
            <text:p>He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4f8ttx181t801xvn0xc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teingewann Riesling</text:p>
          </table:table-cell>
          <table:table-cell office:value-type="string" calcext:value-type="string">
            <text:p>Weingut Hees</text:p>
          </table:table-cell>
          <table:table-cell office:value-type="float" office:value="37.07027" calcext:value-type="float">
            <text:p>37.0702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15460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cerre Blanc La Bourgeoise ES-56</text:p>
          </table:table-cell>
          <table:table-cell office:value-type="string" calcext:value-type="string">
            <text:p>Henri Bourgeo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vv46gfhm3j22rn9f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cerre La Bourgeoise Blanc</text:p>
          </table:table-cell>
          <table:table-cell office:value-type="string" calcext:value-type="string">
            <text:p>Henri Bourgeois</text:p>
          </table:table-cell>
          <table:table-cell office:value-type="float" office:value="51.50801" calcext:value-type="float">
            <text:p>51.508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638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nvitation Brût</text:p>
          </table:table-cell>
          <table:table-cell office:value-type="string" calcext:value-type="string">
            <text:p>Huré-Frèr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800" calcext:value-type="float">
            <text:p>9800</text:p>
          </table:table-cell>
          <table:table-cell office:value-type="float" office:value="4000" calcext:value-type="float">
            <text:p>4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e2k4pbr0jnb2kkf249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'Invitation Brut Champagne</text:p>
          </table:table-cell>
          <table:table-cell office:value-type="string" calcext:value-type="string">
            <text:p>Huré Frères</text:p>
          </table:table-cell>
          <table:table-cell office:value-type="float" office:value="43.78759" calcext:value-type="float">
            <text:p>43.7875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3478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erro</text:p>
          </table:table-cell>
          <table:table-cell office:value-type="string" calcext:value-type="string">
            <text:p>I Collazz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1900" calcext:value-type="float">
            <text:p>11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sy3c2q73511x6ekrs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erro</text:p>
          </table:table-cell>
          <table:table-cell office:value-type="string" calcext:value-type="string">
            <text:p>Collazzi</text:p>
          </table:table-cell>
          <table:table-cell office:value-type="float" office:value="43.71177" calcext:value-type="float">
            <text:p>43.711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1045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Porphyr &amp; Kalk</text:p>
          </table:table-cell>
          <table:table-cell office:value-type="string" calcext:value-type="string">
            <text:p>Ignaz 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hjgdxnm7093gd422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Porphyr &amp; Kalk</text:p>
          </table:table-cell>
          <table:table-cell office:value-type="string" calcext:value-type="string">
            <text:p>Ignaz Niedrist</text:p>
          </table:table-cell>
          <table:table-cell office:value-type="float" office:value="65.06722" calcext:value-type="float">
            <text:p>65.067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51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epparello</text:p>
          </table:table-cell>
          <table:table-cell office:value-type="string" calcext:value-type="string">
            <text:p>Isole e Ole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4000" calcext:value-type="float">
            <text:p>14000</text:p>
          </table:table-cell>
          <table:table-cell office:value-type="float" office:value="7000" calcext:value-type="float">
            <text:p>7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x8kxsrj2cn2p1729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Cepparello Rosso</text:p>
          </table:table-cell>
          <table:table-cell office:value-type="string" calcext:value-type="string">
            <text:p>Isole e Olena</text:p>
          </table:table-cell>
          <table:table-cell office:value-type="float" office:value="46.84794" calcext:value-type="float">
            <text:p>46.847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4414.2023.b</text:p>
          </table:table-cell>
          <table:table-cell table:style-name="ce2"/>
          <table:table-cell office:value-type="string" calcext:value-type="string">
            <text:p>Rosé</text:p>
          </table:table-cell>
          <table:table-cell office:value-type="string" calcext:value-type="string">
            <text:p>J. 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fp6vshkh3xdcnq520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grein Rosé</text:p>
          </table:table-cell>
          <table:table-cell office:value-type="string" calcext:value-type="string">
            <text:p>J. Hofstätter</text:p>
          </table:table-cell>
          <table:table-cell office:value-type="float" office:value="31.705269" calcext:value-type="float">
            <text:p>31.70526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00820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tenay Rouge Les Gravières 1er Cru</text:p>
          </table:table-cell>
          <table:table-cell office:value-type="string" calcext:value-type="string">
            <text:p>Jean-Baptiste Jessiaum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shge5r8q2yd5f1yzv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tenay Premier Cru Les Gravières</text:p>
          </table:table-cell>
          <table:table-cell office:value-type="string" calcext:value-type="string">
            <text:p>Jean Baptiste Jessiaume</text:p>
          </table:table-cell>
          <table:table-cell office:value-type="float" office:value="56.199722" calcext:value-type="float">
            <text:p>56.1997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422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 ... Dreams …</text:p>
          </table:table-cell>
          <table:table-cell office:value-type="string" calcext:value-type="string">
            <text:p>Jer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000" calcext:value-type="float">
            <text:p>9000</text:p>
          </table:table-cell>
          <table:table-cell office:value-type="float" office:value="4500" calcext:value-type="float">
            <text:p>4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3zwqe7p05923rhgp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Where Dreams have no end</text:p>
          </table:table-cell>
          <table:table-cell office:value-type="string" calcext:value-type="string">
            <text:p>Jermann</text:p>
          </table:table-cell>
          <table:table-cell office:value-type="float" office:value="25.466908" calcext:value-type="float">
            <text:p>25.4669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00814.201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and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400" calcext:value-type="float">
            <text:p>4400</text:p>
          </table:table-cell>
          <table:table-cell office:value-type="float" office:value="1900" calcext:value-type="float">
            <text:p>19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gcg2kdgtahk0cbz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Magdalener Classico</text:p>
          </table:table-cell>
          <table:table-cell office:value-type="string" calcext:value-type="string">
            <text:p>Kandlerhof</text:p>
          </table:table-cell>
          <table:table-cell office:value-type="float" office:value="35.60332" calcext:value-type="float">
            <text:p>35.6033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100781.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irum</text:p>
          </table:table-cell>
          <table:table-cell office:value-type="string" calcext:value-type="string">
            <text:p>Kand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gm1swgjh18fwv8st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Mirus</text:p>
          </table:table-cell>
          <table:table-cell office:value-type="string" calcext:value-type="string">
            <text:p>Kandlerhof</text:p>
          </table:table-cell>
          <table:table-cell office:value-type="float" office:value="38.40483" calcext:value-type="float">
            <text:p>38.4048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71819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Merlot Riserva Cuvée Flora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00" calcext:value-type="float">
            <text:p>4600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mbqjjch1tnb7y6f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Flora Rosso Riserva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41.301918" calcext:value-type="float">
            <text:p>41.30191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33598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Flora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mj2ddxb53sptb5ac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Flora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40.32386" calcext:value-type="float">
            <text:p>40.3238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71502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Curlan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400" calcext:value-type="float">
            <text:p>11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nq5t9x7sdhbh3863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Curlan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44.89396" calcext:value-type="float">
            <text:p>44.8939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100787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Hanna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mbqjjch1tnb7y6f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Flora Rosso Riserva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31.005877" calcext:value-type="float">
            <text:p>31.00587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100787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Noah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mbqjjch1tnb7y6f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Flora Rosso Riserva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31.005877" calcext:value-type="float">
            <text:p>31.00587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4321.2022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urin Lagrein Merlot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m4v6t4xv64j8qjctn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-Merlot Laurin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55.992306" calcext:value-type="float">
            <text:p>55.99230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4321.2022.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urin Lagrein Merlot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2" calcext:value-type="float">
            <text:p>2022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m4v6t4xv64j8qjctn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-Merlot Laurin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55.992306" calcext:value-type="float">
            <text:p>55.99230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4321.2022.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urin Lagrein Merlot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RDEAUX_JEROBOAM</text:p>
          </table:table-cell>
          <table:table-cell office:value-type="float" office:value="2022" calcext:value-type="float">
            <text:p>2022</text:p>
          </table:table-cell>
          <table:table-cell office:value-type="float" office:value="26600" calcext:value-type="float">
            <text:p>26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m4v6t4xv64j8qjctn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-Merlot Laurin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55.992306" calcext:value-type="float">
            <text:p>55.99230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4321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urin Lagrein Merlot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m4v6t4xv64j8qjctn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-Merlot Laurin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55.992306" calcext:value-type="float">
            <text:p>55.99230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927.2017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Trattmann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Trattmann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44.659824" calcext:value-type="float">
            <text:p>44.65982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927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Trattmann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Trattmann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44.659824" calcext:value-type="float">
            <text:p>44.65982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927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Trattmann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Trattmann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44.659824" calcext:value-type="float">
            <text:p>44.65982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788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Patricia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smf95bvw0mp9sxwy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Patricia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44.636913" calcext:value-type="float">
            <text:p>44.63691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59071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Curlan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m7p3pekabgw88zac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Curlan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46.413784" calcext:value-type="float">
            <text:p>46.41378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59071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Curlan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400" calcext:value-type="float">
            <text:p>11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m7p3pekabgw88zac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Curlan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46.413784" calcext:value-type="float">
            <text:p>46.41378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60284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Flora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mtdttdcbypask6ra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Flora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43.93174" calcext:value-type="float">
            <text:p>43.9317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4237.201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47.941402" calcext:value-type="float">
            <text:p>47.94140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4237.2015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47.941402" calcext:value-type="float">
            <text:p>47.94140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4237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47.941402" calcext:value-type="float">
            <text:p>47.94140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4237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47.941402" calcext:value-type="float">
            <text:p>47.94140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4237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47.941402" calcext:value-type="float">
            <text:p>47.94140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4237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47.941402" calcext:value-type="float">
            <text:p>47.94140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33600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Fass Nr. 9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b4rjgtfv0kvaa4gqhbe2w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Fass Nr. 9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57.72115" calcext:value-type="float">
            <text:p>57.7211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4077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Gschleier Alte Reben</text:p>
          </table:table-cell>
          <table:table-cell office:value-type="string" calcext:value-type="string">
            <text:p>Kellerei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b4rjgxsqh9zf0h82pxms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Alte Reben Gschleier</text:p>
          </table:table-cell>
          <table:table-cell office:value-type="string" calcext:value-type="string">
            <text:p>Kellerei Girlan / Cantina Girlan</text:p>
          </table:table-cell>
          <table:table-cell office:value-type="float" office:value="58.576622" calcext:value-type="float">
            <text:p>58.57662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93682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oldmuskateller / Moscato giallo</text:p>
          </table:table-cell>
          <table:table-cell office:value-type="string" calcext:value-type="string">
            <text:p>Kellerei 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jjpdxvted1cpey4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Moscato Giallo</text:p>
          </table:table-cell>
          <table:table-cell office:value-type="string" calcext:value-type="string">
            <text:p>Kellerei Kaltern / Cantina Kaltern</text:p>
          </table:table-cell>
          <table:table-cell office:value-type="float" office:value="46.78151" calcext:value-type="float">
            <text:p>46.7815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.47884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rsee Classico Superiore Quintessenz</text:p>
          </table:table-cell>
          <table:table-cell office:value-type="string" calcext:value-type="string">
            <text:p>Kellerei 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d96azmdwfwwngw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Kalterersee Classico Superiore Quintessenz</text:p>
          </table:table-cell>
          <table:table-cell office:value-type="string" calcext:value-type="string">
            <text:p>Kellerei Kaltern / Cantina Kaltern</text:p>
          </table:table-cell>
          <table:table-cell office:value-type="float" office:value="48.39245" calcext:value-type="float">
            <text:p>48.3924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52740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Lasòn</text:p>
          </table:table-cell>
          <table:table-cell office:value-type="string" calcext:value-type="string">
            <text:p>Kellerei 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5bd6m2ggkq90pjj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són Merlot Riserva</text:p>
          </table:table-cell>
          <table:table-cell office:value-type="string" calcext:value-type="string">
            <text:p>Kellerei Kaltern / Cantina Kaltern</text:p>
          </table:table-cell>
          <table:table-cell office:value-type="float" office:value="40.61211" calcext:value-type="float">
            <text:p>40.6121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49638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Quintessenz</text:p>
          </table:table-cell>
          <table:table-cell office:value-type="string" calcext:value-type="string">
            <text:p>Kellerei 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h790x69azxqwtpf2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Quintessenz</text:p>
          </table:table-cell>
          <table:table-cell office:value-type="string" calcext:value-type="string">
            <text:p>Kellerei Kaltern / Cantina Kaltern</text:p>
          </table:table-cell>
          <table:table-cell office:value-type="float" office:value="41.79284" calcext:value-type="float">
            <text:p>41.7928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93683.2023.b</text:p>
          </table:table-cell>
          <table:table-cell table:style-name="ce2"/>
          <table:table-cell office:value-type="string" calcext:value-type="string">
            <text:p>Rosenmuskateller / Moscato rosa</text:p>
          </table:table-cell>
          <table:table-cell office:value-type="string" calcext:value-type="string">
            <text:p>Kellerei 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h4kz9fw0crgr3m4g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enmuskateller</text:p>
          </table:table-cell>
          <table:table-cell office:value-type="string" calcext:value-type="string">
            <text:p>Kellerei Kaltern / Cantina Kaltern</text:p>
          </table:table-cell>
          <table:table-cell office:value-type="float" office:value="39.44998" calcext:value-type="float">
            <text:p>39.4499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54226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serva 36 Brût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600" calcext:value-type="float">
            <text:p>4600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1mddt3an3mny3988d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36 Brut</text:p>
          </table:table-cell>
          <table:table-cell office:value-type="string" calcext:value-type="string">
            <text:p>Kellerei Meran</text:p>
          </table:table-cell>
          <table:table-cell office:value-type="float" office:value="44.18955" calcext:value-type="float">
            <text:p>44.1895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32920.2019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Sanctissimus</text:p>
          </table:table-cell>
          <table:table-cell office:value-type="string" calcext:value-type="string">
            <text:p>Kellerei 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000" calcext:value-type="float">
            <text:p>11000</text:p>
          </table:table-cell>
          <table:table-cell office:value-type="float" office:value="5200" calcext:value-type="float">
            <text:p>52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zpdhbe29x72eh5m9kf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lanc Riserva Sanctissimus</text:p>
          </table:table-cell>
          <table:table-cell office:value-type="string" calcext:value-type="string">
            <text:p>Kellerei Sankt Pauls / Cantina Sankt Pauls</text:p>
          </table:table-cell>
          <table:table-cell office:value-type="float" office:value="35.549217" calcext:value-type="float">
            <text:p>35.54921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73983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aeclarus Blanc de Blancs Brût</text:p>
          </table:table-cell>
          <table:table-cell office:value-type="string" calcext:value-type="string">
            <text:p>Kellerei 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fdx2vcpm3234qjm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aeclarus Blanc de Blancs Brut</text:p>
          </table:table-cell>
          <table:table-cell office:value-type="string" calcext:value-type="string">
            <text:p>Kellerei Sankt Pauls / Cantina Sankt Pauls</text:p>
          </table:table-cell>
          <table:table-cell office:value-type="float" office:value="40.707375" calcext:value-type="float">
            <text:p>40.70737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64421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Plötzner</text:p>
          </table:table-cell>
          <table:table-cell office:value-type="string" calcext:value-type="string">
            <text:p>Kellerei 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xzyzb1wykkrf0va0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Plötzner</text:p>
          </table:table-cell>
          <table:table-cell office:value-type="string" calcext:value-type="string">
            <text:p>Kellerei Sankt Pauls / Cantina Sankt Pauls</text:p>
          </table:table-cell>
          <table:table-cell office:value-type="float" office:value="39.42607" calcext:value-type="float">
            <text:p>39.4260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6047.2021.b</text:p>
          </table:table-cell>
          <table:table-cell table:style-name="ce2"/>
          <table:table-cell office:value-type="string" calcext:value-type="string">
            <text:p>Athesis Rosé Brût</text:p>
          </table:table-cell>
          <table:table-cell office:value-type="string" calcext:value-type="string">
            <text:p>Kettmei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rfbn28p1fvmrjz72h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Metodo Classico Rosé Athesis Brut</text:p>
          </table:table-cell>
          <table:table-cell office:value-type="string" calcext:value-type="string">
            <text:p>Kettmeir</text:p>
          </table:table-cell>
          <table:table-cell office:value-type="float" office:value="40.270813" calcext:value-type="float">
            <text:p>40.27081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52920.2017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Aegis</text:p>
          </table:table-cell>
          <table:table-cell office:value-type="string" calcext:value-type="string">
            <text:p>Koller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433gjh692hcvwdmzs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Kollerhof</text:p>
          </table:table-cell>
          <table:table-cell office:value-type="float" office:value="39.832626" calcext:value-type="float">
            <text:p>39.83262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52920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Aegis</text:p>
          </table:table-cell>
          <table:table-cell office:value-type="string" calcext:value-type="string">
            <text:p>Kol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433gjh692hcvwdmzs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Kollerhof</text:p>
          </table:table-cell>
          <table:table-cell office:value-type="float" office:value="39.832626" calcext:value-type="float">
            <text:p>39.83262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52920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Aegis</text:p>
          </table:table-cell>
          <table:table-cell office:value-type="string" calcext:value-type="string">
            <text:p>Kol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700" calcext:value-type="float">
            <text:p>7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433gjh692hcvwdmzs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Kollerhof</text:p>
          </table:table-cell>
          <table:table-cell office:value-type="float" office:value="39.832626" calcext:value-type="float">
            <text:p>39.83262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52920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Aegis</text:p>
          </table:table-cell>
          <table:table-cell office:value-type="string" calcext:value-type="string">
            <text:p>Kol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433gjh692hcvwdmzs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Kollerhof</text:p>
          </table:table-cell>
          <table:table-cell office:value-type="float" office:value="39.832626" calcext:value-type="float">
            <text:p>39.83262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52920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Aegis</text:p>
          </table:table-cell>
          <table:table-cell office:value-type="string" calcext:value-type="string">
            <text:p>Kol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000" calcext:value-type="float">
            <text:p>7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433gjh692hcvwdmzs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Kollerhof</text:p>
          </table:table-cell>
          <table:table-cell office:value-type="float" office:value="39.832626" calcext:value-type="float">
            <text:p>39.83262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3059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de Cuvée 172ème Édition Brût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3500" calcext:value-type="float">
            <text:p>33500</text:p>
          </table:table-cell>
          <table:table-cell office:value-type="float" office:value="19000" calcext:value-type="float">
            <text:p>19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rhs28mmt4yawmw791g9c3q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e Cuvée 172ème Édition Brut</text:p>
          </table:table-cell>
          <table:table-cell office:value-type="string" calcext:value-type="string">
            <text:p>Krug</text:p>
          </table:table-cell>
          <table:table-cell office:value-type="float" office:value="42.46214" calcext:value-type="float">
            <text:p>42.4621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3779.201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Vürsù Vigneto Valeirano</text:p>
          </table:table-cell>
          <table:table-cell office:value-type="string" calcext:value-type="string">
            <text:p>La Spinet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8368czqpepqrnse8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Valeirano Vürsù</text:p>
          </table:table-cell>
          <table:table-cell office:value-type="string" calcext:value-type="string">
            <text:p>La Spinetta</text:p>
          </table:table-cell>
          <table:table-cell office:value-type="float" office:value="58.691364" calcext:value-type="float">
            <text:p>58.6913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65.2008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ssorio</text:p>
          </table:table-cell>
          <table:table-cell office:value-type="string" calcext:value-type="string">
            <text:p>Le Macchiol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8" calcext:value-type="float">
            <text:p>2008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17z0trnf1dfermc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Messorio</text:p>
          </table:table-cell>
          <table:table-cell office:value-type="string" calcext:value-type="string">
            <text:p>Le Macchiole</text:p>
          </table:table-cell>
          <table:table-cell office:value-type="float" office:value="44.163937" calcext:value-type="float">
            <text:p>44.1639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65.2009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ssorio</text:p>
          </table:table-cell>
          <table:table-cell office:value-type="string" calcext:value-type="string">
            <text:p>Le Macchiol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9" calcext:value-type="float">
            <text:p>2009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17z0trnf1dfermc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Messorio</text:p>
          </table:table-cell>
          <table:table-cell office:value-type="string" calcext:value-type="string">
            <text:p>Le Macchiole</text:p>
          </table:table-cell>
          <table:table-cell office:value-type="float" office:value="44.163937" calcext:value-type="float">
            <text:p>44.1639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65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ssorio</text:p>
          </table:table-cell>
          <table:table-cell office:value-type="string" calcext:value-type="string">
            <text:p>Le Macchi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0600" calcext:value-type="float">
            <text:p>20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17z0trnf1dfermc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Messorio</text:p>
          </table:table-cell>
          <table:table-cell office:value-type="string" calcext:value-type="string">
            <text:p>Le Macchiole</text:p>
          </table:table-cell>
          <table:table-cell office:value-type="float" office:value="44.163937" calcext:value-type="float">
            <text:p>44.1639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62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leo Rosso</text:p>
          </table:table-cell>
          <table:table-cell office:value-type="string" calcext:value-type="string">
            <text:p>Le Macchi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10tmm0da7zqeq70p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Paleo Rosso</text:p>
          </table:table-cell>
          <table:table-cell office:value-type="string" calcext:value-type="string">
            <text:p>Le Macchiole</text:p>
          </table:table-cell>
          <table:table-cell office:value-type="float" office:value="41.875088" calcext:value-type="float">
            <text:p>41.8750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64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crio</text:p>
          </table:table-cell>
          <table:table-cell office:value-type="string" calcext:value-type="string">
            <text:p>Le Macchi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1tz967ef2a28drd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Scrio</text:p>
          </table:table-cell>
          <table:table-cell office:value-type="string" calcext:value-type="string">
            <text:p>Le Macchiole</text:p>
          </table:table-cell>
          <table:table-cell office:value-type="float" office:value="42.974773" calcext:value-type="float">
            <text:p>42.9747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1293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ggio alle Nane</text:p>
          </table:table-cell>
          <table:table-cell office:value-type="string" calcext:value-type="string">
            <text:p>Le Mortelle -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300" calcext:value-type="float">
            <text:p>8300</text:p>
          </table:table-cell>
          <table:table-cell office:value-type="float" office:value="3900" calcext:value-type="float">
            <text:p>39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e100hm9p1fy6z0k4q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ggio Alle Nane</text:p>
          </table:table-cell>
          <table:table-cell office:value-type="string" calcext:value-type="string">
            <text:p>Le Mortelle</text:p>
          </table:table-cell>
          <table:table-cell office:value-type="float" office:value="51.660767" calcext:value-type="float">
            <text:p>51.66076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58614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o Classico Terlaner Riserva</text:p>
          </table:table-cell>
          <table:table-cell office:value-type="string" calcext:value-type="string">
            <text:p>Ley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73k258h1s6n349p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Classico</text:p>
          </table:table-cell>
          <table:table-cell office:value-type="string" calcext:value-type="string">
            <text:p>Weingut Leya</text:p>
          </table:table-cell>
          <table:table-cell office:value-type="float" office:value="46.350166" calcext:value-type="float">
            <text:p>46.35016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46096.0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ieselehof Brût</text:p>
          </table:table-cell>
          <table:table-cell office:value-type="string" calcext:value-type="string">
            <text:p>Liesele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5100" calcext:value-type="float">
            <text:p>15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90zgw9rjeggnm6v7q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larice Brut</text:p>
          </table:table-cell>
          <table:table-cell office:value-type="string" calcext:value-type="string">
            <text:p>Lieselehof</text:p>
          </table:table-cell>
          <table:table-cell office:value-type="float" office:value="32.441887" calcext:value-type="float">
            <text:p>32.44188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46096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ieselehof Brût</text:p>
          </table:table-cell>
          <table:table-cell office:value-type="string" calcext:value-type="string">
            <text:p>Liesele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90zgw9rjeggnm6v7q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larice Brut</text:p>
          </table:table-cell>
          <table:table-cell office:value-type="string" calcext:value-type="string">
            <text:p>Lieselehof</text:p>
          </table:table-cell>
          <table:table-cell office:value-type="float" office:value="32.441887" calcext:value-type="float">
            <text:p>32.4418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00719.2020.c</text:p>
          </table:table-cell>
          <table:table-cell table:style-name="ce2"/>
          <table:table-cell office:value-type="string" calcext:value-type="string">
            <text:p>Rosé Brût</text:p>
          </table:table-cell>
          <table:table-cell office:value-type="string" calcext:value-type="string">
            <text:p>Liesele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rx1d8vj4fc488839fcecjsm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Rosé Brut Bio</text:p>
          </table:table-cell>
          <table:table-cell office:value-type="string" calcext:value-type="string">
            <text:p>Lieselehof</text:p>
          </table:table-cell>
          <table:table-cell office:value-type="float" office:value="34.86997" calcext:value-type="float">
            <text:p>34.869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00719.2020.b</text:p>
          </table:table-cell>
          <table:table-cell table:style-name="ce2"/>
          <table:table-cell office:value-type="string" calcext:value-type="string">
            <text:p>Rosé Brût</text:p>
          </table:table-cell>
          <table:table-cell office:value-type="string" calcext:value-type="string">
            <text:p>Liesele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rx1d8vj4fc488839fcecjsm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Rosé Brut Bio</text:p>
          </table:table-cell>
          <table:table-cell office:value-type="string" calcext:value-type="string">
            <text:p>Lieselehof</text:p>
          </table:table-cell>
          <table:table-cell office:value-type="float" office:value="34.86997" calcext:value-type="float">
            <text:p>34.869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566.2015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weet Claire Passito</text:p>
          </table:table-cell>
          <table:table-cell office:value-type="string" calcext:value-type="string">
            <text:p>Lieselehof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5400" calcext:value-type="float">
            <text:p>15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8yft1cvgmsyrrfv6tz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assito Sweet Claire Bio</text:p>
          </table:table-cell>
          <table:table-cell office:value-type="string" calcext:value-type="string">
            <text:p>Lieselehof</text:p>
          </table:table-cell>
          <table:table-cell office:value-type="float" office:value="46.38571" calcext:value-type="float">
            <text:p>46.3857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30666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Classico Morit</text:p>
          </table:table-cell>
          <table:table-cell office:value-type="string" calcext:value-type="string">
            <text:p>Loack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0ebnjn63dkmh3dvq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rit St. Magdalener Classico</text:p>
          </table:table-cell>
          <table:table-cell office:value-type="string" calcext:value-type="string">
            <text:p>Weingut Loacker</text:p>
          </table:table-cell>
          <table:table-cell office:value-type="float" office:value="47.15495" calcext:value-type="float">
            <text:p>47.1549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.98266.2019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mitissa Pas dosé Riserva</text:p>
          </table:table-cell>
          <table:table-cell office:value-type="string" calcext:value-type="string">
            <text:p>Lorenz Mart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1900" calcext:value-type="float">
            <text:p>19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rzc2vqd5y3129f1fpq00x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Comitissa Riserva Pas Dosè</text:p>
          </table:table-cell>
          <table:table-cell office:value-type="string" calcext:value-type="string">
            <text:p>Lorenz Martini</text:p>
          </table:table-cell>
          <table:table-cell office:value-type="float" office:value="47.104546" calcext:value-type="float">
            <text:p>47.1045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98136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vigny-Lès-Beaune</text:p>
          </table:table-cell>
          <table:table-cell office:value-type="string" calcext:value-type="string">
            <text:p>Lucien Jacob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900" calcext:value-type="float">
            <text:p>5900</text:p>
          </table:table-cell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fepsqk3a0v3yxrc3y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vigny-lès-Beaune</text:p>
          </table:table-cell>
          <table:table-cell office:value-type="string" calcext:value-type="string">
            <text:p>Domaine Lucien Jacob</text:p>
          </table:table-cell>
          <table:table-cell office:value-type="float" office:value="42.691452" calcext:value-type="float">
            <text:p>42.6914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2047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falco Sagrantino Carapace</text:p>
          </table:table-cell>
          <table:table-cell office:value-type="string" calcext:value-type="string">
            <text:p>Lunelli - Tenuta Castelbuo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dh1dkbtadvkph82c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rapace Montefalco Sagrantino</text:p>
          </table:table-cell>
          <table:table-cell office:value-type="string" calcext:value-type="string">
            <text:p>Tenuta Castelbuono</text:p>
          </table:table-cell>
          <table:table-cell office:value-type="float" office:value="63.451397" calcext:value-type="float">
            <text:p>63.4513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4559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uritea</text:p>
          </table:table-cell>
          <table:table-cell office:value-type="string" calcext:value-type="string">
            <text:p>Lunelli - Tenuta Podernov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b6nche90sswgv2q9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uritea Cabernet Franc</text:p>
          </table:table-cell>
          <table:table-cell office:value-type="string" calcext:value-type="string">
            <text:p>Tenuta Podernovo</text:p>
          </table:table-cell>
          <table:table-cell office:value-type="float" office:value="44.744724" calcext:value-type="float">
            <text:p>44.7447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4257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b0pcbwmmy0vdyc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 Bio</text:p>
          </table:table-cell>
          <table:table-cell office:value-type="string" calcext:value-type="string">
            <text:p>Manincor</text:p>
          </table:table-cell>
          <table:table-cell office:value-type="float" office:value="40.482716" calcext:value-type="float">
            <text:p>40.4827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8283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fteyvmd67b82hxx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 Bio</text:p>
          </table:table-cell>
          <table:table-cell office:value-type="string" calcext:value-type="string">
            <text:p>Manincor</text:p>
          </table:table-cell>
          <table:table-cell office:value-type="float" office:value="44.22608" calcext:value-type="float">
            <text:p>44.226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3288.2024.b</text:p>
          </table:table-cell>
          <table:table-cell table:style-name="ce2"/>
          <table:table-cell office:value-type="string" calcext:value-type="string">
            <text:p>La Rose de Manincor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44.971447" calcext:value-type="float">
            <text:p>44.9714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032.2021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 Petit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800" calcext:value-type="float">
            <text:p>7800</text:p>
          </table:table-cell>
          <table:table-cell office:value-type="float" office:value="3400" calcext:value-type="float">
            <text:p>34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9pkd3v8xn0y8j9vbw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e Petit Bio</text:p>
          </table:table-cell>
          <table:table-cell office:value-type="string" calcext:value-type="string">
            <text:p>Manincor</text:p>
          </table:table-cell>
          <table:table-cell office:value-type="float" office:value="36.768692" calcext:value-type="float">
            <text:p>36.7686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225.197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79" calcext:value-type="float">
            <text:p>197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225.198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82" calcext:value-type="float">
            <text:p>1982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225.198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86" calcext:value-type="float">
            <text:p>1986</text:p>
          </table:table-cell>
          <table:table-cell office:value-type="float" office:value="71000" calcext:value-type="float">
            <text:p>7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225.199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0" calcext:value-type="float">
            <text:p>1990</text:p>
          </table:table-cell>
          <table:table-cell office:value-type="float" office:value="62000" calcext:value-type="float">
            <text:p>6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225.199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1" calcext:value-type="float">
            <text:p>199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225.199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3" calcext:value-type="float">
            <text:p>1993</text:p>
          </table:table-cell>
          <table:table-cell office:value-type="float" office:value="58500" calcext:value-type="float">
            <text:p>58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225.199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4" calcext:value-type="float">
            <text:p>1994</text:p>
          </table:table-cell>
          <table:table-cell office:value-type="float" office:value="57000" calcext:value-type="float">
            <text:p>5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225.1995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225.199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8" calcext:value-type="float">
            <text:p>1998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225.199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49000" calcext:value-type="float">
            <text:p>4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225.200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office:value-type="float" office:value="47500" calcext:value-type="float">
            <text:p>47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225.200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office:value-type="float" office:value="47000" calcext:value-type="float">
            <text:p>4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225.200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3" calcext:value-type="float">
            <text:p>2003</text:p>
          </table:table-cell>
          <table:table-cell office:value-type="float" office:value="43000" calcext:value-type="float">
            <text:p>43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225.200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46000" calcext:value-type="float">
            <text:p>46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225.2005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41500" calcext:value-type="float">
            <text:p>41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225.200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34000" calcext:value-type="float">
            <text:p>3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225.201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225.2013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95000" calcext:value-type="float">
            <text:p>9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225.201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225.201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34500" calcext:value-type="float">
            <text:p>3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225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3000" calcext:value-type="float">
            <text:p>33000</text:p>
          </table:table-cell>
          <table:table-cell office:value-type="float" office:value="19500" calcext:value-type="float">
            <text:p>19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61264" calcext:value-type="float">
            <text:p>31.5612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224.199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0" calcext:value-type="float">
            <text:p>199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3.23453" calcext:value-type="float">
            <text:p>33.234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224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3.23453" calcext:value-type="float">
            <text:p>33.234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224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4700" calcext:value-type="float">
            <text:p>14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3.23453" calcext:value-type="float">
            <text:p>33.234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224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3.23453" calcext:value-type="float">
            <text:p>33.2345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30504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lanc Art Limited Edition</text:p>
          </table:table-cell>
          <table:table-cell office:value-type="string" calcext:value-type="string">
            <text:p>Martin Abraha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100" calcext:value-type="float">
            <text:p>7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25pt7y1fmk9dnq1f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lanc Art</text:p>
          </table:table-cell>
          <table:table-cell office:value-type="string" calcext:value-type="string">
            <text:p>Weingut Abraham</text:p>
          </table:table-cell>
          <table:table-cell office:value-type="float" office:value="36.473774" calcext:value-type="float">
            <text:p>36.47377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14456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In der Lamm von Alten Reben</text:p>
          </table:table-cell>
          <table:table-cell office:value-type="string" calcext:value-type="string">
            <text:p>Martin Abraha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0v10en1f09qnkk0h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in der Låmm</text:p>
          </table:table-cell>
          <table:table-cell office:value-type="string" calcext:value-type="string">
            <text:p>Weingut Abraham</text:p>
          </table:table-cell>
          <table:table-cell office:value-type="float" office:value="45.052284" calcext:value-type="float">
            <text:p>45.0522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92621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Michael Pu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1490" calcext:value-type="float">
            <text:p>149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dqp39anj03cb60sw31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Weingut Michael Puff</text:p>
          </table:table-cell>
          <table:table-cell office:value-type="float" office:value="33.203186" calcext:value-type="float">
            <text:p>33.2031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1508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ce Impérial</text:p>
          </table:table-cell>
          <table:table-cell office:value-type="string" calcext:value-type="string">
            <text:p>Moët &amp; Chand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6afaamrpd0h6yeyzy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Ice Impérial Demi-Sec</text:p>
          </table:table-cell>
          <table:table-cell office:value-type="string" calcext:value-type="string">
            <text:p>Moët &amp; Chandon</text:p>
          </table:table-cell>
          <table:table-cell office:value-type="float" office:value="43.20513" calcext:value-type="float">
            <text:p>43.205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1616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éserve Impériale Brût</text:p>
          </table:table-cell>
          <table:table-cell office:value-type="string" calcext:value-type="string">
            <text:p>Moët &amp; Chand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600" calcext:value-type="float">
            <text:p>9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6axf9040f937x9p6wx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éserve Impériale Brut</text:p>
          </table:table-cell>
          <table:table-cell office:value-type="string" calcext:value-type="string">
            <text:p>Moët &amp; Chandon</text:p>
          </table:table-cell>
          <table:table-cell office:value-type="float" office:value="44.04641" calcext:value-type="float">
            <text:p>44.0464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.31228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osecco Cuvée dell'Erede Extra dry</text:p>
          </table:table-cell>
          <table:table-cell office:value-type="string" calcext:value-type="string">
            <text:p>Montelv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9azmfbx39mcbd3re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Dell'Erede Prosecco Treviso Extra Dry</text:p>
          </table:table-cell>
          <table:table-cell office:value-type="string" calcext:value-type="string">
            <text:p>Montelvini</text:p>
          </table:table-cell>
          <table:table-cell office:value-type="float" office:value="46.7163" calcext:value-type="float">
            <text:p>46.71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2397.201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</text:p>
          </table:table-cell>
          <table:table-cell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pnm9dpv0ffah5mh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 Bio</text:p>
          </table:table-cell>
          <table:table-cell office:value-type="string" calcext:value-type="string">
            <text:p>Monteverro</text:p>
          </table:table-cell>
          <table:table-cell office:value-type="float" office:value="40.038692" calcext:value-type="float">
            <text:p>40.0386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2397.201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</text:p>
          </table:table-cell>
          <table:table-cell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3700" calcext:value-type="float">
            <text:p>13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pnm9dpv0ffah5mh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 Bio</text:p>
          </table:table-cell>
          <table:table-cell office:value-type="string" calcext:value-type="string">
            <text:p>Monteverro</text:p>
          </table:table-cell>
          <table:table-cell office:value-type="float" office:value="40.038692" calcext:value-type="float">
            <text:p>40.0386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2397.201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</text:p>
          </table:table-cell>
          <table:table-cell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3300" calcext:value-type="float">
            <text:p>13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pnm9dpv0ffah5mh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 Bio</text:p>
          </table:table-cell>
          <table:table-cell office:value-type="string" calcext:value-type="string">
            <text:p>Monteverro</text:p>
          </table:table-cell>
          <table:table-cell office:value-type="float" office:value="40.038692" calcext:value-type="float">
            <text:p>40.0386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2397.2015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</text:p>
          </table:table-cell>
          <table:table-cell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pnm9dpv0ffah5mh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 Bio</text:p>
          </table:table-cell>
          <table:table-cell office:value-type="string" calcext:value-type="string">
            <text:p>Monteverro</text:p>
          </table:table-cell>
          <table:table-cell office:value-type="float" office:value="40.038692" calcext:value-type="float">
            <text:p>40.0386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2397.201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</text:p>
          </table:table-cell>
          <table:table-cell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2600" calcext:value-type="float">
            <text:p>12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pnm9dpv0ffah5mh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 Bio</text:p>
          </table:table-cell>
          <table:table-cell office:value-type="string" calcext:value-type="string">
            <text:p>Monteverro</text:p>
          </table:table-cell>
          <table:table-cell office:value-type="float" office:value="40.038692" calcext:value-type="float">
            <text:p>40.0386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2397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</text:p>
          </table:table-cell>
          <table:table-cell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pnm9dpv0ffah5mh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 Bio</text:p>
          </table:table-cell>
          <table:table-cell office:value-type="string" calcext:value-type="string">
            <text:p>Monteverro</text:p>
          </table:table-cell>
          <table:table-cell office:value-type="float" office:value="40.038692" calcext:value-type="float">
            <text:p>40.0386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2397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</text:p>
          </table:table-cell>
          <table:table-cell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500" calcext:value-type="float">
            <text:p>11500</text:p>
          </table:table-cell>
          <table:table-cell office:value-type="float" office:value="6000" calcext:value-type="float">
            <text:p>6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pnm9dpv0ffah5mh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 Bio</text:p>
          </table:table-cell>
          <table:table-cell office:value-type="string" calcext:value-type="string">
            <text:p>Monteverro</text:p>
          </table:table-cell>
          <table:table-cell office:value-type="float" office:value="40.038692" calcext:value-type="float">
            <text:p>40.0386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2397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</text:p>
          </table:table-cell>
          <table:table-cell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500" calcext:value-type="float">
            <text:p>11500</text:p>
          </table:table-cell>
          <table:table-cell office:value-type="float" office:value="6500" calcext:value-type="float">
            <text:p>6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pnm9dpv0ffah5mh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 Bio</text:p>
          </table:table-cell>
          <table:table-cell office:value-type="string" calcext:value-type="string">
            <text:p>Monteverro</text:p>
          </table:table-cell>
          <table:table-cell office:value-type="float" office:value="40.038692" calcext:value-type="float">
            <text:p>40.0386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02.2003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rgole Torte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3" calcext:value-type="float">
            <text:p>2003</text:p>
          </table:table-cell>
          <table:table-cell office:value-type="float" office:value="87000" calcext:value-type="float">
            <text:p>8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46.8422" calcext:value-type="float">
            <text:p>46.84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02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rgole Torte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46.8422" calcext:value-type="float">
            <text:p>46.84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02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rgole Torte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7900" calcext:value-type="float">
            <text:p>17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46.8422" calcext:value-type="float">
            <text:p>46.84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3046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 Montunal</text:p>
          </table:table-cell>
          <table:table-cell office:value-type="string" calcext:value-type="string">
            <text:p>Montona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vregtkb0arzx6q4dn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ntunal</text:p>
          </table:table-cell>
          <table:table-cell office:value-type="string" calcext:value-type="string">
            <text:p>Montonale</text:p>
          </table:table-cell>
          <table:table-cell office:value-type="float" office:value="44.228165" calcext:value-type="float">
            <text:p>44.2281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83141.202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o di Caldaro Classico Delia</text:p>
          </table:table-cell>
          <table:table-cell office:value-type="string" calcext:value-type="string">
            <text:p>Morand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my7x7ytn51j1he7p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lia Kalterersee Klassisch</text:p>
          </table:table-cell>
          <table:table-cell office:value-type="string" calcext:value-type="string">
            <text:p>Morandell</text:p>
          </table:table-cell>
          <table:table-cell office:value-type="float" office:value="34.85707" calcext:value-type="float">
            <text:p>34.857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72357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ama</text:p>
          </table:table-cell>
          <table:table-cell office:value-type="string" calcext:value-type="string">
            <text:p>Nals 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2700" calcext:value-type="float">
            <text:p>12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j337pq3rg2ys5snjq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Nama</text:p>
          </table:table-cell>
          <table:table-cell office:value-type="string" calcext:value-type="string">
            <text:p>Nals Margreid</text:p>
          </table:table-cell>
          <table:table-cell office:value-type="float" office:value="49.046593" calcext:value-type="float">
            <text:p>49.0465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348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urni</text:p>
          </table:table-cell>
          <table:table-cell office:value-type="string" calcext:value-type="string">
            <text:p>Oasi degli Ange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6vekk9af6ma5k3kv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pulciano Kurni</text:p>
          </table:table-cell>
          <table:table-cell office:value-type="string" calcext:value-type="string">
            <text:p>Oasi degli Angeli</text:p>
          </table:table-cell>
          <table:table-cell office:value-type="float" office:value="57.633953" calcext:value-type="float">
            <text:p>57.6339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348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urni</text:p>
          </table:table-cell>
          <table:table-cell office:value-type="string" calcext:value-type="string">
            <text:p>Oasi degli Ange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6vekk9af6ma5k3kv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pulciano Kurni</text:p>
          </table:table-cell>
          <table:table-cell office:value-type="string" calcext:value-type="string">
            <text:p>Oasi degli Angeli</text:p>
          </table:table-cell>
          <table:table-cell office:value-type="float" office:value="57.633953" calcext:value-type="float">
            <text:p>57.6339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348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urni</text:p>
          </table:table-cell>
          <table:table-cell office:value-type="string" calcext:value-type="string">
            <text:p>Oasi degli Ange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6vekk9af6ma5k3kv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pulciano Kurni</text:p>
          </table:table-cell>
          <table:table-cell office:value-type="string" calcext:value-type="string">
            <text:p>Oasi degli Angeli</text:p>
          </table:table-cell>
          <table:table-cell office:value-type="float" office:value="57.633953" calcext:value-type="float">
            <text:p>57.6339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897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apa Valley Opus One</text:p>
          </table:table-cell>
          <table:table-cell office:value-type="string" calcext:value-type="string">
            <text:p>Opus One (Mondavi - Rothschild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8000" calcext:value-type="float">
            <text:p>68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wrn93eyvmwf66cgb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pus One</text:p>
          </table:table-cell>
          <table:table-cell office:value-type="float" office:value="56.925453" calcext:value-type="float">
            <text:p>56.92545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312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Le Serre Nuove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500" calcext:value-type="float">
            <text:p>8500</text:p>
          </table:table-cell>
          <table:table-cell office:value-type="float" office:value="4000" calcext:value-type="float">
            <text:p>4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4p32acb7v4yb1s1m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Serre Nuove</text:p>
          </table:table-cell>
          <table:table-cell office:value-type="string" calcext:value-type="string">
            <text:p>Ornellaia</text:p>
          </table:table-cell>
          <table:table-cell office:value-type="float" office:value="48.28801" calcext:value-type="float">
            <text:p>48.2880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313.199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Ornellaia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office:value-type="float" office:value="46000" calcext:value-type="float">
            <text:p>46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960133" calcext:value-type="float">
            <text:p>43.9601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313.199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Ornellaia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43000" calcext:value-type="float">
            <text:p>43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960133" calcext:value-type="float">
            <text:p>43.9601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313.200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Ornellaia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1" calcext:value-type="float">
            <text:p>2001</text:p>
          </table:table-cell>
          <table:table-cell office:value-type="float" office:value="41500" calcext:value-type="float">
            <text:p>41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960133" calcext:value-type="float">
            <text:p>43.9601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313.200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Ornellaia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3" calcext:value-type="float">
            <text:p>2003</text:p>
          </table:table-cell>
          <table:table-cell office:value-type="float" office:value="39500" calcext:value-type="float">
            <text:p>39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960133" calcext:value-type="float">
            <text:p>43.9601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313.200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Ornellaia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39000" calcext:value-type="float">
            <text:p>3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960133" calcext:value-type="float">
            <text:p>43.9601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313.200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Ornellaia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37000" calcext:value-type="float">
            <text:p>3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960133" calcext:value-type="float">
            <text:p>43.9601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313.200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Ornellaia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36500" calcext:value-type="float">
            <text:p>36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960133" calcext:value-type="float">
            <text:p>43.9601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313.201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Ornellaia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960133" calcext:value-type="float">
            <text:p>43.9601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313.201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Ornellaia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4000" calcext:value-type="float">
            <text:p>3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960133" calcext:value-type="float">
            <text:p>43.9601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313.201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Ornellaia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34500" calcext:value-type="float">
            <text:p>3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960133" calcext:value-type="float">
            <text:p>43.9601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313.201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Ornellaia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31500" calcext:value-type="float">
            <text:p>31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960133" calcext:value-type="float">
            <text:p>43.9601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313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Ornellaia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6000" calcext:value-type="float">
            <text:p>26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960133" calcext:value-type="float">
            <text:p>43.9601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313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Ornellaia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3000" calcext:value-type="float">
            <text:p>23000</text:p>
          </table:table-cell>
          <table:table-cell office:value-type="float" office:value="12000" calcext:value-type="float">
            <text:p>12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960133" calcext:value-type="float">
            <text:p>43.9601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3668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Volte dell’Ornellaia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960133" calcext:value-type="float">
            <text:p>43.9601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8942.2024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Pacher 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7xdatm65gzchm2pde4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Halbtrocken</text:p>
          </table:table-cell>
          <table:table-cell office:value-type="string" calcext:value-type="string">
            <text:p>Hof Bangerth</text:p>
          </table:table-cell>
          <table:table-cell office:value-type="float" office:value="19.74821" calcext:value-type="float">
            <text:p>19.7482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8943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Pacher 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2j0n87d41g684bytes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esling Frizzante</text:p>
          </table:table-cell>
          <table:table-cell office:value-type="string" calcext:value-type="string">
            <text:p>Weingut Pöcher</text:p>
          </table:table-cell>
          <table:table-cell office:value-type="float" office:value="20.04894" calcext:value-type="float">
            <text:p>20.0489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14417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Riserva Alte Reben</text:p>
          </table:table-cell>
          <table:table-cell office:value-type="string" calcext:value-type="string">
            <text:p>Pacher 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3nkjegn3j0s5rgr124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lte Reben Sylvaner</text:p>
          </table:table-cell>
          <table:table-cell office:value-type="string" calcext:value-type="string">
            <text:p>Hof Bangerth</text:p>
          </table:table-cell>
          <table:table-cell office:value-type="float" office:value="30.791302" calcext:value-type="float">
            <text:p>30.79130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.17303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ut Réserve</text:p>
          </table:table-cell>
          <table:table-cell office:value-type="string" calcext:value-type="string">
            <text:p>Pal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800" calcext:value-type="float">
            <text:p>8800</text:p>
          </table:table-cell>
          <table:table-cell office:value-type="float" office:value="3500" calcext:value-type="float">
            <text:p>3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jatfz6rfqb01wv6ws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ivate Collection Sparkling Vintage Reserve Brut</text:p>
          </table:table-cell>
          <table:table-cell office:value-type="string" calcext:value-type="string">
            <text:p>Palmer</text:p>
          </table:table-cell>
          <table:table-cell office:value-type="float" office:value="26.907562" calcext:value-type="float">
            <text:p>26.90756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78244.2000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 Oro Bussia Per Francesco</text:p>
          </table:table-cell>
          <table:table-cell office:value-type="string" calcext:value-type="string">
            <text:p>Paruss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0" calcext:value-type="float">
            <text:p>2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vk3mz9sknrcxjn0qf5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ussia Riserva</text:p>
          </table:table-cell>
          <table:table-cell office:value-type="string" calcext:value-type="string">
            <text:p>Parusso</text:p>
          </table:table-cell>
          <table:table-cell office:value-type="float" office:value="45.624332" calcext:value-type="float">
            <text:p>45.6243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499.2014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elle Époque Brût</text:p>
          </table:table-cell>
          <table:table-cell office:value-type="string" calcext:value-type="string">
            <text:p>Perrier-Joü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28000" calcext:value-type="float">
            <text:p>28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4ahar44dg95zgrg4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elle Epoque Brut</text:p>
          </table:table-cell>
          <table:table-cell office:value-type="string" calcext:value-type="string">
            <text:p>Perrier-Jouët</text:p>
          </table:table-cell>
          <table:table-cell office:value-type="float" office:value="55.86876" calcext:value-type="float">
            <text:p>55.868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4662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Jacobus</text:p>
          </table:table-cell>
          <table:table-cell office:value-type="string" calcext:value-type="string">
            <text:p>Peter Jakob Küh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gjty25e3af5tmpx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Jacobus Bio</text:p>
          </table:table-cell>
          <table:table-cell office:value-type="string" calcext:value-type="string">
            <text:p>Peter Jakob Kühn</text:p>
          </table:table-cell>
          <table:table-cell office:value-type="float" office:value="53.12543" calcext:value-type="float">
            <text:p>53.1254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4668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Mittelheim St. Nikolaus</text:p>
          </table:table-cell>
          <table:table-cell office:value-type="string" calcext:value-type="string">
            <text:p>Peter Jakob Küh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hzztdf9c5wf0kdm5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Mittelheim St. Nikolaus Bio</text:p>
          </table:table-cell>
          <table:table-cell office:value-type="string" calcext:value-type="string">
            <text:p>Peter Jakob Kühn</text:p>
          </table:table-cell>
          <table:table-cell office:value-type="float" office:value="59.368446" calcext:value-type="float">
            <text:p>59.3684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6396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mistar Cuvée Bianco</text:p>
          </table:table-cell>
          <table:table-cell office:value-type="string" calcext:value-type="string">
            <text:p>Peter Sö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400" calcext:value-type="float">
            <text:p>64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47dgb9bz5ey60rhf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mistar Bianco</text:p>
          </table:table-cell>
          <table:table-cell office:value-type="string" calcext:value-type="string">
            <text:p>Peter Sölva</text:p>
          </table:table-cell>
          <table:table-cell office:value-type="float" office:value="46.932938" calcext:value-type="float">
            <text:p>46.9329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6572.2021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Riserva Giatl</text:p>
          </table:table-cell>
          <table:table-cell office:value-type="string" calcext:value-type="string">
            <text:p>Peter Zemm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8vj0yp1wpg8349yn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Riserva Giatl Bio</text:p>
          </table:table-cell>
          <table:table-cell office:value-type="string" calcext:value-type="string">
            <text:p>Peter Zemmer</text:p>
          </table:table-cell>
          <table:table-cell office:value-type="float" office:value="50.76891" calcext:value-type="float">
            <text:p>50.7689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6572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Riserva Giatl</text:p>
          </table:table-cell>
          <table:table-cell office:value-type="string" calcext:value-type="string">
            <text:p>Peter Zem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8vj0yp1wpg8349yn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Riserva Giatl Bio</text:p>
          </table:table-cell>
          <table:table-cell office:value-type="string" calcext:value-type="string">
            <text:p>Peter Zemmer</text:p>
          </table:table-cell>
          <table:table-cell office:value-type="float" office:value="50.76891" calcext:value-type="float">
            <text:p>50.7689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9097.200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tra Rosso</text:p>
          </table:table-cell>
          <table:table-cell office:value-type="string" calcext:value-type="string">
            <text:p>Pet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53ehafk26j3my2hf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Petra</text:p>
          </table:table-cell>
          <table:table-cell office:value-type="float" office:value="34.30036" calcext:value-type="float">
            <text:p>34.3003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79411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Classico Der Pfannenstiel</text:p>
          </table:table-cell>
          <table:table-cell office:value-type="string" calcext:value-type="string">
            <text:p>Pfannenstie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800" calcext:value-type="float">
            <text:p>8800</text:p>
          </table:table-cell>
          <table:table-cell office:value-type="float" office:value="4000" calcext:value-type="float">
            <text:p>4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a1860wqnp18xfaync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r Pfannenstiel</text:p>
          </table:table-cell>
          <table:table-cell office:value-type="string" calcext:value-type="string">
            <text:p>Pfannenstielhof</text:p>
          </table:table-cell>
          <table:table-cell office:value-type="float" office:value="50.9919" calcext:value-type="float">
            <text:p>50.991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55558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Côte d’Or Blanc</text:p>
          </table:table-cell>
          <table:table-cell office:value-type="string" calcext:value-type="string">
            <text:p>Philippe Bouzere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bz9j9vcebynn40xwg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Côte D'Or</text:p>
          </table:table-cell>
          <table:table-cell office:value-type="string" calcext:value-type="string">
            <text:p>Philippe Bouzereau - Chateau de Citeaux</text:p>
          </table:table-cell>
          <table:table-cell office:value-type="float" office:value="36.206585" calcext:value-type="float">
            <text:p>36.20658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3097.2015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Vigneti del Versante</text:p>
          </table:table-cell>
          <table:table-cell office:value-type="string" calcext:value-type="string">
            <text:p>Pian dell'O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00r5zjvjkqdgv8cgc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Vigneti del Versante Bio</text:p>
          </table:table-cell>
          <table:table-cell office:value-type="string" calcext:value-type="string">
            <text:p>Pian dell'Orino</text:p>
          </table:table-cell>
          <table:table-cell office:value-type="float" office:value="64.41799" calcext:value-type="float">
            <text:p>64.417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5630.2016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Didacus</text:p>
          </table:table-cell>
          <table:table-cell office:value-type="string" calcext:value-type="string">
            <text:p>Plane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bbkvvhz4pngp8q2t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idacus</text:p>
          </table:table-cell>
          <table:table-cell office:value-type="string" calcext:value-type="string">
            <text:p>Planeta</text:p>
          </table:table-cell>
          <table:table-cell office:value-type="float" office:value="42.481167" calcext:value-type="float">
            <text:p>42.48116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63037.201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nfi Didacus</text:p>
          </table:table-cell>
          <table:table-cell office:value-type="string" calcext:value-type="string">
            <text:p>Plane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by2vseczzsd4k9v2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dacus Cabernet Franc</text:p>
          </table:table-cell>
          <table:table-cell office:value-type="string" calcext:value-type="string">
            <text:p>Planeta</text:p>
          </table:table-cell>
          <table:table-cell office:value-type="float" office:value="38.677406" calcext:value-type="float">
            <text:p>38.67740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9305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 Riserva</text:p>
          </table:table-cell>
          <table:table-cell office:value-type="string" calcext:value-type="string">
            <text:p>Podere Le Bèr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200" calcext:value-type="float">
            <text:p>5200</text:p>
          </table:table-cell>
          <table:table-cell office:value-type="float" office:value="2080" calcext:value-type="float">
            <text:p>208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xgas7jhav3dtbn0sy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 Riserva</text:p>
          </table:table-cell>
          <table:table-cell office:value-type="string" calcext:value-type="string">
            <text:p>Le Bèrne</text:p>
          </table:table-cell>
          <table:table-cell office:value-type="float" office:value="45.168076" calcext:value-type="float">
            <text:p>45.16807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40430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Gran Selezione Casasilia</text:p>
          </table:table-cell>
          <table:table-cell office:value-type="string" calcext:value-type="string">
            <text:p>Poggio al S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9rp2hazva5brtt8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Gran Selezione Casasilia Bio</text:p>
          </table:table-cell>
          <table:table-cell office:value-type="string" calcext:value-type="string">
            <text:p>Poggio Al Sole</text:p>
          </table:table-cell>
          <table:table-cell office:value-type="float" office:value="55.230633" calcext:value-type="float">
            <text:p>55.2306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8712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Poggio al S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8y51z3nr5fatpv8x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Bio</text:p>
          </table:table-cell>
          <table:table-cell office:value-type="string" calcext:value-type="string">
            <text:p>Poggio Al Sole</text:p>
          </table:table-cell>
          <table:table-cell office:value-type="float" office:value="40.948784" calcext:value-type="float">
            <text:p>40.94878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3152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Dedicato a Walter</text:p>
          </table:table-cell>
          <table:table-cell office:value-type="string" calcext:value-type="string">
            <text:p>Poggio al Teso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h54v8hf7ph1gh46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Dedicato a Walter</text:p>
          </table:table-cell>
          <table:table-cell office:value-type="string" calcext:value-type="string">
            <text:p>Poggio Al Tesoro</text:p>
          </table:table-cell>
          <table:table-cell office:value-type="float" office:value="58.354103" calcext:value-type="float">
            <text:p>58.3541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6531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Rosso Il Seggio</text:p>
          </table:table-cell>
          <table:table-cell office:value-type="string" calcext:value-type="string">
            <text:p>Poggio al Teso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530" calcext:value-type="float">
            <text:p>153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71cmbn9kxfdbhqej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Seggio</text:p>
          </table:table-cell>
          <table:table-cell office:value-type="string" calcext:value-type="string">
            <text:p>Poggio Al Tesoro</text:p>
          </table:table-cell>
          <table:table-cell office:value-type="float" office:value="48.97095" calcext:value-type="float">
            <text:p>48.9709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3151.2020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Sondraia Rosso</text:p>
          </table:table-cell>
          <table:table-cell office:value-type="string" calcext:value-type="string">
            <text:p>Poggio al Tesor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20000" calcext:value-type="float">
            <text:p>2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7z2v0jng9as606c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Sondraia</text:p>
          </table:table-cell>
          <table:table-cell office:value-type="string" calcext:value-type="string">
            <text:p>Poggio Al Tesoro</text:p>
          </table:table-cell>
          <table:table-cell office:value-type="float" office:value="57.535576" calcext:value-type="float">
            <text:p>57.53557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3151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Sondraia Rosso</text:p>
          </table:table-cell>
          <table:table-cell office:value-type="string" calcext:value-type="string">
            <text:p>Poggio al Teso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900" calcext:value-type="float">
            <text:p>8900</text:p>
          </table:table-cell>
          <table:table-cell office:value-type="float" office:value="4800" calcext:value-type="float">
            <text:p>48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7z2v0jng9as606c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Sondraia</text:p>
          </table:table-cell>
          <table:table-cell office:value-type="string" calcext:value-type="string">
            <text:p>Poggio Al Tesoro</text:p>
          </table:table-cell>
          <table:table-cell office:value-type="float" office:value="57.535576" calcext:value-type="float">
            <text:p>57.53557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6121.2018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lgheri Vermentino Solosole Pagus Camilla</text:p>
          </table:table-cell>
          <table:table-cell office:value-type="string" calcext:value-type="string">
            <text:p>Poggio al Teso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800" calcext:value-type="float">
            <text:p>58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b3sccq69ps10zaxa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rmentino Solosole Pagus Camilla</text:p>
          </table:table-cell>
          <table:table-cell office:value-type="string" calcext:value-type="string">
            <text:p>Poggio Al Tesoro</text:p>
          </table:table-cell>
          <table:table-cell office:value-type="float" office:value="65.88122" calcext:value-type="float">
            <text:p>65.8812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16123.2016.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assito Teos</text:p>
          </table:table-cell>
          <table:table-cell office:value-type="string" calcext:value-type="string">
            <text:p>Poggio al Tesoro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16" calcext:value-type="float">
            <text:p>2016</text:p>
          </table:table-cell>
          <table:table-cell office:value-type="float" office:value="9500" calcext:value-type="float">
            <text:p>9500</text:p>
          </table:table-cell>
          <table:table-cell office:value-type="float" office:value="4800" calcext:value-type="float">
            <text:p>48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f2eeh5bdh2sn2pfwh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eos Petit Manseng</text:p>
          </table:table-cell>
          <table:table-cell office:value-type="string" calcext:value-type="string">
            <text:p>Poggio Al Tesoro</text:p>
          </table:table-cell>
          <table:table-cell office:value-type="float" office:value="42.91315" calcext:value-type="float">
            <text:p>42.913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5977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ndraia Bianco</text:p>
          </table:table-cell>
          <table:table-cell office:value-type="string" calcext:value-type="string">
            <text:p>Poggio al Teso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600" calcext:value-type="float">
            <text:p>6600</text:p>
          </table:table-cell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emt9grgbrdbnhm3r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ndraia</text:p>
          </table:table-cell>
          <table:table-cell office:value-type="string" calcext:value-type="string">
            <text:p>Poggio Al Tesoro</text:p>
          </table:table-cell>
          <table:table-cell office:value-type="float" office:value="47.32357" calcext:value-type="float">
            <text:p>47.323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8492.0.d</text:p>
          </table:table-cell>
          <table:table-cell table:style-name="ce2"/>
          <table:table-cell office:value-type="string" calcext:value-type="string">
            <text:p>Rosé Brût</text:p>
          </table:table-cell>
          <table:table-cell office:value-type="string" calcext:value-type="string">
            <text:p>Pojer e Sandri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ehb4w40vf68pxz2wak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Metodo Classico Rosé Brut</text:p>
          </table:table-cell>
          <table:table-cell office:value-type="string" calcext:value-type="string">
            <text:p>Pojer e Sandri</text:p>
          </table:table-cell>
          <table:table-cell office:value-type="float" office:value="42.774944" calcext:value-type="float">
            <text:p>42.7749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2461.2019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Klaus</text:p>
          </table:table-cell>
          <table:table-cell office:value-type="string" calcext:value-type="string">
            <text:p>Pra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26ywvcw2y2be0m5rvw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Klaus Riesling Smaragd</text:p>
          </table:table-cell>
          <table:table-cell office:value-type="string" calcext:value-type="string">
            <text:p>Prager</text:p>
          </table:table-cell>
          <table:table-cell office:value-type="float" office:value="44.45702" calcext:value-type="float">
            <text:p>44.4570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107117.2019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 Robert Pa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98000" calcext:value-type="float">
            <text:p>98000</text:p>
          </table:table-cell>
          <table:table-cell office:value-type="float" office:value="42000" calcext:value-type="float">
            <text:p>42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4vr1chvtk0k2cyvv2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Ut Prius Champagne</text:p>
          </table:table-cell>
          <table:table-cell office:value-type="string" calcext:value-type="string">
            <text:p>Michel Laval</text:p>
          </table:table-cell>
          <table:table-cell office:value-type="float" office:value="16.90395" calcext:value-type="float">
            <text:p>16.903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4774.201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4vr1chvtk0k2cyvv2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Ut Prius Champagne</text:p>
          </table:table-cell>
          <table:table-cell office:value-type="string" calcext:value-type="string">
            <text:p>Michel Laval</text:p>
          </table:table-cell>
          <table:table-cell office:value-type="float" office:value="16.90395" calcext:value-type="float">
            <text:p>16.903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4774.201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24500" calcext:value-type="float">
            <text:p>2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4vr1chvtk0k2cyvv2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Ut Prius Champagne</text:p>
          </table:table-cell>
          <table:table-cell office:value-type="string" calcext:value-type="string">
            <text:p>Michel Laval</text:p>
          </table:table-cell>
          <table:table-cell office:value-type="float" office:value="16.90395" calcext:value-type="float">
            <text:p>16.903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4774.201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23900" calcext:value-type="float">
            <text:p>23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4vr1chvtk0k2cyvv2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Ut Prius Champagne</text:p>
          </table:table-cell>
          <table:table-cell office:value-type="string" calcext:value-type="string">
            <text:p>Michel Laval</text:p>
          </table:table-cell>
          <table:table-cell office:value-type="float" office:value="16.90395" calcext:value-type="float">
            <text:p>16.903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4774.201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23100" calcext:value-type="float">
            <text:p>23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4vr1chvtk0k2cyvv2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Ut Prius Champagne</text:p>
          </table:table-cell>
          <table:table-cell office:value-type="string" calcext:value-type="string">
            <text:p>Michel Laval</text:p>
          </table:table-cell>
          <table:table-cell office:value-type="float" office:value="16.90395" calcext:value-type="float">
            <text:p>16.903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4774.2015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20900" calcext:value-type="float">
            <text:p>20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4vr1chvtk0k2cyvv2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Ut Prius Champagne</text:p>
          </table:table-cell>
          <table:table-cell office:value-type="string" calcext:value-type="string">
            <text:p>Michel Laval</text:p>
          </table:table-cell>
          <table:table-cell office:value-type="float" office:value="16.90395" calcext:value-type="float">
            <text:p>16.903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4774.2016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4vr1chvtk0k2cyvv2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Ut Prius Champagne</text:p>
          </table:table-cell>
          <table:table-cell office:value-type="string" calcext:value-type="string">
            <text:p>Michel Laval</text:p>
          </table:table-cell>
          <table:table-cell office:value-type="float" office:value="16.90395" calcext:value-type="float">
            <text:p>16.903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4774.2017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9100" calcext:value-type="float">
            <text:p>19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4vr1chvtk0k2cyvv2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Ut Prius Champagne</text:p>
          </table:table-cell>
          <table:table-cell office:value-type="string" calcext:value-type="string">
            <text:p>Michel Laval</text:p>
          </table:table-cell>
          <table:table-cell office:value-type="float" office:value="16.90395" calcext:value-type="float">
            <text:p>16.903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4774.2018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4vr1chvtk0k2cyvv2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Ut Prius Champagne</text:p>
          </table:table-cell>
          <table:table-cell office:value-type="string" calcext:value-type="string">
            <text:p>Michel Laval</text:p>
          </table:table-cell>
          <table:table-cell office:value-type="float" office:value="16.90395" calcext:value-type="float">
            <text:p>16.903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4774.2018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7700" calcext:value-type="float">
            <text:p>17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4vr1chvtk0k2cyvv2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Ut Prius Champagne</text:p>
          </table:table-cell>
          <table:table-cell office:value-type="string" calcext:value-type="string">
            <text:p>Michel Laval</text:p>
          </table:table-cell>
          <table:table-cell office:value-type="float" office:value="16.90395" calcext:value-type="float">
            <text:p>16.903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4774.2019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4vr1chvtk0k2cyvv2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Ut Prius Champagne</text:p>
          </table:table-cell>
          <table:table-cell office:value-type="string" calcext:value-type="string">
            <text:p>Michel Laval</text:p>
          </table:table-cell>
          <table:table-cell office:value-type="float" office:value="16.90395" calcext:value-type="float">
            <text:p>16.903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4774.2019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7100" calcext:value-type="float">
            <text:p>17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4vr1chvtk0k2cyvv2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Ut Prius Champagne</text:p>
          </table:table-cell>
          <table:table-cell office:value-type="string" calcext:value-type="string">
            <text:p>Michel Laval</text:p>
          </table:table-cell>
          <table:table-cell office:value-type="float" office:value="16.90395" calcext:value-type="float">
            <text:p>16.903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4774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4vr1chvtk0k2cyvv2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Ut Prius Champagne</text:p>
          </table:table-cell>
          <table:table-cell office:value-type="string" calcext:value-type="string">
            <text:p>Michel Laval</text:p>
          </table:table-cell>
          <table:table-cell office:value-type="float" office:value="16.90395" calcext:value-type="float">
            <text:p>16.90395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14382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-Merlot Riserva Sanct Valenti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00" calcext:value-type="float">
            <text:p>59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9t752tt2hvvxma11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Riserva</text:p>
          </table:table-cell>
          <table:table-cell office:value-type="string" calcext:value-type="string">
            <text:p>Sant'Appiano</text:p>
          </table:table-cell>
          <table:table-cell office:value-type="float" office:value="34.725994" calcext:value-type="float">
            <text:p>34.72599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863.2007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anct Valenti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nfw67qzch4bc2nrd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lva Bianco</text:p>
          </table:table-cell>
          <table:table-cell office:value-type="string" calcext:value-type="string">
            <text:p>Fappiano</text:p>
          </table:table-cell>
          <table:table-cell office:value-type="float" office:value="29.547073" calcext:value-type="float">
            <text:p>29.54707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863.2008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anct Valenti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nfw67qzch4bc2nrd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lva Bianco</text:p>
          </table:table-cell>
          <table:table-cell office:value-type="string" calcext:value-type="string">
            <text:p>Fappiano</text:p>
          </table:table-cell>
          <table:table-cell office:value-type="float" office:value="29.547073" calcext:value-type="float">
            <text:p>29.54707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863.2009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anct Valenti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nfw67qzch4bc2nrd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lva Bianco</text:p>
          </table:table-cell>
          <table:table-cell office:value-type="string" calcext:value-type="string">
            <text:p>Fappiano</text:p>
          </table:table-cell>
          <table:table-cell office:value-type="float" office:value="29.547073" calcext:value-type="float">
            <text:p>29.54707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863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anct Valenti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nfw67qzch4bc2nrd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lva Bianco</text:p>
          </table:table-cell>
          <table:table-cell office:value-type="string" calcext:value-type="string">
            <text:p>Fappiano</text:p>
          </table:table-cell>
          <table:table-cell office:value-type="float" office:value="29.547073" calcext:value-type="float">
            <text:p>29.54707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13936.2023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chulthauser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nfw67qzch4bc2nrd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lva Bianco</text:p>
          </table:table-cell>
          <table:table-cell office:value-type="string" calcext:value-type="string">
            <text:p>Fappiano</text:p>
          </table:table-cell>
          <table:table-cell office:value-type="float" office:value="29.547073" calcext:value-type="float">
            <text:p>29.54707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13936.2024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chulthauser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nfw67qzch4bc2nrd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lva Bianco</text:p>
          </table:table-cell>
          <table:table-cell office:value-type="string" calcext:value-type="string">
            <text:p>Fappiano</text:p>
          </table:table-cell>
          <table:table-cell office:value-type="float" office:value="29.547073" calcext:value-type="float">
            <text:p>29.54707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865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Sanct Valenti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700" calcext:value-type="float">
            <text:p>4700</text:p>
          </table:table-cell>
          <table:table-cell office:value-type="float" office:value="1939" calcext:value-type="float">
            <text:p>1939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vdedewt6xwxc06dh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San Michele</text:p>
          </table:table-cell>
          <table:table-cell office:value-type="float" office:value="31.958506" calcext:value-type="float">
            <text:p>31.95850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870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Sanct Valenti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9t752tt2hvvxma11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Riserva</text:p>
          </table:table-cell>
          <table:table-cell office:value-type="string" calcext:value-type="string">
            <text:p>Sant'Appiano</text:p>
          </table:table-cell>
          <table:table-cell office:value-type="float" office:value="34.725994" calcext:value-type="float">
            <text:p>34.72599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42656.201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The Wine Collectio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2700" calcext:value-type="float">
            <text:p>12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9t752tt2hvvxma11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Riserva</text:p>
          </table:table-cell>
          <table:table-cell office:value-type="string" calcext:value-type="string">
            <text:p>Sant'Appiano</text:p>
          </table:table-cell>
          <table:table-cell office:value-type="float" office:value="34.725994" calcext:value-type="float">
            <text:p>34.72599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42656.2018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The Wine Collectio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25500" calcext:value-type="float">
            <text:p>25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9t752tt2hvvxma11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Riserva</text:p>
          </table:table-cell>
          <table:table-cell office:value-type="string" calcext:value-type="string">
            <text:p>Sant'Appiano</text:p>
          </table:table-cell>
          <table:table-cell office:value-type="float" office:value="34.725994" calcext:value-type="float">
            <text:p>34.72599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42656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The Wine Collectio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9t752tt2hvvxma11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Riserva</text:p>
          </table:table-cell>
          <table:table-cell office:value-type="string" calcext:value-type="string">
            <text:p>Sant'Appiano</text:p>
          </table:table-cell>
          <table:table-cell office:value-type="float" office:value="34.725994" calcext:value-type="float">
            <text:p>34.72599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81061.2024.b</text:p>
          </table:table-cell>
          <table:table-cell table:style-name="ce2"/>
          <table:table-cell office:value-type="string" calcext:value-type="string">
            <text:p>Pinot noir Rosé Fallwind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6tscsn0ht4hdkv6qx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Secretum Rosé</text:p>
          </table:table-cell>
          <table:table-cell office:value-type="string" calcext:value-type="string">
            <text:p>Sant'Appiano</text:p>
          </table:table-cell>
          <table:table-cell office:value-type="float" office:value="33.26423" calcext:value-type="float">
            <text:p>33.2642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85444.2021.b</text:p>
          </table:table-cell>
          <table:table-cell table:style-name="ce2"/>
          <table:table-cell office:value-type="string" calcext:value-type="string">
            <text:p>Pinot noir Rosé The Wine Collectio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6tscsn0ht4hdkv6qx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Secretum Rosé</text:p>
          </table:table-cell>
          <table:table-cell office:value-type="string" calcext:value-type="string">
            <text:p>Sant'Appiano</text:p>
          </table:table-cell>
          <table:table-cell office:value-type="float" office:value="33.26423" calcext:value-type="float">
            <text:p>33.2642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868.2022.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ct Valentin Comtess Passito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bzvk3mx2qresg8ay3g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assito</text:p>
          </table:table-cell>
          <table:table-cell office:value-type="string" calcext:value-type="string">
            <text:p>San Valentino</text:p>
          </table:table-cell>
          <table:table-cell office:value-type="float" office:value="19.666027" calcext:value-type="float">
            <text:p>19.6660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866.2009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anct Valenti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vt1gaexpybq2vdme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Borgo San Michele</text:p>
          </table:table-cell>
          <table:table-cell office:value-type="float" office:value="22.74707" calcext:value-type="float">
            <text:p>22.7470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866.201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anct Valenti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vt1gaexpybq2vdme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Borgo San Michele</text:p>
          </table:table-cell>
          <table:table-cell office:value-type="float" office:value="22.74707" calcext:value-type="float">
            <text:p>22.7470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866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anct Valenti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vt1gaexpybq2vdme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Borgo San Michele</text:p>
          </table:table-cell>
          <table:table-cell office:value-type="float" office:value="22.74707" calcext:value-type="float">
            <text:p>22.7470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30772.2018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The Wine Collectio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vt1gaexpybq2vdme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Borgo San Michele</text:p>
          </table:table-cell>
          <table:table-cell office:value-type="float" office:value="22.74707" calcext:value-type="float">
            <text:p>22.7470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30772.2018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The Wine Collection</text:p>
          </table:table-cell>
          <table:table-cell office:value-type="string" calcext:value-type="string">
            <text:p>Produttori San Michele App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1900" calcext:value-type="float">
            <text:p>11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vt1gaexpybq2vdme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Borgo San Michele</text:p>
          </table:table-cell>
          <table:table-cell office:value-type="float" office:value="22.74707" calcext:value-type="float">
            <text:p>22.747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1784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Radoy</text:p>
          </table:table-cell>
          <table:table-cell office:value-type="string" calcext:value-type="string">
            <text:p>Rado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hmgpvrc0rhpt9ngnv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adoy</text:p>
          </table:table-cell>
          <table:table-cell office:value-type="string" calcext:value-type="string">
            <text:p>Radoar</text:p>
          </table:table-cell>
          <table:table-cell office:value-type="float" office:value="48.122787" calcext:value-type="float">
            <text:p>48.1227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4331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Etza</text:p>
          </table:table-cell>
          <table:table-cell office:value-type="string" calcext:value-type="string">
            <text:p>Rado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hm5wpphte20vsdycq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Etza Bio</text:p>
          </table:table-cell>
          <table:table-cell office:value-type="string" calcext:value-type="string">
            <text:p>Radoar</text:p>
          </table:table-cell>
          <table:table-cell office:value-type="float" office:value="46.484222" calcext:value-type="float">
            <text:p>46.4842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2493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Vives</text:p>
          </table:table-cell>
          <table:table-cell office:value-type="string" calcext:value-type="string">
            <text:p>Rado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hmz2yw0y6fz8sb5t8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VIVES Bio</text:p>
          </table:table-cell>
          <table:table-cell office:value-type="string" calcext:value-type="string">
            <text:p>Radoar</text:p>
          </table:table-cell>
          <table:table-cell office:value-type="float" office:value="39.5206" calcext:value-type="float">
            <text:p>39.52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4660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Feinherb Haart to Heart</text:p>
          </table:table-cell>
          <table:table-cell office:value-type="string" calcext:value-type="string">
            <text:p>Reinhold Ha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5f3exywk73n0mnhwn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aart to Heart Riesling</text:p>
          </table:table-cell>
          <table:table-cell office:value-type="string" calcext:value-type="string">
            <text:p>Weingut Reinhold Haart</text:p>
          </table:table-cell>
          <table:table-cell office:value-type="float" office:value="68.35071" calcext:value-type="float">
            <text:p>68.3507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.34891.2019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Piesporter Goldtröpfchen</text:p>
          </table:table-cell>
          <table:table-cell office:value-type="string" calcext:value-type="string">
            <text:p>Reinhold Ha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th4mk4j3h4j768g1rdg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iesporter Goldtröpfchen Riesling Trockenbeerenauslese</text:p>
          </table:table-cell>
          <table:table-cell office:value-type="string" calcext:value-type="string">
            <text:p>Weingut Reinhold Haart</text:p>
          </table:table-cell>
          <table:table-cell office:value-type="float" office:value="47.08759" calcext:value-type="float">
            <text:p>47.0875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00803.201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Zinfandel East Bench</text:p>
          </table:table-cell>
          <table:table-cell office:value-type="string" calcext:value-type="string">
            <text:p>Ridg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700" calcext:value-type="float">
            <text:p>7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1kvqz8egdgmr2qxg9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ast Bench Zinfandel</text:p>
          </table:table-cell>
          <table:table-cell office:value-type="string" calcext:value-type="string">
            <text:p>Ridge Vineyards</text:p>
          </table:table-cell>
          <table:table-cell office:value-type="float" office:value="35.333702" calcext:value-type="float">
            <text:p>35.33370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3872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Auratus Crescendo</text:p>
          </table:table-cell>
          <table:table-cell office:value-type="string" calcext:value-type="string">
            <text:p>Rit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92ys4j193vt2yrvq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Auratus</text:p>
          </table:table-cell>
          <table:table-cell office:value-type="string" calcext:value-type="string">
            <text:p>Ritterhof</text:p>
          </table:table-cell>
          <table:table-cell office:value-type="float" office:value="43.8152" calcext:value-type="float">
            <text:p>43.815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100752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Opes</text:p>
          </table:table-cell>
          <table:table-cell office:value-type="string" calcext:value-type="string">
            <text:p>Rit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g3pzk07gj7x2vm6e2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pes Crescendo Pinot Grigio</text:p>
          </table:table-cell>
          <table:table-cell office:value-type="string" calcext:value-type="string">
            <text:p>Ritterhof</text:p>
          </table:table-cell>
          <table:table-cell office:value-type="float" office:value="41.544304" calcext:value-type="float">
            <text:p>41.5443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760.201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ffonero</text:p>
          </table:table-cell>
          <table:table-cell office:value-type="string" calcext:value-type="string">
            <text:p>Rocca di Frassinel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c7gny05ccg8y6g3k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Baffonero</text:p>
          </table:table-cell>
          <table:table-cell office:value-type="string" calcext:value-type="string">
            <text:p>Rocca di Frassinello</text:p>
          </table:table-cell>
          <table:table-cell office:value-type="float" office:value="51.125618" calcext:value-type="float">
            <text:p>51.1256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3501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remia</text:p>
          </table:table-cell>
          <table:table-cell office:value-type="string" calcext:value-type="string">
            <text:p>Rocca di Montegros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a6mt94qskfc8e78rw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remia Toscana</text:p>
          </table:table-cell>
          <table:table-cell office:value-type="string" calcext:value-type="string">
            <text:p>Rocca di Montegrossi</text:p>
          </table:table-cell>
          <table:table-cell office:value-type="float" office:value="49.95358" calcext:value-type="float">
            <text:p>49.953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0565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Rosso Quatr Nas</text:p>
          </table:table-cell>
          <table:table-cell office:value-type="string" calcext:value-type="string">
            <text:p>Rocche dei Manz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e59shmy8saarmanq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Quatr Nas</text:p>
          </table:table-cell>
          <table:table-cell office:value-type="string" calcext:value-type="string">
            <text:p>Rocche dei Manzoni</text:p>
          </table:table-cell>
          <table:table-cell office:value-type="float" office:value="53.29947" calcext:value-type="float">
            <text:p>53.2994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57931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et Nat</text:p>
          </table:table-cell>
          <table:table-cell office:value-type="string" calcext:value-type="string">
            <text:p>Rö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2cae18wwh8jj7rqj2z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ét-Nat</text:p>
          </table:table-cell>
          <table:table-cell office:value-type="string" calcext:value-type="string">
            <text:p>Lightning Rock</text:p>
          </table:table-cell>
          <table:table-cell office:value-type="float" office:value="30.240557" calcext:value-type="float">
            <text:p>30.240557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v.5308.201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Vigna di Monte Lodoletta</text:p>
          </table:table-cell>
          <table:table-cell office:value-type="string" calcext:value-type="string">
            <text:p>Romano Dal Fo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32pawps1sxza35hpt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Monte Lodoletta</text:p>
          </table:table-cell>
          <table:table-cell office:value-type="string" calcext:value-type="string">
            <text:p>Dal Forno Romano</text:p>
          </table:table-cell>
          <table:table-cell office:value-type="float" office:value="70.21568" calcext:value-type="float">
            <text:p>70.21568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v.5308.201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Vigna di Monte Lodoletta</text:p>
          </table:table-cell>
          <table:table-cell office:value-type="string" calcext:value-type="string">
            <text:p>Romano Dal Fo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55000" calcext:value-type="float">
            <text:p>5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32pawps1sxza35hpt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Monte Lodoletta</text:p>
          </table:table-cell>
          <table:table-cell office:value-type="string" calcext:value-type="string">
            <text:p>Dal Forno Romano</text:p>
          </table:table-cell>
          <table:table-cell office:value-type="float" office:value="70.21568" calcext:value-type="float">
            <text:p>70.2156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36593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Select</text:p>
          </table:table-cell>
          <table:table-cell office:value-type="string" calcext:value-type="string">
            <text:p>Rottenstei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1900" calcext:value-type="float">
            <text:p>19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3certg65zfx5y2n2x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Select Gries</text:p>
          </table:table-cell>
          <table:table-cell office:value-type="string" calcext:value-type="string">
            <text:p>Rottensteiner</text:p>
          </table:table-cell>
          <table:table-cell office:value-type="float" office:value="42.778896" calcext:value-type="float">
            <text:p>42.77889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.62676.2023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ta Maddalena Classico Vigna Premstallerhof</text:p>
          </table:table-cell>
          <table:table-cell office:value-type="string" calcext:value-type="string">
            <text:p>Rottenstei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3da8za9v8hvfhh040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lect Vigna Premstallerhof St. Magdalener Classico</text:p>
          </table:table-cell>
          <table:table-cell office:value-type="string" calcext:value-type="string">
            <text:p>Rottensteiner</text:p>
          </table:table-cell>
          <table:table-cell office:value-type="float" office:value="45.505405" calcext:value-type="float">
            <text:p>45.50540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.62676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ta Maddalena Classico Vigna Premstallerhof</text:p>
          </table:table-cell>
          <table:table-cell office:value-type="string" calcext:value-type="string">
            <text:p>Rottenstei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3da8za9v8hvfhh040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lect Vigna Premstallerhof St. Magdalener Classico</text:p>
          </table:table-cell>
          <table:table-cell office:value-type="string" calcext:value-type="string">
            <text:p>Rottensteiner</text:p>
          </table:table-cell>
          <table:table-cell office:value-type="float" office:value="45.505405" calcext:value-type="float">
            <text:p>45.50540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.70767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Smaragd Kollmütz</text:p>
          </table:table-cell>
          <table:table-cell office:value-type="string" calcext:value-type="string">
            <text:p>Rudi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dy4cdw23xet0xm6n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ösendorfer Kollmütz Grüner Veltliner Smaragd</text:p>
          </table:table-cell>
          <table:table-cell office:value-type="string" calcext:value-type="string">
            <text:p>Rudi Pichler</text:p>
          </table:table-cell>
          <table:table-cell office:value-type="float" office:value="58.91702" calcext:value-type="float">
            <text:p>58.9170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4538.2015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Achleithen</text:p>
          </table:table-cell>
          <table:table-cell office:value-type="string" calcext:value-type="string">
            <text:p>Rudi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dahqnhwsm3md5r5n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Achleithen Riesling Smaragd</text:p>
          </table:table-cell>
          <table:table-cell office:value-type="string" calcext:value-type="string">
            <text:p>Rudi Pichler</text:p>
          </table:table-cell>
          <table:table-cell office:value-type="float" office:value="54.720005" calcext:value-type="float">
            <text:p>54.72000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4538.2019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Achleithen</text:p>
          </table:table-cell>
          <table:table-cell office:value-type="string" calcext:value-type="string">
            <text:p>Rudi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dahqnhwsm3md5r5n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Achleithen Riesling Smaragd</text:p>
          </table:table-cell>
          <table:table-cell office:value-type="string" calcext:value-type="string">
            <text:p>Rudi Pichler</text:p>
          </table:table-cell>
          <table:table-cell office:value-type="float" office:value="54.720005" calcext:value-type="float">
            <text:p>54.72000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6527.2005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dus</text:p>
          </table:table-cell>
          <table:table-cell office:value-type="string" calcext:value-type="string">
            <text:p>Ruffi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5" calcext:value-type="float">
            <text:p>2005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293qda5wknvbjxracx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dus Primo</text:p>
          </table:table-cell>
          <table:table-cell office:value-type="string" calcext:value-type="string">
            <text:p>Ruffino</text:p>
          </table:table-cell>
          <table:table-cell office:value-type="float" office:value="37.60616" calcext:value-type="float">
            <text:p>37.6061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5747.2000.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mitorio di Santedame</text:p>
          </table:table-cell>
          <table:table-cell office:value-type="string" calcext:value-type="string">
            <text:p>Ruffino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00" calcext:value-type="float">
            <text:p>2000</text:p>
          </table:table-cell>
          <table:table-cell office:value-type="float" office:value="34000" calcext:value-type="float">
            <text:p>3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cwbazc2zbdrn6smdt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inti Classico Romitorio di Santedame</text:p>
          </table:table-cell>
          <table:table-cell office:value-type="string" calcext:value-type="string">
            <text:p>Ruffino</text:p>
          </table:table-cell>
          <table:table-cell office:value-type="float" office:value="47.89687" calcext:value-type="float">
            <text:p>47.896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3307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nc de Blancs Brût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6600" calcext:value-type="float">
            <text:p>16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2c8ryrf1nbh9jb83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Brut</text:p>
          </table:table-cell>
          <table:table-cell office:value-type="string" calcext:value-type="string">
            <text:p>Ruinart</text:p>
          </table:table-cell>
          <table:table-cell office:value-type="float" office:value="42.538044" calcext:value-type="float">
            <text:p>42.5380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0910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ut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973c7g19dzw388vqskkcs4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rut</text:p>
          </table:table-cell>
          <table:table-cell office:value-type="string" calcext:value-type="string">
            <text:p>Ruinart</text:p>
          </table:table-cell>
          <table:table-cell office:value-type="float" office:value="33.103554" calcext:value-type="float">
            <text:p>33.1035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580.0.b</text:p>
          </table:table-cell>
          <table:table-cell table:style-name="ce2"/>
          <table:table-cell office:value-type="string" calcext:value-type="string">
            <text:p>Rosé Brût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6600" calcext:value-type="float">
            <text:p>16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mtvmkd6m243g38m9r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Rosé Brut</text:p>
          </table:table-cell>
          <table:table-cell office:value-type="string" calcext:value-type="string">
            <text:p>Ruinart</text:p>
          </table:table-cell>
          <table:table-cell office:value-type="float" office:value="35.531635" calcext:value-type="float">
            <text:p>35.53163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72108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Oberrotweil RS</text:p>
          </table:table-cell>
          <table:table-cell office:value-type="string" calcext:value-type="string">
            <text:p>Salw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ydqq11c2nt4bw00r94tc9s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Oberrotweil</text:p>
          </table:table-cell>
          <table:table-cell office:value-type="string" calcext:value-type="string">
            <text:p>Salwey</text:p>
          </table:table-cell>
          <table:table-cell office:value-type="float" office:value="41.77438" calcext:value-type="float">
            <text:p>41.7743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440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San Giusto a Rentenn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k2npyvev2ktc8a4e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Riserva</text:p>
          </table:table-cell>
          <table:table-cell office:value-type="string" calcext:value-type="string">
            <text:p>San Giusto a Rentennano</text:p>
          </table:table-cell>
          <table:table-cell office:value-type="float" office:value="57.14161" calcext:value-type="float">
            <text:p>57.1416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82571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lto Adige Gewürztraminer Scharf</text:p>
          </table:table-cell>
          <table:table-cell office:value-type="string" calcext:value-type="string">
            <text:p>Seeper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fjj97n6k58m5hf74q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charf Gewürztraminer</text:p>
          </table:table-cell>
          <table:table-cell office:value-type="string" calcext:value-type="string">
            <text:p>Seeperle</text:p>
          </table:table-cell>
          <table:table-cell office:value-type="float" office:value="45.836815" calcext:value-type="float">
            <text:p>45.83681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.100815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rsee Classico Superiore Arthur Rainer</text:p>
          </table:table-cell>
          <table:table-cell office:value-type="string" calcext:value-type="string">
            <text:p>Seeper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100" calcext:value-type="float">
            <text:p>4100</text:p>
          </table:table-cell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z3tr85pehyv74nr9c2k0g7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Kalterersee Classico Superiore Arthur Rainer</text:p>
          </table:table-cell>
          <table:table-cell office:value-type="string" calcext:value-type="string">
            <text:p>Seeperle</text:p>
          </table:table-cell>
          <table:table-cell office:value-type="float" office:value="57.663124" calcext:value-type="float">
            <text:p>57.6631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00756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Echt geil</text:p>
          </table:table-cell>
          <table:table-cell office:value-type="string" calcext:value-type="string">
            <text:p>Seeper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4c8hny19vtjqbhgvqr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Echt Geil</text:p>
          </table:table-cell>
          <table:table-cell office:value-type="string" calcext:value-type="string">
            <text:p>Seeperle</text:p>
          </table:table-cell>
          <table:table-cell office:value-type="float" office:value="48.747597" calcext:value-type="float">
            <text:p>48.74759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33163.2019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otschiefer vom 1000 Alte Reben</text:p>
          </table:table-cell>
          <table:table-cell office:value-type="string" calcext:value-type="string">
            <text:p>Sorent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000" calcext:value-type="float">
            <text:p>11000</text:p>
          </table:table-cell>
          <table:table-cell office:value-type="float" office:value="6000" calcext:value-type="float">
            <text:p>6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7mhw7jqx57k5p1wdm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otschiefer Von 1000 Alte Reben</text:p>
          </table:table-cell>
          <table:table-cell office:value-type="string" calcext:value-type="string">
            <text:p>Sorentberg</text:p>
          </table:table-cell>
          <table:table-cell office:value-type="float" office:value="58.84548" calcext:value-type="float">
            <text:p>58.8454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103475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Dunkel Not Always</text:p>
          </table:table-cell>
          <table:table-cell office:value-type="string" calcext:value-type="string">
            <text:p>Spita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300" calcext:value-type="float">
            <text:p>530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4dfx805ckn0y83q234p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Tenuta Spitalerhof</text:p>
          </table:table-cell>
          <table:table-cell office:value-type="float" office:value="35.857986" calcext:value-type="float">
            <text:p>35.85798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109236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Stefan</text:p>
          </table:table-cell>
          <table:table-cell office:value-type="string" calcext:value-type="string">
            <text:p>Stef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600" calcext:value-type="float">
            <text:p>5600</text:p>
          </table:table-cell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ezfmn5vrbhbwcny3cx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</text:p>
          </table:table-cell>
          <table:table-cell office:value-type="string" calcext:value-type="string">
            <text:p>Steflhof</text:p>
          </table:table-cell>
          <table:table-cell office:value-type="float" office:value="34.192413" calcext:value-type="float">
            <text:p>34.19241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109235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rsee Classico Superiore Eduard</text:p>
          </table:table-cell>
          <table:table-cell office:value-type="string" calcext:value-type="string">
            <text:p>Stef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q3j43mmqppg2qp26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rsee Classico Superiore</text:p>
          </table:table-cell>
          <table:table-cell office:value-type="string" calcext:value-type="string">
            <text:p>Steflhof</text:p>
          </table:table-cell>
          <table:table-cell office:value-type="float" office:value="49.43279" calcext:value-type="float">
            <text:p>49.4327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100817.2021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Stefl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p33emfqehpdcpgw5k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Steflhof</text:p>
          </table:table-cell>
          <table:table-cell office:value-type="float" office:value="40.17028" calcext:value-type="float">
            <text:p>40.1702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100817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Stef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3200" calcext:value-type="float">
            <text:p>32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p33emfqehpdcpgw5k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Steflhof</text:p>
          </table:table-cell>
          <table:table-cell office:value-type="float" office:value="40.17028" calcext:value-type="float">
            <text:p>40.170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757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trahler</text:p>
          </table:table-cell>
          <table:table-cell office:value-type="string" calcext:value-type="string">
            <text:p>Strob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9zcbd142pyytvym8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Strahler</text:p>
          </table:table-cell>
          <table:table-cell office:value-type="string" calcext:value-type="string">
            <text:p>Stroblhof</text:p>
          </table:table-cell>
          <table:table-cell office:value-type="float" office:value="41.111977" calcext:value-type="float">
            <text:p>41.1119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7329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Pigeno</text:p>
          </table:table-cell>
          <table:table-cell office:value-type="string" calcext:value-type="string">
            <text:p>Strob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z6q8r5v4193gt20j9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Pigeno</text:p>
          </table:table-cell>
          <table:table-cell office:value-type="string" calcext:value-type="string">
            <text:p>Stroblhof</text:p>
          </table:table-cell>
          <table:table-cell office:value-type="float" office:value="39.5339" calcext:value-type="float">
            <text:p>39.5339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4874.2017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Strobl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4dg4z70315dtesvmw4ye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Selektion Sepp Hanni</text:p>
          </table:table-cell>
          <table:table-cell office:value-type="string" calcext:value-type="string">
            <text:p>Stroblhof</text:p>
          </table:table-cell>
          <table:table-cell office:value-type="float" office:value="34.781487" calcext:value-type="float">
            <text:p>34.78148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4874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Strob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4dg4z70315dtesvmw4ye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Selektion Sepp Hanni</text:p>
          </table:table-cell>
          <table:table-cell office:value-type="string" calcext:value-type="string">
            <text:p>Stroblhof</text:p>
          </table:table-cell>
          <table:table-cell office:value-type="float" office:value="34.781487" calcext:value-type="float">
            <text:p>34.7814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63587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Taub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3pv8wn3pksva0xesn8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Weingut Tauber</text:p>
          </table:table-cell>
          <table:table-cell office:value-type="float" office:value="30.492529" calcext:value-type="float">
            <text:p>30.49252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100755.2021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Taub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sykcfygbh6eewht5npzh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- Sylvaner</text:p>
          </table:table-cell>
          <table:table-cell office:value-type="string" calcext:value-type="string">
            <text:p>Lauber</text:p>
          </table:table-cell>
          <table:table-cell office:value-type="float" office:value="26.508522" calcext:value-type="float">
            <text:p>26.50852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100755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Taub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sykcfygbh6eewht5npzh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- Sylvaner</text:p>
          </table:table-cell>
          <table:table-cell office:value-type="string" calcext:value-type="string">
            <text:p>Lauber</text:p>
          </table:table-cell>
          <table:table-cell office:value-type="float" office:value="26.508522" calcext:value-type="float">
            <text:p>26.5085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4740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Taub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3nnt7v4j967qpdz99q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Weingut Tauber</text:p>
          </table:table-cell>
          <table:table-cell office:value-type="float" office:value="29.890123" calcext:value-type="float">
            <text:p>29.89012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82032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ed Grassnitzberg Riff</text:p>
          </table:table-cell>
          <table:table-cell office:value-type="string" calcext:value-type="string">
            <text:p>Temen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400" calcext:value-type="float">
            <text:p>6400</text:p>
          </table:table-cell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7hs9n8kgzfc6n4qm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Grassnitzberg Morillon</text:p>
          </table:table-cell>
          <table:table-cell office:value-type="string" calcext:value-type="string">
            <text:p>Tement</text:p>
          </table:table-cell>
          <table:table-cell office:value-type="float" office:value="37.790043" calcext:value-type="float">
            <text:p>37.7900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.87228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Baia al Vento</text:p>
          </table:table-cell>
          <table:table-cell office:value-type="string" calcext:value-type="string">
            <text:p>Tenuta Campo al Ma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8rnwby58tjjzh4a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Baia Al Vento</text:p>
          </table:table-cell>
          <table:table-cell office:value-type="string" calcext:value-type="string">
            <text:p>Tenute Folonari - Tenuta Campo al Mare</text:p>
          </table:table-cell>
          <table:table-cell office:value-type="float" office:value="61.778114" calcext:value-type="float">
            <text:p>61.77811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655.2022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nsoglio del Cinghiale</text:p>
          </table:table-cell>
          <table:table-cell office:value-type="string" calcext:value-type="string">
            <text:p>Tenuta Campo di Sass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wnaxg3748nwg9bv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nsoglio del Cinghiale</text:p>
          </table:table-cell>
          <table:table-cell office:value-type="string" calcext:value-type="string">
            <text:p>Biserno - Tenuta Campo di Sasso</text:p>
          </table:table-cell>
          <table:table-cell office:value-type="float" office:value="57.74589" calcext:value-type="float">
            <text:p>57.7458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8655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nsoglio del Cinghiale</text:p>
          </table:table-cell>
          <table:table-cell office:value-type="string" calcext:value-type="string">
            <text:p>Tenuta Campo di Sa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wnaxg3748nwg9bv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nsoglio del Cinghiale</text:p>
          </table:table-cell>
          <table:table-cell office:value-type="string" calcext:value-type="string">
            <text:p>Biserno - Tenuta Campo di Sasso</text:p>
          </table:table-cell>
          <table:table-cell office:value-type="float" office:value="57.74589" calcext:value-type="float">
            <text:p>57.7458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100606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son Hirschprunn Bianco</text:p>
          </table:table-cell>
          <table:table-cell office:value-type="string" calcext:value-type="string">
            <text:p>Tenuta Casòn Hirschpru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800" calcext:value-type="float">
            <text:p>78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cfe5ehrkmje6ency34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uscat de Mason</text:p>
          </table:table-cell>
          <table:table-cell office:value-type="string" calcext:value-type="string">
            <text:p>Adam Mason</text:p>
          </table:table-cell>
          <table:table-cell office:value-type="float" office:value="22.957043" calcext:value-type="float">
            <text:p>22.9570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58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Pareto</text:p>
          </table:table-cell>
          <table:table-cell office:value-type="string" calcext:value-type="string">
            <text:p>Tenuta di Nozz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9ptp4r68vg492ppq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Il Pareto</text:p>
          </table:table-cell>
          <table:table-cell office:value-type="string" calcext:value-type="string">
            <text:p>Tenuta di Nozzole</text:p>
          </table:table-cell>
          <table:table-cell office:value-type="float" office:value="48.13381" calcext:value-type="float">
            <text:p>48.1338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54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</text:p>
          </table:table-cell>
          <table:table-cell office:value-type="string" calcext:value-type="string">
            <text:p>Tenuta Fonto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4600" calcext:value-type="float">
            <text:p>14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0aqyvxbtdggywpef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</text:p>
          </table:table-cell>
          <table:table-cell office:value-type="string" calcext:value-type="string">
            <text:p>Fontodi</text:p>
          </table:table-cell>
          <table:table-cell office:value-type="float" office:value="58.098324" calcext:value-type="float">
            <text:p>58.0983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45995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ecorino d'Abruzzo</text:p>
          </table:table-cell>
          <table:table-cell office:value-type="string" calcext:value-type="string">
            <text:p>Tenuta I Fau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ep38r0hwzsect9ds7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ecorino</text:p>
          </table:table-cell>
          <table:table-cell office:value-type="string" calcext:value-type="string">
            <text:p>Tenuta I Fauri</text:p>
          </table:table-cell>
          <table:table-cell office:value-type="float" office:value="43.499985" calcext:value-type="float">
            <text:p>43.49998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1760.201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Tenuta le Potazz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9300" calcext:value-type="float">
            <text:p>9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t6erk2z5zqjze8nc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Riserva</text:p>
          </table:table-cell>
          <table:table-cell office:value-type="string" calcext:value-type="string">
            <text:p>Le Potazzine</text:p>
          </table:table-cell>
          <table:table-cell office:value-type="float" office:value="45.512516" calcext:value-type="float">
            <text:p>45.5125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14.199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sseto</text:p>
          </table:table-cell>
          <table:table-cell office:value-type="string" calcext:value-type="string">
            <text:p>Tenuta Masse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office:value-type="float" office:value="190000" calcext:value-type="float">
            <text:p>19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4gwtds4hbaabqffvmwyyp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asseto</text:p>
          </table:table-cell>
          <table:table-cell office:value-type="float" office:value="37.290462" calcext:value-type="float">
            <text:p>37.2904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14.200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sseto</text:p>
          </table:table-cell>
          <table:table-cell office:value-type="string" calcext:value-type="string">
            <text:p>Tenuta Masse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2" calcext:value-type="float">
            <text:p>2002</text:p>
          </table:table-cell>
          <table:table-cell office:value-type="float" office:value="160000" calcext:value-type="float">
            <text:p>16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4gwtds4hbaabqffvmwyyp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asseto</text:p>
          </table:table-cell>
          <table:table-cell office:value-type="float" office:value="37.290462" calcext:value-type="float">
            <text:p>37.2904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14.200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sseto</text:p>
          </table:table-cell>
          <table:table-cell office:value-type="string" calcext:value-type="string">
            <text:p>Tenuta Masse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3" calcext:value-type="float">
            <text:p>2003</text:p>
          </table:table-cell>
          <table:table-cell office:value-type="float" office:value="155000" calcext:value-type="float">
            <text:p>15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4gwtds4hbaabqffvmwyyp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asseto</text:p>
          </table:table-cell>
          <table:table-cell office:value-type="float" office:value="37.290462" calcext:value-type="float">
            <text:p>37.2904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14.201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sseto</text:p>
          </table:table-cell>
          <table:table-cell office:value-type="string" calcext:value-type="string">
            <text:p>Tenuta Masse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30000" calcext:value-type="float">
            <text:p>13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4gwtds4hbaabqffvmwyyp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asseto</text:p>
          </table:table-cell>
          <table:table-cell office:value-type="float" office:value="37.290462" calcext:value-type="float">
            <text:p>37.2904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9195.2022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Tenuta Mayr-Unterganz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45.55798" calcext:value-type="float">
            <text:p>45.5579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9195.2022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Tenuta Mayr-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45.55798" calcext:value-type="float">
            <text:p>45.5579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50880.2024.b</text:p>
          </table:table-cell>
          <table:table-cell table:style-name="ce2"/>
          <table:table-cell office:value-type="string" calcext:value-type="string">
            <text:p>Lagrein Kretzer</text:p>
          </table:table-cell>
          <table:table-cell office:value-type="string" calcext:value-type="string">
            <text:p>Tenuta Mayr-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500" calcext:value-type="float">
            <text:p>3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p3ae42xg5adhwsq36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Kretzer Reif</text:p>
          </table:table-cell>
          <table:table-cell office:value-type="string" calcext:value-type="string">
            <text:p>Erbhof Unterganzner</text:p>
          </table:table-cell>
          <table:table-cell office:value-type="float" office:value="38.687813" calcext:value-type="float">
            <text:p>38.6878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9196.202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marein</text:p>
          </table:table-cell>
          <table:table-cell office:value-type="string" calcext:value-type="string">
            <text:p>Tenuta Mayr-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1000" calcext:value-type="float">
            <text:p>11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Erbhof Unterganzner</text:p>
          </table:table-cell>
          <table:table-cell office:value-type="float" office:value="37.20567" calcext:value-type="float">
            <text:p>37.2056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62151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1990 Stephanie</text:p>
          </table:table-cell>
          <table:table-cell office:value-type="string" calcext:value-type="string">
            <text:p>Tenuta Nicolussi-Le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fjjtcyvr9xycahcca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tephanie</text:p>
          </table:table-cell>
          <table:table-cell office:value-type="string" calcext:value-type="string">
            <text:p>Tenuta Nicolussi Leck</text:p>
          </table:table-cell>
          <table:table-cell office:value-type="float" office:value="59.760296" calcext:value-type="float">
            <text:p>59.76029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.44597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sta d'Amalfi Bianco Clandestino Nature</text:p>
          </table:table-cell>
          <table:table-cell office:value-type="string" calcext:value-type="string">
            <text:p>Tenuta San Franc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900" calcext:value-type="float">
            <text:p>49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gz3qdygfb9t55ybe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lta Costa Bianco</text:p>
          </table:table-cell>
          <table:table-cell office:value-type="string" calcext:value-type="string">
            <text:p>Tenuta San Francesco</text:p>
          </table:table-cell>
          <table:table-cell office:value-type="float" office:value="43.876236" calcext:value-type="float">
            <text:p>43.8762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65.199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4" calcext:value-type="float">
            <text:p>1994</text:p>
          </table:table-cell>
          <table:table-cell office:value-type="float" office:value="53000" calcext:value-type="float">
            <text:p>53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024353" calcext:value-type="float">
            <text:p>49.0243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65.1995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1995" calcext:value-type="float">
            <text:p>1995</text:p>
          </table:table-cell>
          <table:table-cell office:value-type="float" office:value="120000" calcext:value-type="float">
            <text:p>12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024353" calcext:value-type="float">
            <text:p>49.0243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65.1995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office:value-type="float" office:value="52000" calcext:value-type="float">
            <text:p>5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024353" calcext:value-type="float">
            <text:p>49.0243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65.1996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office:value-type="float" office:value="49000" calcext:value-type="float">
            <text:p>4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024353" calcext:value-type="float">
            <text:p>49.0243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65.199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office:value-type="float" office:value="46000" calcext:value-type="float">
            <text:p>46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024353" calcext:value-type="float">
            <text:p>49.0243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65.199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43500" calcext:value-type="float">
            <text:p>43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024353" calcext:value-type="float">
            <text:p>49.0243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65.200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024353" calcext:value-type="float">
            <text:p>49.0243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65.2005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38000" calcext:value-type="float">
            <text:p>38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024353" calcext:value-type="float">
            <text:p>49.0243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65.200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024353" calcext:value-type="float">
            <text:p>49.0243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65.2013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024353" calcext:value-type="float">
            <text:p>49.0243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65.2014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39000" calcext:value-type="float">
            <text:p>3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024353" calcext:value-type="float">
            <text:p>49.0243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324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 Leonardo</text:p>
          </table:table-cell>
          <table:table-cell office:value-type="string" calcext:value-type="string">
            <text:p>Tenuta San Leonar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47.882675" calcext:value-type="float">
            <text:p>47.8826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323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Gresti</text:p>
          </table:table-cell>
          <table:table-cell office:value-type="string" calcext:value-type="string">
            <text:p>Tenuta San Leonar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0d809kmmr9m7c52e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Gresti</text:p>
          </table:table-cell>
          <table:table-cell office:value-type="string" calcext:value-type="string">
            <text:p>San Leonardo</text:p>
          </table:table-cell>
          <table:table-cell office:value-type="float" office:value="50.022743" calcext:value-type="float">
            <text:p>50.0227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53841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ndaco</text:p>
          </table:table-cell>
          <table:table-cell office:value-type="string" calcext:value-type="string">
            <text:p>Tenuta Sette Cie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vzatqn2rffwp54z2x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ndaco</text:p>
          </table:table-cell>
          <table:table-cell office:value-type="string" calcext:value-type="string">
            <text:p>Tenuta dei Sette Cieli</text:p>
          </table:table-cell>
          <table:table-cell office:value-type="float" office:value="48.89836" calcext:value-type="float">
            <text:p>48.898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3293.2017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Tenuta Valdica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hhs2myxhgkhaez0b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Valdicava</text:p>
          </table:table-cell>
          <table:table-cell office:value-type="float" office:value="49.20991" calcext:value-type="float">
            <text:p>49.2099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76836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Tenuta Valdica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8pgr4rpt2bn5jb5e2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Valdicava</text:p>
          </table:table-cell>
          <table:table-cell office:value-type="float" office:value="46.544662" calcext:value-type="float">
            <text:p>46.5446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914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ut</text:p>
          </table:table-cell>
          <table:table-cell office:value-type="string" calcext:value-type="string">
            <text:p>Thién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qcbmv7hmb84a80q3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rut</text:p>
          </table:table-cell>
          <table:table-cell office:value-type="string" calcext:value-type="string">
            <text:p>Thienot</text:p>
          </table:table-cell>
          <table:table-cell office:value-type="float" office:value="32.165977" calcext:value-type="float">
            <text:p>32.16597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42718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</text:p>
          </table:table-cell>
          <table:table-cell office:value-type="string" calcext:value-type="string">
            <text:p>Thomas Dorf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1ygmze1rtbra2c77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</text:p>
          </table:table-cell>
          <table:table-cell office:value-type="string" calcext:value-type="string">
            <text:p>Thomas Fogarty</text:p>
          </table:table-cell>
          <table:table-cell office:value-type="float" office:value="20.050657" calcext:value-type="float">
            <text:p>20.05065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37565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inegg</text:p>
          </table:table-cell>
          <table:table-cell office:value-type="string" calcext:value-type="string">
            <text:p>Thurn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14hgx8m4bkjfva90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Weinegg</text:p>
          </table:table-cell>
          <table:table-cell office:value-type="string" calcext:value-type="string">
            <text:p>Thurnhof</text:p>
          </table:table-cell>
          <table:table-cell office:value-type="float" office:value="39.0705" calcext:value-type="float">
            <text:p>39.07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4796.2014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Vigna Au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3700" calcext:value-type="float">
            <text:p>13700</text:p>
          </table:table-cell>
          <table:table-cell office:value-type="float" office:value="6000" calcext:value-type="float">
            <text:p>6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ce9adexvr8y68mc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Au</text:p>
          </table:table-cell>
          <table:table-cell office:value-type="string" calcext:value-type="string">
            <text:p>Tiefenbrunner</text:p>
          </table:table-cell>
          <table:table-cell office:value-type="float" office:value="39.61107" calcext:value-type="float">
            <text:p>39.611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4796.2015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Vigna Au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2500" calcext:value-type="float">
            <text:p>12500</text:p>
          </table:table-cell>
          <table:table-cell office:value-type="float" office:value="6000" calcext:value-type="float">
            <text:p>6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ce9adexvr8y68mc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Au</text:p>
          </table:table-cell>
          <table:table-cell office:value-type="string" calcext:value-type="string">
            <text:p>Tiefenbrunner</text:p>
          </table:table-cell>
          <table:table-cell office:value-type="float" office:value="39.61107" calcext:value-type="float">
            <text:p>39.611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4796.2017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Vigna Au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1700" calcext:value-type="float">
            <text:p>11700</text:p>
          </table:table-cell>
          <table:table-cell office:value-type="float" office:value="6000" calcext:value-type="float">
            <text:p>6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ce9adexvr8y68mc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Au</text:p>
          </table:table-cell>
          <table:table-cell office:value-type="string" calcext:value-type="string">
            <text:p>Tiefenbrunner</text:p>
          </table:table-cell>
          <table:table-cell office:value-type="float" office:value="39.61107" calcext:value-type="float">
            <text:p>39.611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4796.2018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Vigna Au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1100" calcext:value-type="float">
            <text:p>11100</text:p>
          </table:table-cell>
          <table:table-cell office:value-type="float" office:value="6000" calcext:value-type="float">
            <text:p>6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ce9adexvr8y68mc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Au</text:p>
          </table:table-cell>
          <table:table-cell office:value-type="string" calcext:value-type="string">
            <text:p>Tiefenbrunner</text:p>
          </table:table-cell>
          <table:table-cell office:value-type="float" office:value="39.61107" calcext:value-type="float">
            <text:p>39.611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4796.2019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Vigna Au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300" calcext:value-type="float">
            <text:p>10300</text:p>
          </table:table-cell>
          <table:table-cell office:value-type="float" office:value="6000" calcext:value-type="float">
            <text:p>6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ce9adexvr8y68mc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Au</text:p>
          </table:table-cell>
          <table:table-cell office:value-type="string" calcext:value-type="string">
            <text:p>Tiefenbrunner</text:p>
          </table:table-cell>
          <table:table-cell office:value-type="float" office:value="39.61107" calcext:value-type="float">
            <text:p>39.611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4796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Vigna Au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ce9adexvr8y68mc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Au</text:p>
          </table:table-cell>
          <table:table-cell office:value-type="string" calcext:value-type="string">
            <text:p>Tiefenbrunner</text:p>
          </table:table-cell>
          <table:table-cell office:value-type="float" office:value="39.61107" calcext:value-type="float">
            <text:p>39.6110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76660.2016.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eldmarschall von Fenner Vendemmia Tardiva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16" calcext:value-type="float">
            <text:p>2016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ezrd4vebp8esf2yb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Feldmarschall von Fenner</text:p>
          </table:table-cell>
          <table:table-cell office:value-type="string" calcext:value-type="string">
            <text:p>Tiefenbrunner</text:p>
          </table:table-cell>
          <table:table-cell office:value-type="float" office:value="48.255665" calcext:value-type="float">
            <text:p>48.25566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.6712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Vigna Feldmarschall von Fenner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ezrd4vebp8esf2yb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Feldmarschall von Fenner</text:p>
          </table:table-cell>
          <table:table-cell office:value-type="string" calcext:value-type="string">
            <text:p>Tiefenbrunner</text:p>
          </table:table-cell>
          <table:table-cell office:value-type="float" office:value="57.524338" calcext:value-type="float">
            <text:p>57.52433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14797.2014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Vigna Rachtl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4000" calcext:value-type="float">
            <text:p>14000</text:p>
          </table:table-cell>
          <table:table-cell office:value-type="float" office:value="5500" calcext:value-type="float">
            <text:p>5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m5chdak9pp6qrvf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achtl</text:p>
          </table:table-cell>
          <table:table-cell office:value-type="string" calcext:value-type="string">
            <text:p>Tiefenbrunner</text:p>
          </table:table-cell>
          <table:table-cell office:value-type="float" office:value="42.012657" calcext:value-type="float">
            <text:p>42.0126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14797.2016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Vigna Rachtl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m5chdak9pp6qrvf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achtl</text:p>
          </table:table-cell>
          <table:table-cell office:value-type="string" calcext:value-type="string">
            <text:p>Tiefenbrunner</text:p>
          </table:table-cell>
          <table:table-cell office:value-type="float" office:value="42.012657" calcext:value-type="float">
            <text:p>42.0126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14797.2016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Vigna Rachtl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2000" calcext:value-type="float">
            <text:p>12000</text:p>
          </table:table-cell>
          <table:table-cell office:value-type="float" office:value="5500" calcext:value-type="float">
            <text:p>5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m5chdak9pp6qrvf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achtl</text:p>
          </table:table-cell>
          <table:table-cell office:value-type="string" calcext:value-type="string">
            <text:p>Tiefenbrunner</text:p>
          </table:table-cell>
          <table:table-cell office:value-type="float" office:value="42.012657" calcext:value-type="float">
            <text:p>42.0126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14797.2017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Vigna Rachtl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m5chdak9pp6qrvf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achtl</text:p>
          </table:table-cell>
          <table:table-cell office:value-type="string" calcext:value-type="string">
            <text:p>Tiefenbrunner</text:p>
          </table:table-cell>
          <table:table-cell office:value-type="float" office:value="42.012657" calcext:value-type="float">
            <text:p>42.0126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14797.2018.u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Vigna Rachtl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m5chdak9pp6qrvf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achtl</text:p>
          </table:table-cell>
          <table:table-cell office:value-type="string" calcext:value-type="string">
            <text:p>Tiefenbrunner</text:p>
          </table:table-cell>
          <table:table-cell office:value-type="float" office:value="42.012657" calcext:value-type="float">
            <text:p>42.0126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14797.2018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Vigna Rachtl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500" calcext:value-type="float">
            <text:p>10500</text:p>
          </table:table-cell>
          <table:table-cell office:value-type="float" office:value="5500" calcext:value-type="float">
            <text:p>5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m5chdak9pp6qrvf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achtl</text:p>
          </table:table-cell>
          <table:table-cell office:value-type="string" calcext:value-type="string">
            <text:p>Tiefenbrunner</text:p>
          </table:table-cell>
          <table:table-cell office:value-type="float" office:value="42.012657" calcext:value-type="float">
            <text:p>42.0126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14797.202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Vigna Rachtl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000" calcext:value-type="float">
            <text:p>9000</text:p>
          </table:table-cell>
          <table:table-cell office:value-type="float" office:value="5500" calcext:value-type="float">
            <text:p>5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m5chdak9pp6qrvf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achtl</text:p>
          </table:table-cell>
          <table:table-cell office:value-type="string" calcext:value-type="string">
            <text:p>Tiefenbrunner</text:p>
          </table:table-cell>
          <table:table-cell office:value-type="float" office:value="42.012657" calcext:value-type="float">
            <text:p>42.0126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14797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Vigna Rachtl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300" calcext:value-type="float">
            <text:p>8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m5chdak9pp6qrvf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achtl</text:p>
          </table:table-cell>
          <table:table-cell office:value-type="string" calcext:value-type="string">
            <text:p>Tiefenbrunner</text:p>
          </table:table-cell>
          <table:table-cell office:value-type="float" office:value="42.012657" calcext:value-type="float">
            <text:p>42.0126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14797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serva Vigna Rachtl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300" calcext:value-type="float">
            <text:p>8300</text:p>
          </table:table-cell>
          <table:table-cell office:value-type="float" office:value="4800" calcext:value-type="float">
            <text:p>48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m5chdak9pp6qrvf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achtl</text:p>
          </table:table-cell>
          <table:table-cell office:value-type="string" calcext:value-type="string">
            <text:p>Tiefenbrunner</text:p>
          </table:table-cell>
          <table:table-cell office:value-type="float" office:value="42.012657" calcext:value-type="float">
            <text:p>42.01265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51509.1988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todo Classico Evoluzione Nature Brût</text:p>
          </table:table-cell>
          <table:table-cell office:value-type="string" calcext:value-type="string">
            <text:p>Trevisi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88" calcext:value-type="float">
            <text:p>1988</text:p>
          </table:table-cell>
          <table:table-cell office:value-type="float" office:value="11100" calcext:value-type="float">
            <text:p>11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myq4gvzdhw9vj065y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Evoluzione Blanc de Blanc</text:p>
          </table:table-cell>
          <table:table-cell office:value-type="string" calcext:value-type="string">
            <text:p>Trevisiol</text:p>
          </table:table-cell>
          <table:table-cell office:value-type="float" office:value="37.19898" calcext:value-type="float">
            <text:p>37.1989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94870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Untermoserhof - Georg &amp; Florian Ramo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zsdfbab4dtrghkytq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Untermoserhof - Georg Ramoser</text:p>
          </table:table-cell>
          <table:table-cell office:value-type="float" office:value="63.5829" calcext:value-type="float">
            <text:p>63.582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.66308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V|17|50 Blanc de Blancs Extra brût</text:p>
          </table:table-cell>
          <table:table-cell office:value-type="string" calcext:value-type="string">
            <text:p>Valentin Leflaiv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800" calcext:value-type="float">
            <text:p>10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c24cwv1jee4f0rzv2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Champagne CV 17 50 Extra Brut</text:p>
          </table:table-cell>
          <table:table-cell office:value-type="string" calcext:value-type="string">
            <text:p>Valentin Leflaive</text:p>
          </table:table-cell>
          <table:table-cell office:value-type="float" office:value="62.467102" calcext:value-type="float">
            <text:p>62.467102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v.66896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 Mesnil sur Oger |16|50 Blanc de Blancs Extra brût Grand Cru</text:p>
          </table:table-cell>
          <table:table-cell office:value-type="string" calcext:value-type="string">
            <text:p>Valentin Leflaiv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800" calcext:value-type="float">
            <text:p>15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1bmc1jkpgt5ddajeb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16 50 Extra Brut Champagne Grand Cru 'Le Mesnil-sur-Oger'</text:p>
          </table:table-cell>
          <table:table-cell office:value-type="string" calcext:value-type="string">
            <text:p>Valentin Leflaive</text:p>
          </table:table-cell>
          <table:table-cell office:value-type="float" office:value="64.553764" calcext:value-type="float">
            <text:p>64.5537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3708.2015.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o di Troia Helena</text:p>
          </table:table-cell>
          <table:table-cell office:value-type="string" calcext:value-type="string">
            <text:p>Vesp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5cf1nqhasg8jh3db3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o di Troia Helena Bio</text:p>
          </table:table-cell>
          <table:table-cell office:value-type="string" calcext:value-type="string">
            <text:p>Vespa</text:p>
          </table:table-cell>
          <table:table-cell office:value-type="float" office:value="48.856033" calcext:value-type="float">
            <text:p>48.85603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11504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Saint-Pétersbourg Brût</text:p>
          </table:table-cell>
          <table:table-cell office:value-type="string" calcext:value-type="string">
            <text:p>Veuve Clicquot-Ponsard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700" calcext:value-type="float">
            <text:p>9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5vtmcbtxja8zx2ax6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ée Saint-Pétersbourg Brut</text:p>
          </table:table-cell>
          <table:table-cell office:value-type="string" calcext:value-type="string">
            <text:p>Veuve Clicquot</text:p>
          </table:table-cell>
          <table:table-cell office:value-type="float" office:value="53.004257" calcext:value-type="float">
            <text:p>53.00425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91694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xtra Old 4 Extra brût (dég. 02/2023)</text:p>
          </table:table-cell>
          <table:table-cell office:value-type="string" calcext:value-type="string">
            <text:p>Veuve Clicquot-Ponsardin</text:p>
          </table:table-cell>
          <table:table-cell table:style-name="ce1" office:value-type="string" calcext:value-type="string">
            <text:p>dég. 02/2023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900" calcext:value-type="float">
            <text:p>11900</text:p>
          </table:table-cell>
          <table:table-cell office:value-type="float" office:value="6000" calcext:value-type="float">
            <text:p>6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5va1rwn1wfaa2wmft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Extra Old Extra Brut</text:p>
          </table:table-cell>
          <table:table-cell office:value-type="string" calcext:value-type="string">
            <text:p>Veuve Clicquot</text:p>
          </table:table-cell>
          <table:table-cell office:value-type="float" office:value="53.268116" calcext:value-type="float">
            <text:p>53.26811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67657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ds Terroirs Brût 1er Cru</text:p>
          </table:table-cell>
          <table:table-cell office:value-type="string" calcext:value-type="string">
            <text:p>Veuve Fourny &amp; Fi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4bnmhwv5wzw3sz7yg2x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Grands Terroirs Brut Champagne Premier Cru</text:p>
          </table:table-cell>
          <table:table-cell office:value-type="string" calcext:value-type="string">
            <text:p>Vve Fourny &amp; Fils</text:p>
          </table:table-cell>
          <table:table-cell office:value-type="float" office:value="39.10798" calcext:value-type="float">
            <text:p>39.1079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89806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poteo Rosso</text:p>
          </table:table-cell>
          <table:table-cell office:value-type="string" calcext:value-type="string">
            <text:p>VignaMadre - Famiglia Di Car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r357k4rnw1mt8kha1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pomeo Rosso</text:p>
          </table:table-cell>
          <table:table-cell office:value-type="string" calcext:value-type="string">
            <text:p>Carlo Mazzella</text:p>
          </table:table-cell>
          <table:table-cell office:value-type="float" office:value="29.192183" calcext:value-type="float">
            <text:p>29.19218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.89807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pulciano d'Abruzzo Capo Le Vigne</text:p>
          </table:table-cell>
          <table:table-cell office:value-type="string" calcext:value-type="string">
            <text:p>VignaMadre - Famiglia Di Car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zdh7qjq93y4jdzatye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pulciano d''''Abruzzo</text:p>
          </table:table-cell>
          <table:table-cell office:value-type="string" calcext:value-type="string">
            <text:p>Tamborini Carlo</text:p>
          </table:table-cell>
          <table:table-cell office:value-type="float" office:value="31.411486" calcext:value-type="float">
            <text:p>31.4114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0803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Wildmo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600" calcext:value-type="float">
            <text:p>106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amddqa0h9j94h7y6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Weingut Wildmonn</text:p>
          </table:table-cell>
          <table:table-cell office:value-type="float" office:value="37.700363" calcext:value-type="float">
            <text:p>37.7003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0803.2019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Wildmo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amddqa0h9j94h7y6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Weingut Wildmonn</text:p>
          </table:table-cell>
          <table:table-cell office:value-type="float" office:value="37.700363" calcext:value-type="float">
            <text:p>37.7003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0803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Wildmo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amddqa0h9j94h7y6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Weingut Wildmonn</text:p>
          </table:table-cell>
          <table:table-cell office:value-type="float" office:value="37.700363" calcext:value-type="float">
            <text:p>37.7003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0803.2021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Wildmo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500" calcext:value-type="float">
            <text:p>9500</text:p>
          </table:table-cell>
          <table:table-cell office:value-type="float" office:value="5000" calcext:value-type="float">
            <text:p>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amddqa0h9j94h7y6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Weingut Wildmonn</text:p>
          </table:table-cell>
          <table:table-cell office:value-type="float" office:value="37.700363" calcext:value-type="float">
            <text:p>37.70036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v.107118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ondatore Pas dosé</text:p>
          </table:table-cell>
          <table:table-cell office:value-type="string" calcext:value-type="string">
            <text:p>Wink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8500" calcext:value-type="float">
            <text:p>18500</text:p>
          </table:table-cell>
          <table:table-cell office:value-type="float" office:value="9800" calcext:value-type="float">
            <text:p>98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4vtz553gnc3gwtmaepv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</text:p>
          </table:table-cell>
          <table:table-cell office:value-type="string" calcext:value-type="string">
            <text:p>Winkler-Hermaden</text:p>
          </table:table-cell>
          <table:table-cell office:value-type="float" office:value="22.336555" calcext:value-type="float">
            <text:p>22.33655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60761.0.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mm N.12 Extra brût</text:p>
          </table:table-cell>
          <table:table-cell office:value-type="string" calcext:value-type="string">
            <text:p>Winkl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gz9qxsrgr2yy1jx2tphxy2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Lamm N°12 Extra Brut</text:p>
          </table:table-cell>
          <table:table-cell office:value-type="string" calcext:value-type="string">
            <text:p>Sektmanufaktur Winkler</text:p>
          </table:table-cell>
          <table:table-cell office:value-type="float" office:value="39.975082" calcext:value-type="float">
            <text:p>39.97508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v.60761.0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mm N.12 Extra brût</text:p>
          </table:table-cell>
          <table:table-cell office:value-type="string" calcext:value-type="string">
            <text:p>Wink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gz9qxsrgr2yy1jx2tphxy2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Lamm N°12 Extra Brut</text:p>
          </table:table-cell>
          <table:table-cell office:value-type="string" calcext:value-type="string">
            <text:p>Sektmanufaktur Winkler</text:p>
          </table:table-cell>
          <table:table-cell office:value-type="float" office:value="39.975082" calcext:value-type="float">
            <text:p>39.9750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14375.2021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Morstein GG</text:p>
          </table:table-cell>
          <table:table-cell office:value-type="string" calcext:value-type="string">
            <text:p>Wit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800" calcext:value-type="float">
            <text:p>11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z8h6m02w9wbee0tnf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rstein Riesling GG</text:p>
          </table:table-cell>
          <table:table-cell office:value-type="string" calcext:value-type="string">
            <text:p>Wittmann</text:p>
          </table:table-cell>
          <table:table-cell office:value-type="float" office:value="43.181847" calcext:value-type="float">
            <text:p>43.1818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.3640.2024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</text:p>
          </table:table-cell>
          <table:table-cell office:value-type="string" calcext:value-type="string">
            <text:p>Zenato - Tenuta S. Crist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mv1e5fnvwjjwpdpkg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</text:p>
          </table:table-cell>
          <table:table-cell office:value-type="string" calcext:value-type="string">
            <text:p>Zenato - S. Cristina</text:p>
          </table:table-cell>
          <table:table-cell office:value-type="float" office:value="49.508255" calcext:value-type="float">
            <text:p>49.508255</text:p>
          </table:table-cell>
        </table:table-row>
      </table:table>
      <table:table table:name="Manual (DO NOT TOUCH)" table:style-name="ta1">
        <table:table-column table:style-name="co1" table:number-columns-repeated="14" table:default-cell-style-name="Default"/>
        <table:table-column table:style-name="co1" table:default-cell-style-name="cBool"/>
        <table:table-row table:style-name="ro8">
          <table:table-cell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</table:table-row>
        <table:table-row table:style-name="ro8">
          <table:table-cell table:formula="of:=IF(ISBLANK([.B2]); &quot;&quot;; 1)">
            <text:p/>
          </table:table-cell>
          <table:table-cell/>
          <table:table-cell office:value-type="string" calcext:value-type="string">
            <text:p>v.19839.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<text:s/>Port Tawny 10 YO</text:p>
          </table:table-cell>
          <table:table-cell office:value-type="string" calcext:value-type="string">
            <text:p>Burmes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8">
          <table:table-cell table:formula="of:=IF(ISBLANK([.B3]); &quot;&quot;; 1)">
            <text:p/>
          </table:table-cell>
          <table:table-cell/>
          <table:table-cell office:value-type="string" calcext:value-type="string">
            <text:p>v.94443.0.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<text:s/>Pipa XXII</text:p>
          </table:table-cell>
          <table:table-cell office:value-type="string" calcext:value-type="string">
            <text:p>Franz Gojer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0" calcext:value-type="float">
            <text:p>0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8">
          <table:table-cell table:formula="of:=IF(ISBLANK([.B4]); &quot;&quot;; 1)">
            <text:p/>
          </table:table-cell>
          <table:table-cell/>
          <table:table-cell office:value-type="string" calcext:value-type="string">
            <text:p>v.14736.2018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<text:s/>Lodovico</text:p>
          </table:table-cell>
          <table:table-cell office:value-type="string" calcext:value-type="string">
            <text:p>Lodovico 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1000" calcext:value-type="float">
            <text:p>5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8">
          <table:table-cell table:formula="of:=IF(ISBLANK([.B5]); &quot;&quot;; 1)">
            <text:p/>
          </table:table-cell>
          <table:table-cell/>
          <table:table-cell office:value-type="string" calcext:value-type="string">
            <text:p>v.63495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<text:s/>Riecine di Riecine</text:p>
          </table:table-cell>
          <table:table-cell office:value-type="string" calcext:value-type="string">
            <text:p>Riec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500" calcext:value-type="float">
            <text:p>10500</text:p>
          </table:table-cell>
          <table:table-cell office:value-type="float" office:value="5500" calcext:value-type="float">
            <text:p>55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8">
          <table:table-cell table:formula="of:=IF(ISBLANK([.B6]); &quot;&quot;; 1)">
            <text:p/>
          </table:table-cell>
          <table:table-cell/>
          <table:table-cell office:value-type="string" calcext:value-type="string">
            <text:p>v.103478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<text:s/>Sylvaner Sepp's Alte Rebe</text:p>
          </table:table-cell>
          <table:table-cell office:value-type="string" calcext:value-type="string">
            <text:p>Spita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8">
          <table:table-cell table:formula="of:=IF(ISBLANK([.B7]); &quot;&quot;; 1)">
            <text:p/>
          </table:table-cell>
          <table:table-cell/>
          <table:table-cell office:value-type="string" calcext:value-type="string">
            <text:p>v.100816.2020.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<text:s/>Vernatsch Pergel in Aquarell</text:p>
          </table:table-cell>
          <table:table-cell office:value-type="string" calcext:value-type="string">
            <text:p>Stef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700" calcext:value-type="float">
            <text:p>3700</text:p>
          </table:table-cell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8">
          <table:table-cell table:formula="of:=IF(ISBLANK([.B8]); &quot;&quot;; 1)">
            <text:p/>
          </table:table-cell>
          <table:table-cell/>
          <table:table-cell office:value-type="string" calcext:value-type="string">
            <text:p>v.105861.2022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<text:s/>Chardonnay Riserva</text:p>
          </table:table-cell>
          <table:table-cell office:value-type="string" calcext:value-type="string">
            <text:p>Wildmo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8">
          <table:table-cell table:formula="of:=IF(ISBLANK([.B9]); &quot;&quot;; 1)">
            <text:p/>
          </table:table-cell>
          <table:table-cell/>
          <table:table-cell office:value-type="string" calcext:value-type="string">
            <text:p>v.97937.2023.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<text:s/>Müller Thurgau</text:p>
          </table:table-cell>
          <table:table-cell office:value-type="string" calcext:value-type="string">
            <text:p>Zöh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00" calcext:value-type="float">
            <text:p>360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31T10:56:56.230308458</dc:date>
    <meta:editing-duration>PT5S</meta:editing-duration>
    <meta:editing-cycles>1</meta:editing-cycles>
    <meta:document-statistic meta:table-count="2" meta:cell-count="12123" meta:object-count="0"/>
    <meta:generator>LibreOffice/7.3.7.2$Linux_X86_64 LibreOffice_project/30$Build-2</meta:generator>
  </office:meta>
</office:document-meta>
</file>